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dd6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01d2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053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23c7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f86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1231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24aa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2534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e7d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06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104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382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64d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3710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7006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6fe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7075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056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78b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7236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4c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8b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7e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60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32d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9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88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d7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6e0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5c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86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bc6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b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2ef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45d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74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88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1b7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2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4e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90a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0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ea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8c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600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6c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4d9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d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9d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da3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50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47e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f6c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7574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e32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8a4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9a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a6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87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c5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f6cc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f9eb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958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de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6b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834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ef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171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881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e55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dc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cdf0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e4ab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49b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d7e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054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2fc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8c7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b7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19aa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ef9a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8e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33e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357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fefb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0258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8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035e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5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0c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ad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d6f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2ab1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d3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f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975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7db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3bd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2f1d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7ad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ca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79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079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60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4bfa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033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1e8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b56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aad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e4f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5df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3f2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691c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384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990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4e1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5f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c0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51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0fe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7c2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87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ea8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ed6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93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8c10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96ef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b016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1e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5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ebb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5e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85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8e77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aad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76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ad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71b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b549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afac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914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dfe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8a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f947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e414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ca2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cc74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c21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b9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a8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5fd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dc78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ae0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b5d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e5f8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de83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34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4b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f69b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e63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d56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959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848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a70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c26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99f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b13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82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f4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7c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19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27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09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da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560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36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62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69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7a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1ea6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1ec12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1ede5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9d2b5b" officeooo:paragraph-rsid="4a9da0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f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201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3e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5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822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0ab29e" officeooo:paragraph-rsid="4f0ab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416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5d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60a2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3e6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529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575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845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1fe9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22ff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23bb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34bc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e2ab104" officeooo:paragraph-rsid="4e2ab1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0304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71f5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73ed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52cd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578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7a70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37b0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3af0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404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4808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468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4e39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50fe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0682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0778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2b33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2f6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2bc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d228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e24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838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b1ed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8427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ba7d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e7e4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74b1d" officeooo:paragraph-rsid="50f941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a7b3b3" officeooo:paragraph-rsid="50a7b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a7b3b3" officeooo:paragraph-rsid="50d3f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a7b3b3" officeooo:paragraph-rsid="50b32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6a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30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9d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4f441" officeooo:paragraph-rsid="4a34f4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4d8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ada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6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c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db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8f2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26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3f4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b4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04c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a3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d6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39e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632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4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5a5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58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8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7b3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4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6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3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b1dbb9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ad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bb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16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f0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cdc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db0e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ec3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2f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71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883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5c5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37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44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97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c4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c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812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d8a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1ec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ee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41f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f5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08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3e1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437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3c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3cc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c4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d0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e05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56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29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ae3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4a0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40b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bd5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e1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18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b4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eca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202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27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67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b722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8f9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754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20c5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0d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cc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5b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9e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bc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d8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093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2c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935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cd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74e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fa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f2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381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57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708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4bf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df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1c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02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b1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26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c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7cd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197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d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cd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1e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48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2b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4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2cf6c" officeooo:paragraph-rsid="4bc2c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a5b51" officeooo:paragraph-rsid="4be297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049a0e" officeooo:paragraph-rsid="4c074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bce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9d1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5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4f5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cf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4fdd29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31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c35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bdb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fdb9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83a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ed7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ede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d2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7845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71f5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16015" officeooo:paragraph-rsid="4f1160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416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313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1c8879" officeooo:paragraph-rsid="4f1c88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dc78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50a1da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6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e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0fcefaf" officeooo:paragraph-rsid="5152cd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1749136" officeooo:paragraph-rsid="51749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f6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77b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f1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style:font-name-asian="標楷體1"/>
    </style:style>
    <style:style style:name="T2" style:family="text">
      <style:text-properties style:text-position="super 58%" style:font-name="標楷體1" officeooo:rsid="491063b8" style:font-name-asian="標楷體1"/>
    </style:style>
    <style:style style:name="T3" style:family="text">
      <style:text-properties style:text-position="super 58%" style:font-name="標楷體1" officeooo:rsid="4960e654" style:font-name-asian="標楷體1"/>
    </style:style>
    <style:style style:name="T4" style:family="text">
      <style:text-properties style:text-position="super 58%" style:font-name="標楷體1" officeooo:rsid="4ba56d92" style:font-name-asian="標楷體1"/>
    </style:style>
    <style:style style:name="T5" style:family="text">
      <style:text-properties style:text-position="super 58%" style:font-name="標楷體1" officeooo:rsid="4bb4c830" style:font-name-asian="標楷體1"/>
    </style:style>
    <style:style style:name="T6" style:family="text">
      <style:text-properties style:text-position="super 58%" style:font-name="標楷體1" officeooo:rsid="4cd75442" style:font-name-asian="標楷體1"/>
    </style:style>
    <style:style style:name="T7" style:family="text">
      <style:text-properties style:text-position="super 58%" style:font-name="標楷體1" officeooo:rsid="5078b26a" style:font-name-asian="標楷體1"/>
    </style:style>
    <style:style style:name="T8" style:family="text">
      <style:text-properties style:text-position="super 58%" style:font-name="標楷體1" officeooo:rsid="50ddc733" style:font-name-asian="標楷體1"/>
    </style:style>
    <style:style style:name="T9" style:family="text">
      <style:text-properties style:text-position="super 58%" style:font-name="標楷體1" officeooo:rsid="517b5dcd" style:font-name-asian="標楷體1"/>
    </style:style>
    <style:style style:name="T10" style:family="text">
      <style:text-properties style:text-position="super 58%" style:font-name="標楷體1" officeooo:rsid="51787ddb" style:font-name-asian="標楷體1"/>
    </style:style>
    <style:style style:name="T11" style:family="text">
      <style:text-properties style:text-position="super 58%" style:font-name="標楷體1" officeooo:rsid="51d785d9" style:font-name-asian="標楷體1"/>
    </style:style>
    <style:style style:name="T12" style:family="text">
      <style:text-properties style:text-position="super 58%" style:font-name="標楷體1" officeooo:rsid="517a5ab2" style:font-name-asian="標楷體1"/>
    </style:style>
    <style:style style:name="T13" style:family="text">
      <style:text-properties style:text-position="super 58%" style:font-name="標楷體1" officeooo:rsid="4960e654"/>
    </style:style>
    <style:style style:name="T14" style:family="text">
      <style:text-properties style:text-position="super 58%" style:font-name="標楷體1" officeooo:rsid="496da3e5"/>
    </style:style>
    <style:style style:name="T15" style:family="text">
      <style:text-properties style:text-position="super 58%" style:font-name="標楷體1" officeooo:rsid="4b57a3db"/>
    </style:style>
    <style:style style:name="T16" style:family="text">
      <style:text-properties style:text-position="super 58%" style:font-name="標楷體1" officeooo:rsid="4b969c3d"/>
    </style:style>
    <style:style style:name="T17" style:family="text">
      <style:text-properties style:text-position="super 58%" style:font-name="標楷體1" officeooo:rsid="4bb4c830"/>
    </style:style>
    <style:style style:name="T18" style:family="text">
      <style:text-properties style:text-position="super 58%" style:font-name="標楷體1" officeooo:rsid="506fec43"/>
    </style:style>
    <style:style style:name="T19" style:family="text">
      <style:text-properties style:text-position="super 58%" style:font-name="標楷體1" officeooo:rsid="510778ee"/>
    </style:style>
    <style:style style:name="T20" style:family="text">
      <style:text-properties style:font-name="標楷體1"/>
    </style:style>
    <style:style style:name="T21" style:family="text">
      <style:text-properties style:font-name="標楷體1" style:font-name-asian="標楷體1"/>
    </style:style>
    <style:style style:name="T22" style:family="text">
      <style:text-properties style:font-name="標楷體1" officeooo:rsid="491063b8" style:font-name-asian="標楷體1"/>
    </style:style>
    <style:style style:name="T23" style:family="text">
      <style:text-properties style:font-name="標楷體1" officeooo:rsid="494fdd29" style:font-name-asian="標楷體1"/>
    </style:style>
    <style:style style:name="T24" style:family="text">
      <style:text-properties style:font-name="標楷體1" officeooo:rsid="4951d530" style:font-name-asian="標楷體1"/>
    </style:style>
    <style:style style:name="T25" style:family="text">
      <style:text-properties style:font-name="標楷體1" officeooo:rsid="49522b22" style:font-name-asian="標楷體1"/>
    </style:style>
    <style:style style:name="T26" style:family="text">
      <style:text-properties style:font-name="標楷體1" officeooo:rsid="49530bac" style:font-name-asian="標楷體1"/>
    </style:style>
    <style:style style:name="T27" style:family="text">
      <style:text-properties style:font-name="標楷體1" officeooo:rsid="497cbcf2" style:font-name-asian="標楷體1"/>
    </style:style>
    <style:style style:name="T28" style:family="text">
      <style:text-properties style:font-name="標楷體1" officeooo:rsid="497f31b4" style:font-name-asian="標楷體1"/>
    </style:style>
    <style:style style:name="T29" style:family="text">
      <style:text-properties style:font-name="標楷體1" officeooo:rsid="49a35660" style:font-name-asian="標楷體1"/>
    </style:style>
    <style:style style:name="T30" style:family="text">
      <style:text-properties style:font-name="標楷體1" officeooo:rsid="4a34f441" style:font-name-asian="標楷體1"/>
    </style:style>
    <style:style style:name="T31" style:family="text">
      <style:text-properties style:font-name="標楷體1" officeooo:rsid="4ab05865" style:font-name-asian="標楷體1"/>
    </style:style>
    <style:style style:name="T32" style:family="text">
      <style:text-properties style:font-name="標楷體1" officeooo:rsid="4ae8b1da" style:font-name-asian="標楷體1"/>
    </style:style>
    <style:style style:name="T33" style:family="text">
      <style:text-properties style:font-name="標楷體1" officeooo:rsid="4aeae601" style:font-name-asian="標楷體1"/>
    </style:style>
    <style:style style:name="T34" style:family="text">
      <style:text-properties style:font-name="標楷體1" officeooo:rsid="4aeae7eb" style:font-name-asian="標楷體1"/>
    </style:style>
    <style:style style:name="T35" style:family="text">
      <style:text-properties style:font-name="標楷體1" officeooo:rsid="4aeb34d7" style:font-name-asian="標楷體1"/>
    </style:style>
    <style:style style:name="T36" style:family="text">
      <style:text-properties style:font-name="標楷體1" officeooo:rsid="4aeb9eb5" style:font-name-asian="標楷體1"/>
    </style:style>
    <style:style style:name="T37" style:family="text">
      <style:text-properties style:font-name="標楷體1" officeooo:rsid="4aed8a3e" style:font-name-asian="標楷體1"/>
    </style:style>
    <style:style style:name="T38" style:family="text">
      <style:text-properties style:font-name="標楷體1" officeooo:rsid="4aed8cac" style:font-name-asian="標楷體1"/>
    </style:style>
    <style:style style:name="T39" style:family="text">
      <style:text-properties style:font-name="標楷體1" officeooo:rsid="4af3f40d" style:font-name-asian="標楷體1"/>
    </style:style>
    <style:style style:name="T40" style:family="text">
      <style:text-properties style:font-name="標楷體1" officeooo:rsid="4af9990b" style:font-name-asian="標楷體1"/>
    </style:style>
    <style:style style:name="T41" style:family="text">
      <style:text-properties style:font-name="標楷體1" officeooo:rsid="4afadb9f" style:font-name-asian="標楷體1"/>
    </style:style>
    <style:style style:name="T42" style:family="text">
      <style:text-properties style:font-name="標楷體1" officeooo:rsid="4aff9c3d" style:font-name-asian="標楷體1"/>
    </style:style>
    <style:style style:name="T43" style:family="text">
      <style:text-properties style:font-name="標楷體1" officeooo:rsid="4b04ccdd" style:font-name-asian="標楷體1"/>
    </style:style>
    <style:style style:name="T44" style:family="text">
      <style:text-properties style:font-name="標楷體1" officeooo:rsid="4b196553" style:font-name-asian="標楷體1"/>
    </style:style>
    <style:style style:name="T45" style:family="text">
      <style:text-properties style:font-name="標楷體1" officeooo:rsid="4b1a34ff" style:font-name-asian="標楷體1"/>
    </style:style>
    <style:style style:name="T46" style:family="text">
      <style:text-properties style:font-name="標楷體1" officeooo:rsid="4b1ea214" style:font-name-asian="標楷體1"/>
    </style:style>
    <style:style style:name="T47" style:family="text">
      <style:text-properties style:font-name="標楷體1" officeooo:rsid="4b21d5de" style:font-name-asian="標楷體1"/>
    </style:style>
    <style:style style:name="T48" style:family="text">
      <style:text-properties style:font-name="標楷體1" officeooo:rsid="4b2ee462" style:font-name-asian="標楷體1"/>
    </style:style>
    <style:style style:name="T49" style:family="text">
      <style:text-properties style:font-name="標楷體1" officeooo:rsid="4b3c4d64" style:font-name-asian="標楷體1"/>
    </style:style>
    <style:style style:name="T50" style:family="text">
      <style:text-properties style:font-name="標楷體1" officeooo:rsid="4b531256" style:font-name-asian="標楷體1"/>
    </style:style>
    <style:style style:name="T51" style:family="text">
      <style:text-properties style:font-name="標楷體1" officeooo:rsid="4b536d71" style:font-name-asian="標楷體1"/>
    </style:style>
    <style:style style:name="T52" style:family="text">
      <style:text-properties style:font-name="標楷體1" officeooo:rsid="4b555047" style:font-name-asian="標楷體1"/>
    </style:style>
    <style:style style:name="T53" style:family="text">
      <style:text-properties style:font-name="標楷體1" officeooo:rsid="4b57a3db" style:font-name-asian="標楷體1"/>
    </style:style>
    <style:style style:name="T54" style:family="text">
      <style:text-properties style:font-name="標楷體1" officeooo:rsid="4b969c3d" style:font-name-asian="標楷體1"/>
    </style:style>
    <style:style style:name="T55" style:family="text">
      <style:text-properties style:font-name="標楷體1" officeooo:rsid="4ba813d5" style:font-name-asian="標楷體1"/>
    </style:style>
    <style:style style:name="T56" style:family="text">
      <style:text-properties style:font-name="標楷體1" officeooo:rsid="4ba56d92" style:font-name-asian="標楷體1"/>
    </style:style>
    <style:style style:name="T57" style:family="text">
      <style:text-properties style:font-name="標楷體1" officeooo:rsid="4bafbc6a" style:font-name-asian="標楷體1"/>
    </style:style>
    <style:style style:name="T58" style:family="text">
      <style:text-properties style:font-name="標楷體1" officeooo:rsid="4bbfd365" style:font-name-asian="標楷體1"/>
    </style:style>
    <style:style style:name="T59" style:family="text">
      <style:text-properties style:font-name="標楷體1" officeooo:rsid="4bc691fc" style:font-name-asian="標楷體1"/>
    </style:style>
    <style:style style:name="T60" style:family="text">
      <style:text-properties style:font-name="標楷體1" officeooo:rsid="4bef50f2" style:font-name-asian="標楷體1"/>
    </style:style>
    <style:style style:name="T61" style:family="text">
      <style:text-properties style:font-name="標楷體1" officeooo:rsid="4bf5e3e3" style:font-name-asian="標楷體1"/>
    </style:style>
    <style:style style:name="T62" style:family="text">
      <style:text-properties style:font-name="標楷體1" officeooo:rsid="4bfeff24" style:font-name-asian="標楷體1"/>
    </style:style>
    <style:style style:name="T63" style:family="text">
      <style:text-properties style:font-name="標楷體1" officeooo:rsid="4c0110c3" style:font-name-asian="標楷體1"/>
    </style:style>
    <style:style style:name="T64" style:family="text">
      <style:text-properties style:font-name="標楷體1" officeooo:rsid="4c0262fc" style:font-name-asian="標楷體1"/>
    </style:style>
    <style:style style:name="T65" style:family="text">
      <style:text-properties style:font-name="標楷體1" officeooo:rsid="4c70e875" style:font-name-asian="標楷體1"/>
    </style:style>
    <style:style style:name="T66" style:family="text">
      <style:text-properties style:font-name="標楷體1" officeooo:rsid="4c7cc251" style:font-name-asian="標楷體1"/>
    </style:style>
    <style:style style:name="T67" style:family="text">
      <style:text-properties style:font-name="標楷體1" officeooo:rsid="4c855bcb" style:font-name-asian="標楷體1"/>
    </style:style>
    <style:style style:name="T68" style:family="text">
      <style:text-properties style:font-name="標楷體1" officeooo:rsid="4c8ee699" style:font-name-asian="標楷體1"/>
    </style:style>
    <style:style style:name="T69" style:family="text">
      <style:text-properties style:font-name="標楷體1" officeooo:rsid="4c93a889" style:font-name-asian="標楷體1"/>
    </style:style>
    <style:style style:name="T70" style:family="text">
      <style:text-properties style:font-name="標楷體1" officeooo:rsid="4c93a889" style:font-name-asian="標楷體1" style:font-name-complex="標楷體"/>
    </style:style>
    <style:style style:name="T71" style:family="text">
      <style:text-properties style:font-name="標楷體1" officeooo:rsid="4cab639c" style:font-name-asian="標楷體1"/>
    </style:style>
    <style:style style:name="T72" style:family="text">
      <style:text-properties style:font-name="標楷體1" officeooo:rsid="4cb14fac" style:font-name-asian="標楷體1"/>
    </style:style>
    <style:style style:name="T73" style:family="text">
      <style:text-properties style:font-name="標楷體1" officeooo:rsid="4c991ddd" style:font-name-asian="標楷體1"/>
    </style:style>
    <style:style style:name="T74" style:family="text">
      <style:text-properties style:font-name="標楷體1" officeooo:rsid="4cc38040" style:font-name-asian="標楷體1"/>
    </style:style>
    <style:style style:name="T75" style:family="text">
      <style:text-properties style:font-name="標楷體1" officeooo:rsid="4ccd3da4" style:font-name-asian="標楷體1"/>
    </style:style>
    <style:style style:name="T76" style:family="text">
      <style:text-properties style:font-name="標楷體1" officeooo:rsid="4cd75442" style:font-name-asian="標楷體1"/>
    </style:style>
    <style:style style:name="T77" style:family="text">
      <style:text-properties style:font-name="標楷體1" officeooo:rsid="4ce8f976" style:font-name-asian="標楷體1"/>
    </style:style>
    <style:style style:name="T78" style:family="text">
      <style:text-properties style:font-name="標楷體1" officeooo:rsid="4d4b0db0" style:font-name-asian="標楷體1"/>
    </style:style>
    <style:style style:name="T79" style:family="text">
      <style:text-properties style:font-name="標楷體1" officeooo:rsid="4d6f203b" style:font-name-asian="標楷體1"/>
    </style:style>
    <style:style style:name="T80" style:family="text">
      <style:text-properties style:font-name="標楷體1" officeooo:rsid="4d770443" style:font-name-asian="標楷體1"/>
    </style:style>
    <style:style style:name="T81" style:family="text">
      <style:text-properties style:font-name="標楷體1" officeooo:rsid="4d3c2f4e" style:font-name-asian="標楷體1"/>
    </style:style>
    <style:style style:name="T82" style:family="text">
      <style:text-properties style:font-name="標楷體1" officeooo:rsid="4dae5276" style:font-name-asian="標楷體1"/>
    </style:style>
    <style:style style:name="T83" style:family="text">
      <style:text-properties style:font-name="標楷體1" officeooo:rsid="4dbf1947" style:font-name-asian="標楷體1"/>
    </style:style>
    <style:style style:name="T84" style:family="text">
      <style:text-properties style:font-name="標楷體1" officeooo:rsid="4e936760" style:font-name-asian="標楷體1"/>
    </style:style>
    <style:style style:name="T85" style:family="text">
      <style:text-properties style:font-name="標楷體1" officeooo:rsid="5078b26a" style:font-name-asian="標楷體1"/>
    </style:style>
    <style:style style:name="T86" style:family="text">
      <style:text-properties style:font-name="標楷體1" officeooo:rsid="50ddc733" style:font-name-asian="標楷體1"/>
    </style:style>
    <style:style style:name="T87" style:family="text">
      <style:text-properties style:font-name="標楷體1" officeooo:rsid="510e1db8" style:font-name-asian="標楷體1"/>
    </style:style>
    <style:style style:name="T88" style:family="text">
      <style:text-properties style:font-name="標楷體1" officeooo:rsid="512f66f9" style:font-name-asian="標楷體1"/>
    </style:style>
    <style:style style:name="T89" style:family="text">
      <style:text-properties style:font-name="標楷體1" officeooo:rsid="50fcefaf" style:font-name-asian="標楷體1"/>
    </style:style>
    <style:style style:name="T90" style:family="text">
      <style:text-properties style:font-name="標楷體1" officeooo:rsid="51838ccc" style:font-name-asian="標楷體1"/>
    </style:style>
    <style:style style:name="T91" style:family="text">
      <style:text-properties style:font-name="標楷體1" officeooo:rsid="51d7f760" style:font-name-asian="標楷體1"/>
    </style:style>
    <style:style style:name="T92" style:family="text">
      <style:text-properties style:font-name="標楷體1" style:font-name-asian="Liberation Serif1" style:font-name-complex="Liberation Serif1"/>
    </style:style>
    <style:style style:name="T93" style:family="text">
      <style:text-properties style:font-name="標楷體1" officeooo:rsid="4ab05865" style:font-name-asian="Liberation Serif1" style:font-name-complex="Liberation Serif1"/>
    </style:style>
    <style:style style:name="T94" style:family="text">
      <style:text-properties style:font-name="標楷體1" officeooo:rsid="4b595183" style:font-name-asian="Liberation Serif1" style:font-name-complex="Liberation Serif1"/>
    </style:style>
    <style:style style:name="T95" style:family="text">
      <style:text-properties style:font-name="標楷體1" officeooo:rsid="494fdd29"/>
    </style:style>
    <style:style style:name="T96" style:family="text">
      <style:text-properties style:font-name="標楷體1" officeooo:rsid="49522b22"/>
    </style:style>
    <style:style style:name="T97" style:family="text">
      <style:text-properties style:font-name="標楷體1" style:text-underline-style="solid" style:text-underline-width="auto" style:text-underline-color="font-color"/>
    </style:style>
    <style:style style:name="T98" style:family="text">
      <style:text-properties style:font-name="標楷體1" style:text-underline-style="solid" style:text-underline-width="auto" style:text-underline-color="font-color" officeooo:rsid="17cb7444"/>
    </style:style>
    <style:style style:name="T99" style:family="text">
      <style:text-properties style:font-name="標楷體1" style:text-underline-style="solid" style:text-underline-width="auto" style:text-underline-color="font-color" officeooo:rsid="4c0110c3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4dde1ab1"/>
    </style:style>
    <style:style style:name="T101" style:family="text">
      <style:text-properties style:font-name="標楷體1" officeooo:rsid="4ab05865"/>
    </style:style>
    <style:style style:name="T102" style:family="text">
      <style:text-properties style:font-name="標楷體1" officeooo:rsid="4ae7655e"/>
    </style:style>
    <style:style style:name="T103" style:family="text">
      <style:text-properties style:font-name="標楷體1" officeooo:rsid="4b281999"/>
    </style:style>
    <style:style style:name="T104" style:family="text">
      <style:text-properties style:font-name="標楷體1" officeooo:rsid="4aed8a3e"/>
    </style:style>
    <style:style style:name="T105" style:family="text">
      <style:text-properties style:font-name="標楷體1" officeooo:rsid="4b2d6b21"/>
    </style:style>
    <style:style style:name="T106" style:family="text">
      <style:text-properties style:font-name="標楷體1" officeooo:rsid="4b2f8ae5"/>
    </style:style>
    <style:style style:name="T107" style:family="text">
      <style:text-properties style:font-name="標楷體1" officeooo:rsid="4aeae601"/>
    </style:style>
    <style:style style:name="T108" style:family="text">
      <style:text-properties style:font-name="標楷體1" officeooo:rsid="4afb970f"/>
    </style:style>
    <style:style style:name="T109" style:family="text">
      <style:text-properties style:font-name="標楷體1" officeooo:rsid="4b0777e9"/>
    </style:style>
    <style:style style:name="T110" style:family="text">
      <style:text-properties style:font-name="標楷體1" officeooo:rsid="4b057410"/>
    </style:style>
    <style:style style:name="T111" style:family="text">
      <style:text-properties style:font-name="標楷體1" officeooo:rsid="4b358acd"/>
    </style:style>
    <style:style style:name="T112" style:family="text">
      <style:text-properties style:font-name="標楷體1" officeooo:rsid="4b35b65f"/>
    </style:style>
    <style:style style:name="T113" style:family="text">
      <style:text-properties style:font-name="標楷體1" officeooo:rsid="4aada004"/>
    </style:style>
    <style:style style:name="T114" style:family="text">
      <style:text-properties style:font-name="標楷體1" officeooo:rsid="4aed8cac"/>
    </style:style>
    <style:style style:name="T115" style:family="text">
      <style:text-properties style:font-name="標楷體1" officeooo:rsid="4b2482fd"/>
    </style:style>
    <style:style style:name="T116" style:family="text">
      <style:text-properties style:font-name="標楷體1" officeooo:rsid="4b35c48d"/>
    </style:style>
    <style:style style:name="T117" style:family="text">
      <style:text-properties style:font-name="標楷體1" officeooo:rsid="4b5164f2"/>
    </style:style>
    <style:style style:name="T118" style:family="text">
      <style:text-properties style:font-name="標楷體1" officeooo:rsid="4b595183"/>
    </style:style>
    <style:style style:name="T119" style:family="text">
      <style:text-properties style:font-name="標楷體1" officeooo:rsid="4b5f0e09"/>
    </style:style>
    <style:style style:name="T120" style:family="text">
      <style:text-properties style:font-name="標楷體1" officeooo:rsid="4ba56d92"/>
    </style:style>
    <style:style style:name="T121" style:family="text">
      <style:text-properties style:font-name="標楷體1" officeooo:rsid="4baa3d38"/>
    </style:style>
    <style:style style:name="T122" style:family="text">
      <style:text-properties style:font-name="標楷體1" officeooo:rsid="4baf6da7"/>
    </style:style>
    <style:style style:name="T123" style:family="text">
      <style:text-properties style:font-name="標楷體1" officeooo:rsid="4bb5c5f1"/>
    </style:style>
    <style:style style:name="T124" style:family="text">
      <style:text-properties style:font-name="標楷體1" officeooo:rsid="4bb4c830"/>
    </style:style>
    <style:style style:name="T125" style:family="text">
      <style:text-properties style:font-name="標楷體1" officeooo:rsid="4be8640f"/>
    </style:style>
    <style:style style:name="T126" style:family="text">
      <style:text-properties style:font-name="標楷體1" officeooo:rsid="4b4ad8aa"/>
    </style:style>
    <style:style style:name="T127" style:family="text">
      <style:text-properties style:font-name="標楷體1" officeooo:rsid="4c07cfda"/>
    </style:style>
    <style:style style:name="T128" style:family="text">
      <style:text-properties style:font-name="標楷體1" officeooo:rsid="4c115fc6"/>
    </style:style>
    <style:style style:name="T129" style:family="text">
      <style:text-properties style:font-name="標楷體1" officeooo:rsid="4c2f0299"/>
    </style:style>
    <style:style style:name="T130" style:family="text">
      <style:text-properties style:font-name="標楷體1" officeooo:rsid="4c4763b5"/>
    </style:style>
    <style:style style:name="T131" style:family="text">
      <style:text-properties style:font-name="標楷體1" officeooo:rsid="496f7bbc"/>
    </style:style>
    <style:style style:name="T132" style:family="text">
      <style:text-properties style:font-name="標楷體1" officeooo:rsid="4be8f062"/>
    </style:style>
    <style:style style:name="T133" style:family="text">
      <style:text-properties style:font-name="標楷體1" officeooo:rsid="4bfeff24"/>
    </style:style>
    <style:style style:name="T134" style:family="text">
      <style:text-properties style:font-name="標楷體1" officeooo:rsid="4c0110c3"/>
    </style:style>
    <style:style style:name="T135" style:family="text">
      <style:text-properties style:font-name="標楷體1" officeooo:rsid="4c0d8ac8"/>
    </style:style>
    <style:style style:name="T136" style:family="text">
      <style:text-properties style:font-name="標楷體1" officeooo:rsid="4c390e48"/>
    </style:style>
    <style:style style:name="T137" style:family="text">
      <style:text-properties style:font-name="標楷體1" officeooo:rsid="4c440ba6"/>
    </style:style>
    <style:style style:name="T138" style:family="text">
      <style:text-properties style:font-name="標楷體1" officeooo:rsid="4c45248e"/>
    </style:style>
    <style:style style:name="T139" style:family="text">
      <style:text-properties style:font-name="標楷體1" officeooo:rsid="4c52adf5"/>
    </style:style>
    <style:style style:name="T140" style:family="text">
      <style:text-properties style:font-name="標楷體1" officeooo:rsid="4c54622c"/>
    </style:style>
    <style:style style:name="T141" style:family="text">
      <style:text-properties style:font-name="標楷體1" officeooo:rsid="4c55d2ab"/>
    </style:style>
    <style:style style:name="T142" style:family="text">
      <style:text-properties style:font-name="標楷體1" officeooo:rsid="4c7ae97c"/>
    </style:style>
    <style:style style:name="T143" style:family="text">
      <style:text-properties style:font-name="標楷體1" officeooo:rsid="4c7cc251"/>
    </style:style>
    <style:style style:name="T144" style:family="text">
      <style:text-properties style:font-name="標楷體1" officeooo:rsid="4c8d8fa4"/>
    </style:style>
    <style:style style:name="T145" style:family="text">
      <style:text-properties style:font-name="標楷體1" officeooo:rsid="4cb14fac"/>
    </style:style>
    <style:style style:name="T146" style:family="text">
      <style:text-properties style:font-name="標楷體1" officeooo:rsid="4d4642f1"/>
    </style:style>
    <style:style style:name="T147" style:family="text">
      <style:text-properties style:font-name="標楷體1" officeooo:rsid="4ddbd579"/>
    </style:style>
    <style:style style:name="T148" style:family="text">
      <style:text-properties style:font-name="標楷體1" officeooo:rsid="4dde1ab1"/>
    </style:style>
    <style:style style:name="T149" style:family="text">
      <style:text-properties style:font-name="標楷體1" officeooo:rsid="1c7bba95"/>
    </style:style>
    <style:style style:name="T150" style:family="text">
      <style:text-properties style:font-name="標楷體1" officeooo:rsid="1c52c4e0"/>
    </style:style>
    <style:style style:name="T151" style:family="text">
      <style:text-properties style:font-name="標楷體1" officeooo:rsid="376c64b1"/>
    </style:style>
    <style:style style:name="T152" style:family="text">
      <style:text-properties style:font-name="標楷體1" officeooo:rsid="50ddc733"/>
    </style:style>
    <style:style style:name="T153" style:family="text">
      <style:text-properties style:font-name="標楷體1" officeooo:rsid="512f66f9"/>
    </style:style>
    <style:style style:name="T154" style:family="text">
      <style:text-properties style:font-name="Arial" officeooo:rsid="4b2482fd" style:font-name-asian="Arial"/>
    </style:style>
    <style:style style:name="T155" style:family="text">
      <style:text-properties style:font-name="Arial" officeooo:rsid="4e8057a1" style:font-name-asian="Arial"/>
    </style:style>
    <style:style style:name="T156" style:family="text">
      <style:text-properties style:font-name="Arial" officeooo:rsid="50ddc733" style:font-name-asian="Arial"/>
    </style:style>
    <style:style style:name="T157" style:family="text">
      <style:text-properties style:font-name="Arial" officeooo:rsid="4c8d8fa4"/>
    </style:style>
    <style:style style:name="T158" style:family="text">
      <style:text-properties style:font-name-asian="Arial"/>
    </style:style>
    <style:style style:name="T159" style:family="text">
      <style:text-properties officeooo:rsid="49032c72" style:font-name-asian="Arial"/>
    </style:style>
    <style:style style:name="T160" style:family="text">
      <style:text-properties officeooo:rsid="49c201a7" style:font-name-asian="Arial"/>
    </style:style>
    <style:style style:name="T161" style:family="text">
      <style:text-properties officeooo:rsid="4bc691fc" style:font-name-asian="Arial"/>
    </style:style>
    <style:style style:name="T162" style:family="text">
      <style:text-properties officeooo:rsid="4c9457da" style:font-name-asian="Arial"/>
    </style:style>
    <style:style style:name="T163" style:family="text">
      <style:text-properties officeooo:rsid="4cff6225" style:font-name-asian="Arial"/>
    </style:style>
    <style:style style:name="T164" style:family="text">
      <style:text-properties officeooo:rsid="4d3c2f4e" style:font-name-asian="Arial"/>
    </style:style>
    <style:style style:name="T165" style:family="text">
      <style:text-properties officeooo:rsid="4e8057a1" style:font-name-asian="Arial"/>
    </style:style>
    <style:style style:name="T166" style:family="text">
      <style:text-properties officeooo:rsid="4eea40e9" style:font-name-asian="Arial"/>
    </style:style>
    <style:style style:name="T167" style:family="text">
      <style:text-properties officeooo:rsid="506fec43" style:font-name-asian="Arial"/>
    </style:style>
    <style:style style:name="T168" style:family="text">
      <style:text-properties officeooo:rsid="50a589e9" style:font-name-asian="Arial"/>
    </style:style>
    <style:style style:name="T169" style:family="text">
      <style:text-properties officeooo:rsid="50ddc733" style:font-name-asian="Arial"/>
    </style:style>
    <style:style style:name="T170" style:family="text">
      <style:text-properties fo:color="#333333"/>
    </style:style>
    <style:style style:name="T171" style:family="text">
      <style:text-properties fo:color="#333333" officeooo:rsid="496f7bbc"/>
    </style:style>
    <style:style style:name="T172" style:family="text">
      <style:text-properties fo:color="#333333" style:font-name="標楷體1"/>
    </style:style>
    <style:style style:name="T173" style:family="text">
      <style:text-properties fo:color="#333333" style:font-name="標楷體1" style:font-name-asian="標楷體1"/>
    </style:style>
    <style:style style:name="T174" style:family="text">
      <style:text-properties fo:color="#333333" style:font-name="標楷體1" officeooo:rsid="4c991ddd" style:font-name-asian="標楷體1"/>
    </style:style>
    <style:style style:name="T175" style:family="text">
      <style:text-properties fo:color="#333333" style:font-name="標楷體1" officeooo:rsid="4cc38040" style:font-name-asian="標楷體1"/>
    </style:style>
    <style:style style:name="T176" style:family="text">
      <style:text-properties fo:color="#333333" style:font-name="標楷體1" officeooo:rsid="4eea40e9" style:font-name-asian="標楷體1"/>
    </style:style>
    <style:style style:name="T177" style:family="text">
      <style:text-properties fo:color="#333333" style:font-name="標楷體1" officeooo:rsid="50ddc733" style:font-name-asian="標楷體1"/>
    </style:style>
    <style:style style:name="T178" style:family="text">
      <style:text-properties fo:color="#333333" officeooo:rsid="4d3c2f4e" style:font-name-asian="Arial"/>
    </style:style>
    <style:style style:name="T179" style:family="text">
      <style:text-properties fo:color="#333333" officeooo:rsid="4d3c2f4e"/>
    </style:style>
    <style:style style:name="T180" style:family="text">
      <style:text-properties fo:color="#333333" style:font-name="Arial" officeooo:rsid="4d3c2f4e" style:font-name-asian="Arial"/>
    </style:style>
    <style:style style:name="T181" style:family="text">
      <style:text-properties fo:color="#333333" officeooo:rsid="4eea40e9"/>
    </style:style>
    <style:style style:name="T182" style:family="text">
      <style:text-properties fo:color="#333333" officeooo:rsid="362b5268"/>
    </style:style>
    <style:style style:name="T183" style:family="text">
      <style:text-properties fo:color="#333333" officeooo:rsid="50ddc733"/>
    </style:style>
    <style:style style:name="T184" style:family="text">
      <style:text-properties fo:color="#333333" style:text-position="sub 58%" style:font-name="標楷體1" officeooo:rsid="5104d254"/>
    </style:style>
    <style:style style:name="T185" style:family="text">
      <style:text-properties fo:color="#333333" style:text-position="sub 58%" style:font-name="標楷體1" officeooo:rsid="51787ddb" style:font-name-asian="標楷體1"/>
    </style:style>
    <style:style style:name="T186" style:family="text">
      <style:text-properties style:text-underline-style="solid" style:text-underline-width="auto" style:text-underline-color="font-color"/>
    </style:style>
    <style:style style:name="T187" style:family="text">
      <style:text-properties style:text-underline-style="solid" style:text-underline-width="auto" style:text-underline-color="font-color" officeooo:rsid="4385b2e9"/>
    </style:style>
    <style:style style:name="T188" style:family="text">
      <style:text-properties style:text-underline-style="solid" style:text-underline-width="auto" style:text-underline-color="font-color" officeooo:rsid="492c35a2"/>
    </style:style>
    <style:style style:name="T189" style:family="text">
      <style:text-properties style:text-underline-style="solid" style:text-underline-width="auto" style:text-underline-color="font-color" officeooo:rsid="48782837"/>
    </style:style>
    <style:style style:name="T190" style:family="text">
      <style:text-properties officeooo:rsid="362b5268"/>
    </style:style>
    <style:style style:name="T191" style:family="text">
      <style:text-properties officeooo:rsid="48fdd2e9"/>
    </style:style>
    <style:style style:name="T192" style:family="text">
      <style:text-properties officeooo:rsid="49032c72"/>
    </style:style>
    <style:style style:name="T193" style:family="text">
      <style:text-properties officeooo:rsid="492c35a2"/>
    </style:style>
    <style:style style:name="T194" style:family="text">
      <style:text-properties officeooo:rsid="376c64b1"/>
    </style:style>
    <style:style style:name="T195" style:family="text">
      <style:text-properties officeooo:rsid="494fdd29"/>
    </style:style>
    <style:style style:name="T196" style:family="text">
      <style:text-properties officeooo:rsid="2b6f314a"/>
    </style:style>
    <style:style style:name="T197" style:family="text">
      <style:text-properties officeooo:rsid="49a35660"/>
    </style:style>
    <style:style style:name="T198" style:family="text">
      <style:text-properties officeooo:rsid="49c201a7"/>
    </style:style>
    <style:style style:name="T199" style:family="text">
      <style:text-properties officeooo:rsid="4a119482"/>
    </style:style>
    <style:style style:name="T200" style:family="text">
      <style:text-properties officeooo:rsid="4a330b3c"/>
    </style:style>
    <style:style style:name="T201" style:family="text">
      <style:text-properties officeooo:rsid="496f7bbc"/>
    </style:style>
    <style:style style:name="T202" style:family="text">
      <style:text-properties officeooo:rsid="4ab05865"/>
    </style:style>
    <style:style style:name="T203" style:family="text">
      <style:text-properties officeooo:rsid="4ae7655e"/>
    </style:style>
    <style:style style:name="T204" style:family="text">
      <style:text-properties officeooo:rsid="4ae8b1da"/>
    </style:style>
    <style:style style:name="T205" style:family="text">
      <style:text-properties officeooo:rsid="4aed8a3e"/>
    </style:style>
    <style:style style:name="T206" style:family="text">
      <style:text-properties officeooo:rsid="4b2482fd"/>
    </style:style>
    <style:style style:name="T207" style:family="text">
      <style:text-properties officeooo:rsid="4b3c4d64"/>
    </style:style>
    <style:style style:name="T208" style:family="text">
      <style:text-properties officeooo:rsid="4aada004"/>
    </style:style>
    <style:style style:name="T209" style:family="text">
      <style:text-properties officeooo:rsid="4b531256"/>
    </style:style>
    <style:style style:name="T210" style:family="text">
      <style:text-properties officeooo:rsid="4b536d71"/>
    </style:style>
    <style:style style:name="T211" style:family="text">
      <style:text-properties officeooo:rsid="4b555047"/>
    </style:style>
    <style:style style:name="T212" style:family="text">
      <style:text-properties officeooo:rsid="4b57a3db"/>
    </style:style>
    <style:style style:name="T213" style:family="text">
      <style:text-properties officeooo:rsid="4ba56d92"/>
    </style:style>
    <style:style style:name="T214" style:family="text">
      <style:text-properties style:text-position="sub 58%" style:font-name="標楷體1" officeooo:rsid="4baf6da7"/>
    </style:style>
    <style:style style:name="T215" style:family="text">
      <style:text-properties style:text-position="sub 58%" style:font-name="標楷體1" officeooo:rsid="4bb380ef"/>
    </style:style>
    <style:style style:name="T216" style:family="text">
      <style:text-properties style:text-position="sub 58%" style:font-name="標楷體1" officeooo:rsid="4beb5dd0"/>
    </style:style>
    <style:style style:name="T217" style:family="text">
      <style:text-properties style:text-position="sub 58%" style:font-name="標楷體1" officeooo:rsid="4c115fc6"/>
    </style:style>
    <style:style style:name="T218" style:family="text">
      <style:text-properties style:text-position="sub 58%" style:font-name="標楷體1" officeooo:rsid="4c5ab634"/>
    </style:style>
    <style:style style:name="T219" style:family="text">
      <style:text-properties style:text-position="sub 58%" style:font-name="標楷體1" officeooo:rsid="4bef50f2" style:font-name-asian="標楷體1"/>
    </style:style>
    <style:style style:name="T220" style:family="text">
      <style:text-properties style:text-position="sub 58%" style:font-name="標楷體1" officeooo:rsid="4bf1bad6" style:font-name-asian="標楷體1"/>
    </style:style>
    <style:style style:name="T221" style:family="text">
      <style:text-properties style:text-position="sub 58%" style:font-name="標楷體1" officeooo:rsid="4bf43781" style:font-name-asian="標楷體1"/>
    </style:style>
    <style:style style:name="T222" style:family="text">
      <style:text-properties style:text-position="sub 58%" style:font-name="標楷體1" officeooo:rsid="4bfaadc1" style:font-name-asian="標楷體1"/>
    </style:style>
    <style:style style:name="T223" style:family="text">
      <style:text-properties style:text-position="sub 58%" style:font-name="標楷體1" officeooo:rsid="4c456c42" style:font-name-asian="標楷體1"/>
    </style:style>
    <style:style style:name="T224" style:family="text">
      <style:text-properties style:text-position="sub 58%" style:font-name="標楷體1" officeooo:rsid="4c5bfa0d" style:font-name-asian="標楷體1"/>
    </style:style>
    <style:style style:name="T225" style:family="text">
      <style:text-properties style:text-position="sub 58%" style:font-name="標楷體1" officeooo:rsid="4c62496f" style:font-name-asian="標楷體1"/>
    </style:style>
    <style:style style:name="T226" style:family="text">
      <style:text-properties style:text-position="sub 58%" style:font-name="標楷體1" officeooo:rsid="4c631a53" style:font-name-asian="標楷體1"/>
    </style:style>
    <style:style style:name="T227" style:family="text">
      <style:text-properties style:text-position="sub 58%" style:font-name="標楷體1" officeooo:rsid="4c63c2ca" style:font-name-asian="標楷體1"/>
    </style:style>
    <style:style style:name="T228" style:family="text">
      <style:text-properties style:text-position="sub 58%" style:font-name="標楷體1" officeooo:rsid="4c64e522" style:font-name-asian="標楷體1"/>
    </style:style>
    <style:style style:name="T229" style:family="text">
      <style:text-properties style:text-position="sub 58%" style:font-name="標楷體1" officeooo:rsid="50ddc733" style:font-name-asian="標楷體1"/>
    </style:style>
    <style:style style:name="T230" style:family="text">
      <style:text-properties style:text-position="sub 58%" style:font-name="標楷體1" officeooo:rsid="51787ddb" style:font-name-asian="標楷體1"/>
    </style:style>
    <style:style style:name="T231" style:family="text">
      <style:text-properties style:text-position="sub 58%" style:font-name="標楷體1" officeooo:rsid="517a5ab2" style:font-name-asian="標楷體1"/>
    </style:style>
    <style:style style:name="T232" style:family="text">
      <style:text-properties style:text-position="sub 58%" style:font-name="標楷體1" officeooo:rsid="4c0d8ac8"/>
    </style:style>
    <style:style style:name="T233" style:family="text">
      <style:text-properties style:text-position="sub 58%" style:font-name="標楷體1" officeooo:rsid="4c3fda5c"/>
    </style:style>
    <style:style style:name="T234" style:family="text">
      <style:text-properties style:text-position="sub 58%" style:font-name="標楷體1" style:text-underline-style="solid" style:text-underline-width="auto" style:text-underline-color="font-color" officeooo:rsid="4bf43781" style:font-name-asian="標楷體1"/>
    </style:style>
    <style:style style:name="T235" style:family="text">
      <style:text-properties style:text-position="sub 58%" style:font-name="標楷體1" officeooo:rsid="5104d254"/>
    </style:style>
    <style:style style:name="T236" style:family="text">
      <style:text-properties style:text-position="sub 58%" style:font-name="標楷體1" officeooo:rsid="510778ee"/>
    </style:style>
    <style:style style:name="T237" style:family="text">
      <style:text-properties officeooo:rsid="4baf6da7"/>
    </style:style>
    <style:style style:name="T238" style:family="text">
      <style:text-properties fo:color="#1c1c1c"/>
    </style:style>
    <style:style style:name="T239" style:family="text">
      <style:text-properties fo:color="#1c1c1c" style:font-name="標楷體1"/>
    </style:style>
    <style:style style:name="T240" style:family="text">
      <style:text-properties fo:color="#1c1c1c" style:font-name="標楷體1" officeooo:rsid="4baa3d38"/>
    </style:style>
    <style:style style:name="T241" style:family="text">
      <style:text-properties fo:color="#1c1c1c" style:font-name="標楷體1" officeooo:rsid="4ba56d92"/>
    </style:style>
    <style:style style:name="T242" style:family="text">
      <style:text-properties fo:color="#1c1c1c" style:font-name="標楷體1" officeooo:rsid="4baf6da7"/>
    </style:style>
    <style:style style:name="T243" style:family="text">
      <style:text-properties fo:color="#1c1c1c" style:font-name="標楷體1" officeooo:rsid="4bb4c830"/>
    </style:style>
    <style:style style:name="T244" style:family="text">
      <style:text-properties fo:color="#1c1c1c" officeooo:rsid="4ba56d92"/>
    </style:style>
    <style:style style:name="T245" style:family="text">
      <style:text-properties fo:color="#1c1c1c" style:text-position="super 58%" style:font-name="標楷體1" officeooo:rsid="4bb4c830"/>
    </style:style>
    <style:style style:name="T246" style:family="text">
      <style:text-properties officeooo:rsid="4bbfd365"/>
    </style:style>
    <style:style style:name="T247" style:family="text">
      <style:text-properties officeooo:rsid="4bc2cf6c"/>
    </style:style>
    <style:style style:name="T248" style:family="text">
      <style:text-properties officeooo:rsid="4bc691fc"/>
    </style:style>
    <style:style style:name="T249" style:family="text">
      <style:text-properties officeooo:rsid="4b4ad8aa"/>
    </style:style>
    <style:style style:name="T250" style:family="text">
      <style:text-properties officeooo:rsid="4bef50f2"/>
    </style:style>
    <style:style style:name="T251" style:family="text">
      <style:text-properties officeooo:rsid="4bf5e3e3"/>
    </style:style>
    <style:style style:name="T252" style:family="text">
      <style:text-properties officeooo:rsid="4c049a0e"/>
    </style:style>
    <style:style style:name="T253" style:family="text">
      <style:text-properties officeooo:rsid="4c7cc251"/>
    </style:style>
    <style:style style:name="T254" style:family="text">
      <style:text-properties officeooo:rsid="4c8d8fa4"/>
    </style:style>
    <style:style style:name="T255" style:family="text">
      <style:text-properties officeooo:rsid="4c991ddd"/>
    </style:style>
    <style:style style:name="T256" style:family="text">
      <style:text-properties officeooo:rsid="4cab639c"/>
    </style:style>
    <style:style style:name="T257" style:family="text">
      <style:text-properties officeooo:rsid="4cb14fac"/>
    </style:style>
    <style:style style:name="T258" style:family="text">
      <style:text-properties officeooo:rsid="4cc38040"/>
    </style:style>
    <style:style style:name="T259" style:family="text">
      <style:text-properties officeooo:rsid="4cdae852"/>
    </style:style>
    <style:style style:name="T260" style:family="text">
      <style:text-properties fo:color="#808080"/>
    </style:style>
    <style:style style:name="T261" style:family="text">
      <style:text-properties officeooo:rsid="4cff6225"/>
    </style:style>
    <style:style style:name="T262" style:family="text">
      <style:text-properties officeooo:rsid="4d3c2f4e"/>
    </style:style>
    <style:style style:name="T263" style:family="text">
      <style:text-properties officeooo:rsid="4d4642f1"/>
    </style:style>
    <style:style style:name="T264" style:family="text">
      <style:text-properties officeooo:rsid="4dabc75d"/>
    </style:style>
    <style:style style:name="T265" style:family="text">
      <style:text-properties officeooo:rsid="4dae5276"/>
    </style:style>
    <style:style style:name="T266" style:family="text">
      <style:text-properties officeooo:rsid="4e42f534"/>
    </style:style>
    <style:style style:name="T267" style:family="text">
      <style:text-properties officeooo:rsid="4e44c953"/>
    </style:style>
    <style:style style:name="T268" style:family="text">
      <style:text-properties officeooo:rsid="4e7a888a"/>
    </style:style>
    <style:style style:name="T269" style:family="text">
      <style:text-properties officeooo:rsid="4e8057a1"/>
    </style:style>
    <style:style style:name="T270" style:family="text">
      <style:text-properties officeooo:rsid="4e936760"/>
    </style:style>
    <style:style style:name="T271" style:family="text">
      <style:text-properties officeooo:rsid="4eea40e9"/>
    </style:style>
    <style:style style:name="T272" style:family="text">
      <style:text-properties fo:color="#010101" style:font-name="標楷體1"/>
    </style:style>
    <style:style style:name="T273" style:family="text">
      <style:text-properties fo:color="#010101" style:font-name="標楷體1" officeooo:rsid="50434568"/>
    </style:style>
    <style:style style:name="T274" style:family="text">
      <style:text-properties fo:color="#010101" style:font-name="標楷體1" fo:font-size="14pt" style:font-name-asian="標楷體1" style:font-size-asian="14pt" style:font-size-complex="14pt"/>
    </style:style>
    <style:style style:name="T275" style:family="text">
      <style:text-properties fo:color="#010101" style:font-name="標楷體1" fo:font-size="13pt" style:font-name-asian="標楷體1" style:font-size-asian="13pt" style:font-size-complex="13pt"/>
    </style:style>
    <style:style style:name="T276" style:family="text">
      <style:text-properties fo:color="#010101" style:font-name="標楷體1" officeooo:rsid="51838ccc" style:font-name-asian="標楷體1"/>
    </style:style>
    <style:style style:name="T277" style:family="text">
      <style:text-properties officeooo:rsid="506fec43"/>
    </style:style>
    <style:style style:name="T278" style:family="text">
      <style:text-properties style:font-name="標楷體" officeooo:rsid="5075524e"/>
    </style:style>
    <style:style style:name="T279" style:family="text">
      <style:text-properties officeooo:rsid="50a589e9"/>
    </style:style>
    <style:style style:name="T280" style:family="text">
      <style:text-properties officeooo:rsid="50ddc733"/>
    </style:style>
    <style:style style:name="T281" style:family="text">
      <style:text-properties officeooo:rsid="50fcefaf"/>
    </style:style>
    <style:style style:name="T282" style:family="text">
      <style:text-properties officeooo:rsid="51838c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06030950" text:style-name="L1">
        <text:list-item>
          <text:p text:style-name="P1"><text:bookmark-start text:name="宏觀世界、古典世界、微觀世界"/>宏觀世界、古典世界、微觀世界<text:bookmark-end text:name="宏觀世界、古典世界、微觀世界"/></text:p>
          <text:list>
            <text:list-item>
              <text:p text:style-name="P1">宏觀世界、古典世界、微觀世界<text:span text:style-name="T191"> </text:span><text:span text:style-name="T159">↔</text:span><text:span text:style-name="T192"> 宏觀</text:span>尺度的世界、古典尺度的世界、微觀尺度的世界。</text:p>
              <text:list>
                <text:list-item>
                  <text:p text:style-name="P1">抽象例子，分形。</text:p>
                </text:list-item>
              </text:list>
            </text:list-item>
            <text:list-item>
              <text:p text:style-name="P2">宏觀世界、古典世界、微觀世界 是 同一個世界。</text:p>
              <text:list>
                <text:list-item>
                  <text:p text:style-name="P3">宏觀世界、古典世界、微觀世界 是 差別只在（觀測者、被觀測者 之間的）尺度（差）。</text:p>
                </text:list-item>
                <text:list-item>
                  <text:p text:style-name="P4">明顯例子，假定，體型，某一特定個體、鳥類 相近。</text:p>
                  <text:list>
                    <text:list-item>
                      <text:p text:style-name="P4">假定，該個體 認定，自己 是 古典個體、古典世界的個體、古典尺度的個體。</text:p>
                    </text:list-item>
                    <text:list-item>
                      <text:p text:style-name="P5">該個體 有機率認定，星系 是 宏觀世界的個體。</text:p>
                    </text:list-item>
                    <text:list-item>
                      <text:p text:style-name="P6">該個體 有機率認定，汽車 是 古典世界的個體。</text:p>
                    </text:list-item>
                    <text:list-item>
                      <text:p text:style-name="P6">該個體 有機率認定，電子 是 微觀世界的個體。</text:p>
                    </text:list-item>
                    <text:list-item>
                      <text:p text:style-name="P7">該個體、星系、汽車、電子 是 同一個世界的 個體。</text:p>
                    </text:list-item>
                    <text:list-item>
                      <text:p text:style-name="P7">差別只在（該個體、星系、汽車、電子 之間的）尺度（差）。</text:p>
                      <text:list>
                        <text:list-item>
                          <text:p text:style-name="P8">以 該個體 為 座標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明顯例子。</text:p>
              <text:list>
                <text:list-item>
                  <text:p text:style-name="P9">對於（生存、生活 在 宏觀世界的）宏觀（尺度）個體 來說。</text:p>
                  <text:list>
                    <text:list-item>
                      <text:p text:style-name="P10">古典尺度的世界 是 微觀世界。</text:p>
                    </text:list-item>
                    <text:list-item>
                      <text:p text:style-name="P10">微觀尺度的世界 是 <text:span text:style-name="T22">(</text:span><text:span text:style-name="T21">微觀世界</text:span><text:span text:style-name="T22">)</text:span><text:span text:style-name="T2">2</text:span>。</text:p>
                    </text:list-item>
                  </text:list>
                </text:list-item>
                <text:list-item>
                  <text:p text:style-name="P9">對於（生存、生活 在 古典世界的）古典（尺度）個體 來說。</text:p>
                  <text:list>
                    <text:list-item>
                      <text:p text:style-name="P1">宏觀尺度的世界 是 宏觀世界。</text:p>
                    </text:list-item>
                    <text:list-item>
                      <text:p text:style-name="P11">微觀尺度的世界 是 微觀世界。</text:p>
                    </text:list-item>
                  </text:list>
                </text:list-item>
                <text:list-item>
                  <text:p text:style-name="P9">對於（生存、生活 在 微觀世界的）微觀（尺度）個體 來說。</text:p>
                  <text:list>
                    <text:list-item>
                      <text:p text:style-name="P11">宏觀尺度的世界 是 <text:span text:style-name="T22">(</text:span>宏觀<text:span text:style-name="T21">世界</text:span><text:span text:style-name="T22">)</text:span><text:span text:style-name="T2">2</text:span>。</text:p>
                    </text:list-item>
                    <text:list-item>
                      <text:p text:style-name="P11">古典尺度的世界 是 宏觀世界。</text:p>
                    </text:list-item>
                  </text:list>
                </text:list-item>
              </text:list>
            </text:list-item>
            <text:list-item>
              <text:p text:style-name="P9">明顯例子，對於 古典個體 來說。</text:p>
              <text:list>
                <text:list-item>
                  <text:p text:style-name="P12">對於 古典個體 來說。</text:p>
                  <text:list>
                    <text:list-item>
                      <text:p text:style-name="P9">某一特定個體的 存在 越太大，該個體 越是 宏觀個體。</text:p>
                      <text:list>
                        <text:list-item>
                          <text:p text:style-name="P13">明顯例子，星系、（距離越太接近的）個體。</text:p>
                        </text:list-item>
                      </text:list>
                    </text:list-item>
                    <text:list-item>
                      <text:p text:style-name="P14">某一特定個體的 存在 越適當，該個體 越是 古典個體。</text:p>
                      <text:list>
                        <text:list-item>
                          <text:p text:style-name="P13">明顯例子，汽車、（距離越太適當的）個體。</text:p>
                        </text:list-item>
                      </text:list>
                    </text:list-item>
                    <text:list-item>
                      <text:p text:style-name="P14">某一特定個體的 存在 越太小，該個體 越是 微觀個體。</text:p>
                      <text:list>
                        <text:list-item>
                          <text:p text:style-name="P14">明顯例子，電子、（距離越太遙遠的）個體。</text:p>
                          <text:list>
                            <text:list-item>
                              <text:p text:style-name="P14">距離 是 古典個體、該個體 之間的 距離。</text:p>
                            </text:list-item>
                          </text:list>
                        </text:list-item>
                        <text:list-item>
                          <text:p text:style-name="P14">存在的 大小 相依於 觀測者的 感測靈敏度、感測解析度、感測的上下限範圍。</text:p>
                          <text:list>
                            <text:list-item>
                              <text:p text:style-name="P14">抽象例子，對於 綠光 來說。</text:p>
                              <text:list>
                                <text:list-item>
                                  <text:p text:style-name="P15">紅外光 <text:span text:style-name="T167">↔</text:span><text:span text:style-name="T277">（宏觀個體）</text:span><text:span text:style-name="T18">n</text:span>。</text:p>
                                </text:list-item>
                                <text:list-item>
                                  <text:p text:style-name="P14">紅光 <text:span text:style-name="T167">↔</text:span><text:span text:style-name="T277"> 宏觀個體</text:span>。</text:p>
                                </text:list-item>
                                <text:list-item>
                                  <text:p text:style-name="P16">綠光 <text:span text:style-name="T167">↔</text:span><text:span text:style-name="T277"> 古典個體</text:span>。</text:p>
                                </text:list-item>
                                <text:list-item>
                                  <text:p text:style-name="P15">紫光 <text:span text:style-name="T167">↔</text:span><text:span text:style-name="T277"> 微觀個體</text:span>。</text:p>
                                </text:list-item>
                                <text:list-item>
                                  <text:p text:style-name="P15">紫外光 <text:span text:style-name="T167">↔</text:span><text:span text:style-name="T277">（微觀個體）</text:span><text:span text:style-name="T18">n</text:span>。</text:p>
                                </text:list-item>
                                <text:list-item>
                                  <text:p text:style-name="P17">距離越太近的 光 <text:span text:style-name="T167">↔</text:span><text:span text:style-name="T277"> 越是宏觀尺度的 個體</text:span>。</text:p>
                                  <text:list>
                                    <text:list-item>
                                      <text:p text:style-name="P17">越太近 不代表 看得到、感測得到、宏觀尺度。</text:p>
                                      <text:list>
                                        <text:list-item>
                                          <text:p text:style-name="P18">明顯例子，有機率（仍然）看不到，距離移動到無限趨近於零的 電子。</text:p>
                                        </text:list-item>
                                        <text:list-item>
                                          <text:p text:style-name="P17">明顯例子，有機率（仍然）看不到<text:span text:style-name="T20">(</text:span>從<text:span text:style-name="T278">γ光紅移到紫外光的)(紫外)光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">越太近 有機率是<text:span text:style-name="T21">（從 (微觀尺度)</text:span><text:span text:style-name="T7">2</text:span><text:span text:style-name="T85"> </text:span><text:span text:style-name="T21">→ 微觀尺度）、(仍然)</text:span>不是宏觀尺度。</text:p>
                                    </text:list-item>
                                  </text:list>
                                </text:list-item>
                                <text:list-item>
                                  <text:p text:style-name="P20">距離越適當的 光 <text:span text:style-name="T167">↔</text:span><text:span text:style-name="T277"> 越是古典尺度的 個體</text:span>。</text:p>
                                </text:list-item>
                                <text:list-item>
                                  <text:p text:style-name="P20">距離越太遠的 光 <text:span text:style-name="T167">↔</text:span><text:span text:style-name="T277"> 越是微觀尺度的 個體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對於 古典個體 來說。</text:p>
                  <text:list>
                    <text:list-item>
                      <text:p text:style-name="P12">某一特定個體的 變化 越太大，該個體 越難以 瞭解、預測、控制。</text:p>
                      <text:list>
                        <text:list-item>
                          <text:p text:style-name="P12">明顯例子，<text:span text:style-name="T20">N</text:span>體運動、電子運動。<text:span text:style-name="T272">{N </text:span><text:span text:style-name="T273">&gt; 2</text:span><text:span text:style-name="T272">}</text:span></text:p>
                        </text:list-item>
                      </text:list>
                    </text:list-item>
                    <text:list-item>
                      <text:p text:style-name="P12">某一特定個體的 變化 越適當，該個體 越能夠 瞭解、預測、控制。</text:p>
                      <text:list>
                        <text:list-item>
                          <text:p text:style-name="P12">明顯例子，公轉運動、汽車運動。</text:p>
                        </text:list-item>
                      </text:list>
                    </text:list-item>
                    <text:list-item>
                      <text:p text:style-name="P14">某一特定個體的 變化 越太小，該個體 越容易 瞭解、預測、控制。</text:p>
                      <text:list>
                        <text:list-item>
                          <text:p text:style-name="P14">明顯例子，慣性運動、瀝青運動。</text:p>
                        </text:list-item>
                      </text:list>
                    </text:list-item>
                  </text:list>
                </text:list-item>
                <text:list-item>
                  <text:p text:style-name="P14">假定，某一特定個體的 存在、變化 不變。</text:p>
                  <text:list>
                    <text:list-item>
                      <text:p text:style-name="P14">對於 古典個體 來說，古典個體、該個體 距離 越太近，該個體的 尺度 越宏觀。</text:p>
                      <text:list>
                        <text:list-item>
                          <text:p text:style-name="P186">該個體的 存在、變化 越太大。</text:p>
                        </text:list-item>
                      </text:list>
                    </text:list-item>
                    <text:list-item>
                      <text:p text:style-name="P185">對於 古典個體 來說，古典個體、該個體 距離 越適中，該個體的 尺度 越古典。</text:p>
                      <text:list>
                        <text:list-item>
                          <text:p text:style-name="P186">該個體的 存在、變化 越適中。</text:p>
                        </text:list-item>
                      </text:list>
                    </text:list-item>
                    <text:list-item>
                      <text:p text:style-name="P185">對於 古典個體 來說，古典個體、該個體 距離 越太遠，該個體的 尺度 越微觀。</text:p>
                      <text:list>
                        <text:list-item>
                          <text:p text:style-name="P185">該個體的 存在、變化 越太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宏觀世界、古典世界、微觀世界 的 個體 有（自己 認定的）物理定律、化學反應、萬物法則。</text:p>
              <text:list>
                <text:list-item>
                  <text:p text:style-name="P22">宏觀世界、古典世界、微觀世界 的 個體 有（自己 認定的）學門、存在、變化、個體。</text:p>
                </text:list-item>
                <text:list-item>
                  <text:p text:style-name="P23">宏觀世界、古典世界、微觀世界 的 個體 有（自己認定的）內在物質、內部機制、外在環境。</text:p>
                </text:list-item>
                <text:list-item>
                  <text:p text:style-name="P24">明顯例子，宏觀個體 認定的 量子力學<text:span text:style-name="T191"> </text:span><text:span text:style-name="T159">↔</text:span><text:span text:style-name="T192"> 古典個體 認定的 物理定律、化學反應</text:span>。</text:p>
                  <text:list>
                    <text:list-item>
                      <text:p text:style-name="P25">宏觀個體 是（生存、生活 在）宏觀世界的（宏觀尺度）個體。</text:p>
                    </text:list-item>
                  </text:list>
                </text:list-item>
                <text:list-item>
                  <text:p text:style-name="P26">明顯例子，古典個體 認定的 量子力學<text:span text:style-name="T191"> </text:span><text:span text:style-name="T159">↔</text:span><text:span text:style-name="T192"> 微觀個體 認定的 物理定律、化學反應</text:span>。</text:p>
                </text:list-item>
                <text:list-item>
                  <text:p text:style-name="P27">明顯例子，<text:span text:style-name="T192">微觀個體 認定的 多個宇宙 </text:span><text:span text:style-name="T159">↔</text:span><text:span text:style-name="T192"> </text:span>古典個體 認定的 氫原子。</text:p>
                  <text:list>
                    <text:list-item>
                      <text:p text:style-name="P26"><text:span text:style-name="T192">氫原子 </text:span><text:span text:style-name="T159">↔</text:span><text:span text:style-name="T192">（古典尺度的）多個粒子</text:span>。</text:p>
                      <text:list>
                        <text:list-item>
                          <text:p text:style-name="P371">（相關描述在 <text:span text:style-name="T186">世界學</text:span> 文件群的 <text:span text:style-name="T186">波、粒子</text:span> <text:span text:style-name="T193">的 </text:span><text:span text:style-name="T186">假定，某一特定個體 擁有 粒子群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28">明顯例子，<text:span text:style-name="T192">微觀個體 認定的 多個宇宙組成的大宇宙 </text:span><text:span text:style-name="T159">↔</text:span><text:span text:style-name="T192"> </text:span>古典個體 認定的 力。</text:p>
                  <text:list>
                    <text:list-item>
                      <text:p text:style-name="P27"><text:span text:style-name="T192">力 </text:span><text:span text:style-name="T159">↔</text:span><text:span text:style-name="T192">（古典尺度的）波</text:span>。</text:p>
                    </text:list-item>
                    <text:list-item>
                      <text:p text:style-name="P29"><text:span text:style-name="T192">（微觀尺度）大宇宙 分裂成 多個宇宙 </text:span><text:span text:style-name="T159">↔</text:span><text:span text:style-name="T192">（古典尺度）</text:span>核分裂。</text:p>
                    </text:list-item>
                    <text:list-item>
                      <text:p text:style-name="P29"><text:span text:style-name="T192">（微觀尺度）多個宇宙 融合成 大宇宙 </text:span><text:span text:style-name="T159">↔</text:span><text:span text:style-name="T192">（古典尺度）</text:span>核融合。</text:p>
                      <text:list>
                        <text:list-item>
                          <text:p text:style-name="P30">對於 生存、生活 在 某一特定宇宙的 個體 來說，該融合 是 宇宙級別的 融合。</text:p>
                        </text:list-item>
                        <text:list-item>
                          <text:p text:style-name="P31"><text:span text:style-name="T192">（古典尺度）</text:span>核融合 是（人類 認定的）核融合。</text:p>
                        </text:list-item>
                      </text:list>
                    </text:list-item>
                  </text:list>
                </text:list-item>
                <text:list-item>
                  <text:p text:style-name="P32">明顯例子，<text:span text:style-name="T192">微觀個體 認定的 宇宙 </text:span><text:span text:style-name="T159">↔</text:span><text:span text:style-name="T192"> </text:span>古典個體 認定的 光、電子。</text:p>
                  <text:list>
                    <text:list-item>
                      <text:p text:style-name="P188"><text:span text:style-name="T192">微觀個體 認定的 宇宙之外的 世界、其他個體 </text:span><text:span text:style-name="T159">↔</text:span><text:span text:style-name="T192"> 古典個體 認定的 光之外的 其他個體</text:span>。</text:p>
                    </text:list-item>
                    <text:list-item>
                      <text:p text:style-name="P33">光、電子<text:span text:style-name="T192"> </text:span><text:span text:style-name="T159">↔</text:span><text:span text:style-name="T192">（古典尺度的）一個</text:span>粒子。</text:p>
                    </text:list-item>
                  </text:list>
                </text:list-item>
              </text:list>
            </text:list-item>
            <text:list-item>
              <text:p text:style-name="P189"><text:span text:style-name="T190">某一特定古典個體 有機率 設計、制造、使用 某一特定宏觀個體</text:span>。</text:p>
            </text:list-item>
            <text:list-item>
              <text:p text:style-name="P27">某一特定古典個體 有機率 設計、制造、使用 某一特定微觀個體。</text:p>
              <text:list>
                <text:list-item>
                  <text:p text:style-name="P27">該微觀個體 有機率認定，該古典個體 是 神、造物主、創世神、建造者、設計者、製造者。</text:p>
                  <text:list>
                    <text:list-item>
                      <text:p text:style-name="P27">該古典個體 有機率認定，該微觀個體 沒有 生命<text:span text:style-name="T194">、文明</text:span>。</text:p>
                    </text:list-item>
                    <text:list-item>
                      <text:p text:style-name="P27">該古典個體 有機率認定，該微觀個體 有 生命<text:span text:style-name="T194">、文明</text:span>。</text:p>
                      <text:list>
                        <text:list-item>
                          <text:p text:style-name="P34">該古典個體 有機率認定，該微觀個體 是 生命<text:span text:style-name="T194">、文明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7">該古典個體 讓 該微觀個體（自然而然、理所當然）生存、生活 在 微觀世界。</text:p>
                  <text:list>
                    <text:list-item>
                      <text:p text:style-name="P35">該微觀個體 <text:span text:style-name="T194">記錄、好奇、探索 微觀世界（本身）</text:span>。</text:p>
                      <text:list>
                        <text:list-item>
                          <text:p text:style-name="P35">該微觀個體 <text:span text:style-name="T194">記錄、好奇、探索 微觀世界的 物理定律、化學反應、萬物法則</text:span>。</text:p>
                        </text:list-item>
                        <text:list-item>
                          <text:p text:style-name="P36">該微觀個體 <text:span text:style-name="T194">記錄、好奇、探索 微觀世界的 存在、變化</text:span>、生命<text:span text:style-name="T194">、文明、學門、個體</text:span>。</text:p>
                        </text:list-item>
                      </text:list>
                    </text:list-item>
                    <text:list-item>
                      <text:p text:style-name="P37">該古典個體 觀測 該微觀個體，<text:span text:style-name="T194">記錄、好奇、探索</text:span> 微觀世界。</text:p>
                      <text:list>
                        <text:list-item>
                          <text:p text:style-name="P38">該微觀個體 有機率 設計、制造、使用 更微小的微觀個體。</text:p>
                          <text:list>
                            <text:list-item>
                              <text:p text:style-name="P38">更微小的微觀個體 <text:span text:style-name="T194">記錄、好奇、探索</text:span> 更微小的微觀世界。</text:p>
                            </text:list-item>
                            <text:list-item>
                              <text:p text:style-name="P38">該微觀個體 觀測 更微小的微觀個體，<text:span text:style-name="T194">記錄、好奇、探索</text:span> 更微小的微觀世界。</text:p>
                            </text:list-item>
                            <text:list-item>
                              <text:p text:style-name="P39">該古典個體 觀測 該微觀個體（本身），<text:span text:style-name="T194">記錄、好奇、探索</text:span> 微觀世界。</text:p>
                            </text:list-item>
                            <text:list-item>
                              <text:p text:style-name="P39">該古典個體 觀測 該微觀個體的 <text:span text:style-name="T194">記錄、好奇、探索，記錄、好奇</text:span> 微觀世界。</text:p>
                            </text:list-item>
                            <text:list-item>
                              <text:p text:style-name="P40">該古典個體 觀測 該微觀個體的 <text:span text:style-name="T194">記錄、好奇、探索，記錄</text:span> 更微小的微觀世界。</text:p>
                            </text:list-item>
                            <text:list-item>
                              <text:p text:style-name="P41">抽象例子<text:span text:style-name="T21">。</text:span></text:p>
                              <text:list>
                                <text:list-item>
                                  <text:p text:style-name="P41"><text:span text:style-name="T25">1公尺</text:span><text:span text:style-name="T23">的個體 觀測、記錄 </text:span><text:span text:style-name="T25">0.1公尺</text:span><text:span text:style-name="T195">的</text:span><text:span text:style-name="T23">個體、</text:span><text:span text:style-name="T25">0.1公尺</text:span><text:span text:style-name="T195">的</text:span><text:span text:style-name="T23">個體的記錄</text:span><text:span text:style-name="T195">。</text:span></text:p>
                                  <text:list>
                                    <text:list-item>
                                      <text:p text:style-name="P42"><text:span text:style-name="T23">1</text:span><text:span text:style-name="T25">公尺</text:span><text:span text:style-name="T23">的個體 有機率看不到 </text:span><text:span text:style-name="T25">0.1公尺</text:span><text:span text:style-name="T195">的</text:span><text:span text:style-name="T23">個體的 文字。</text:span></text:p>
                                    </text:list-item>
                                    <text:list-item>
                                      <text:p text:style-name="P42"><text:span text:style-name="T23">1</text:span><text:span text:style-name="T25">公尺</text:span><text:span text:style-name="T23">的個體 有機率聽不到 </text:span><text:span text:style-name="T25">0.1公尺</text:span><text:span text:style-name="T195">的</text:span><text:span text:style-name="T23">個體的 聲音</text:span><text:span text:style-name="T25">。</text:span></text:p>
                                    </text:list-item>
                                    <text:list-item>
                                      <text:p text:style-name="P195"><text:span text:style-name="T23">1公尺的個體 有機率讓 </text:span><text:span text:style-name="T21">0.1公尺的個體的 </text:span><text:span text:style-name="T27">肉體、意識</text:span><text:span text:style-name="T21"> 發射 物質、能量。</text:span></text:p>
                                      <text:list>
                                        <text:list-item>
                                          <text:p text:style-name="P367">肉體、意識 發射 物質、能量 的 明顯例子，大腦 發射 電磁波。</text:p>
                                        </text:list-item>
                                        <text:list-item>
                                          <text:p text:style-name="P196"><text:span text:style-name="T23">1公尺的個體 有機率接收 該電磁波，</text:span><text:span text:style-name="T28">記錄</text:span><text:span text:style-name="T23"> </text:span><text:span text:style-name="T25">0.1公尺</text:span><text:span text:style-name="T195">的</text:span><text:span text:style-name="T23">個體。</text:span></text:p>
                                        </text:list-item>
                                        <text:list-item>
                                          <text:p text:style-name="P195"><text:span text:style-name="T95">1公尺的個體 有機率接收 該電磁波，記錄 </text:span><text:span text:style-name="T96">0.1公尺</text:span><text:span text:style-name="T195">的</text:span><text:span text:style-name="T95">個體的 記錄</text:span><text:span text:style-name="T190">。</text:span></text:p>
                                        </text:list-item>
                                        <text:list-item>
                                          <text:p text:style-name="P197"><text:span text:style-name="T20">0.1公尺的個體</text:span><text:span text:style-name="T95"> 有機率接收，1公尺的個體 發射</text:span><text:span text:style-name="T195">的</text:span><text:span text:style-name="T95"> 電磁波。</text:span></text:p>
                                        </text:list-item>
                                        <text:list-item>
                                          <text:p text:style-name="P197"><text:span text:style-name="T95">1公尺的個體、</text:span><text:span text:style-name="T20">0.1公尺的個體</text:span><text:span text:style-name="T95"> 有機率藉由 電磁波 </text:span><text:span text:style-name="T190">交互作用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3"><text:span text:style-name="T25">0.1公尺</text:span><text:span text:style-name="T23">的個體 觀測、記錄 </text:span><text:span text:style-name="T25">0.01公尺</text:span><text:span text:style-name="T195">的</text:span><text:span text:style-name="T23">個體、</text:span><text:span text:style-name="T25">0.</text:span><text:span text:style-name="T26">0</text:span><text:span text:style-name="T25">1公尺</text:span><text:span text:style-name="T195">的</text:span><text:span text:style-name="T23">個體的記錄</text:span>。</text:p>
                                </text:list-item>
                                <text:list-item>
                                  <text:p text:style-name="P43"><text:span text:style-name="T25">0.0</text:span><text:span text:style-name="T23">1</text:span><text:span text:style-name="T25">公尺</text:span><text:span text:style-name="T23">的個體 觀測、記錄 </text:span><text:span text:style-name="T24">0.</text:span><text:span text:style-name="T25">00</text:span><text:span text:style-name="T24">1</text:span><text:span text:style-name="T25">公尺</text:span><text:span text:style-name="T195">的</text:span><text:span text:style-name="T23">個體、</text:span><text:span text:style-name="T25">0.</text:span><text:span text:style-name="T26">00</text:span><text:span text:style-name="T25">1公尺</text:span><text:span text:style-name="T195">的</text:span><text:span text:style-name="T23">個體的記錄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6">該古典個體 有機率無法直接觀測 微觀世界。</text:p>
                          <text:list>
                            <text:list-item>
                              <text:p text:style-name="P44">該古典個體 有機率無法直接觀測，微觀世界的 存在、變化。</text:p>
                            </text:list-item>
                            <text:list-item>
                              <text:p text:style-name="P38">該古典個體 有機率無法直接觀測，更微小的微觀個體的 存在、變化。</text:p>
                            </text:list-item>
                            <text:list-item>
                              <text:p text:style-name="P45">該古典個體 有機率無法直接觀測，更微小的微觀世界的 存在、變化。</text:p>
                            </text:list-item>
                          </text:list>
                        </text:list-item>
                        <text:list-item>
                          <text:p text:style-name="P46">該古典個體 有機率能夠直接 觀測、記錄 該微觀個體。</text:p>
                          <text:list>
                            <text:list-item>
                              <text:p text:style-name="P45">該古典個體 有機率能夠直接 觀測、記錄，該微觀個體的 存在、變化。</text:p>
                            </text:list-item>
                            <text:list-item>
                              <text:p text:style-name="P47">該古典個體 有機率能夠直接 觀測、記錄，該微觀個體的 <text:span text:style-name="T194">記錄、好奇、探索</text:span>。</text:p>
                              <text:list>
                                <text:list-item>
                                  <text:p text:style-name="P48">該古典個體 有機率能夠間接 觀測、記錄 微觀世界。</text:p>
                                </text:list-item>
                                <text:list-item>
                                  <text:p text:style-name="P45">該微觀個體 有機率無法直接觀測，更微小的微觀世界的 存在、變化。</text:p>
                                </text:list-item>
                                <text:list-item>
                                  <text:p text:style-name="P45">該微觀個體 有機率能夠<text:span text:style-name="T21">間接</text:span>觀測，更微小的微觀個體的 存在、變化。</text:p>
                                  <text:list>
                                    <text:list-item>
                                      <text:p text:style-name="P49">該古典個體 有機率能夠直接觀測，該微觀個體的 <text:span text:style-name="T194">記錄、好奇、探索</text:span>。</text:p>
                                    </text:list-item>
                                    <text:list-item>
                                      <text:p text:style-name="P50">該古典個體 有機率能夠間接觀測 更微小的微觀個體。</text:p>
                                      <text:list>
                                        <text:list-item>
                                          <text:p text:style-name="P49">該古典個體 有機率能夠間接觀測，更微小的微觀個體的 <text:span text:style-name="T194">記錄、好奇</text:span>。</text:p>
                                        </text:list-item>
                                        <text:list-item>
                                          <text:p text:style-name="P51">該古典個體 有機率能夠<text:span text:style-name="T21">(間接)</text:span><text:span text:style-name="T3">2</text:span>觀測 更微小的微觀世界。</text:p>
                                        </text:list-item>
                                        <text:list-item>
                                          <text:p text:style-name="P52">該古典個體 有機率能夠<text:span text:style-name="T20">(間接)</text:span><text:span text:style-name="T13">2</text:span>觀測（<text:span text:style-name="T20">微觀世界</text:span>）<text:span text:style-name="T14">2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0"><text:span text:style-name="T190">某一特定古典個體 有機率 設計、制造、使用 某一特定個體</text:span>。</text:p>
              <text:list>
                <text:list-item>
                  <text:p text:style-name="P190">明顯例子，該古典個體、該<text:span text:style-name="T190">個體 宗疊</text:span>。</text:p>
                  <text:list>
                    <text:list-item>
                      <text:p text:style-name="P191"><text:span text:style-name="T190">該古典個體 有機率無法直接觀測 宗疊世界</text:span>。</text:p>
                    </text:list-item>
                    <text:list-item>
                      <text:p text:style-name="P191"><text:span text:style-name="T190">該古典個體 有機率能夠直接觀測 該個體</text:span>。</text:p>
                      <text:list>
                        <text:list-item>
                          <text:p text:style-name="P192">明顯例子，無人潛水艇。</text:p>
                          <text:list>
                            <text:list-item>
                              <text:p text:style-name="P192">海面上的個體 <text:span text:style-name="T160">↔</text:span><text:span text:style-name="T198"> 該古典個體</text:span>。</text:p>
                            </text:list-item>
                            <text:list-item>
                              <text:p text:style-name="P192">海面下的無人潛水艇 <text:span text:style-name="T160">↔</text:span><text:span text:style-name="T198"> 該個體</text:span>。</text:p>
                            </text:list-item>
                            <text:list-item>
                              <text:p text:style-name="P193">有線通訊、無線通訊 <text:span text:style-name="T160">↔</text:span><text:span text:style-name="T198"> 該古典個體、該個體 感測、交互作用</text:span>。</text:p>
                            </text:list-item>
                          </text:list>
                        </text:list-item>
                        <text:list-item>
                          <text:p text:style-name="P193">抽象例子，亮光型<text:span text:style-name="T20">UFO</text:span>。</text:p>
                        </text:list-item>
                      </text:list>
                    </text:list-item>
                    <text:list-item>
                      <text:p text:style-name="P194">該個體 有機率是 宏觀尺度、古典尺度、微觀尺度 的 個體。</text:p>
                    </text:list-item>
                  </text:list>
                </text:list-item>
              </text:list>
            </text:list-item>
            <text:list-item>
              <text:p text:style-name="P53">明顯例子，假定，某一特定個體 觀看（混在一起的）紅色沙子、藍色沙子。</text:p>
              <text:list>
                <text:list-item>
                  <text:p text:style-name="P53">古典個體 觀測 <text:span text:style-name="T201">宏觀</text:span>個體，<text:span text:style-name="T201">宏觀</text:span>個體 越像 粒子、多個點、由多個個體組成。</text:p>
                  <text:list>
                    <text:list-item>
                      <text:p text:style-name="P54">明顯例子，人類 越太近距離觀測 樂高城堡，樂高城堡 越像 由多個樂高積木組成。</text:p>
                    </text:list-item>
                    <text:list-item>
                      <text:p text:style-name="P55">明顯例子，人類 使用 人造衛星，觀測 土星環。</text:p>
                    </text:list-item>
                  </text:list>
                </text:list-item>
                <text:list-item>
                  <text:p text:style-name="P53">古典個體 觀測 古典個體，古典個體 越像 波、一團物體。</text:p>
                  <text:list>
                    <text:list-item>
                      <text:p text:style-name="P54">明顯例子，人類 越適當距離觀測 樂高城堡，樂高城堡 越像 一團顏色、一個城堡圖案。</text:p>
                      <text:list>
                        <text:list-item>
                          <text:p text:style-name="P54">一團顏色 是 一團 清晰可見、模糊不清 的 顏色、圖案。</text:p>
                        </text:list-item>
                      </text:list>
                    </text:list-item>
                    <text:list-item>
                      <text:p text:style-name="P55">明顯例子，人類 使用 望遠鏡，觀測 土星環。</text:p>
                    </text:list-item>
                  </text:list>
                </text:list-item>
                <text:list-item>
                  <text:p text:style-name="P53">古典個體 觀測 微觀個體，微觀個體 越像 粒子、一個點。</text:p>
                  <text:list>
                    <text:list-item>
                      <text:p text:style-name="P54">明顯例子，人類 越太遠距離觀測 樂高城堡，樂高城堡 越像 一個顏色、一個點。</text:p>
                    </text:list-item>
                    <text:list-item>
                      <text:p text:style-name="P53">明顯例子，人類 使用 肉眼，觀測 土星環。</text:p>
                    </text:list-item>
                  </text:list>
                </text:list-item>
              </text:list>
            </text:list-item>
            <text:list-item>
              <text:p text:style-name="P53">明顯例子。</text:p>
              <text:list>
                <text:list-item>
                  <text:p text:style-name="P56">古典個體 觀測 存在越太大 的 <text:span text:style-name="T201">宏觀</text:span>個體，<text:span text:style-name="T201">宏觀</text:span>個體 越像 容易觀測、容易預測 的 個體。</text:p>
                  <text:list>
                    <text:list-item>
                      <text:p text:style-name="P57">明顯例子，月球、銀河。</text:p>
                    </text:list-item>
                  </text:list>
                </text:list-item>
                <text:list-item>
                  <text:p text:style-name="P58">古典個體 觀測 存在越適當 的古典個體，古典個體 越像 可以觀測、可以預測的 個體。</text:p>
                  <text:list>
                    <text:list-item>
                      <text:p text:style-name="P57">明顯例子，撞球、鳥群。</text:p>
                    </text:list-item>
                  </text:list>
                </text:list-item>
                <text:list-item>
                  <text:p text:style-name="P56">古典個體 觀測 存在越太小 的 微觀個體，微觀個體 越像 難以觀測、難以預測的 個體。</text:p>
                  <text:list>
                    <text:list-item>
                      <text:p text:style-name="P57">明顯例子，光、電子。</text:p>
                    </text:list-item>
                  </text:list>
                </text:list-item>
              </text:list>
            </text:list-item>
            <text:list-item>
              <text:p text:style-name="P59">已知，<text:span text:style-name="T196">尺度 越小</text:span>，時間、<text:span text:style-name="T194">變化 越快</text:span>。</text:p>
              <text:list>
                <text:list-item>
                  <text:p text:style-name="P372">（相關描述在 <text:span text:style-name="T186">世界學</text:span> 文件群的 <text:span text:style-name="T187">距離</text:span> <text:span text:style-name="T193">的 </text:span><text:span text:style-name="T188">思考速度、文明發展速度，第一個個體 有機率更快於 第二個個體</text:span>）</text:p>
                </text:list-item>
                <text:list-item>
                  <text:p text:style-name="P60"><text:span text:style-name="T194">變化 越快 是 </text:span>能夠 <text:span text:style-name="T194">變化的 </text:span>範圍 越大。</text:p>
                </text:list-item>
                <text:list-item>
                  <text:p text:style-name="P61">時間、<text:span text:style-name="T194">變化，</text:span>微<text:span text:style-name="T20">觀個體 &gt; 古典個體 &gt; </text:span><text:span text:style-name="T131">宏觀</text:span>個體。</text:p>
                </text:list-item>
              </text:list>
            </text:list-item>
            <text:list-item>
              <text:p text:style-name="P62">明顯例子。</text:p>
              <text:list>
                <text:list-item>
                  <text:p text:style-name="P63">古典個體 觀測 存在越太大 的 <text:span text:style-name="T201">宏觀</text:span>個體，<text:span text:style-name="T201">宏觀</text:span>個體 越像 多個（個體 組成的）個體。</text:p>
                  <text:list>
                    <text:list-item>
                      <text:p text:style-name="P64">明顯例子，世界工廠、全球化生產 大範圍生產、各地連綿不斷生產和組裝<text:span text:style-name="T249"> 的 生產數量</text:span>。</text:p>
                      <text:list>
                        <text:list-item>
                          <text:p text:style-name="P65">大範圍生產<text:span text:style-name="T249"> 的 明顯例子，（天文學 認定的）</text:span>各地的 星系公轉、空間、星雲塵埃。</text:p>
                        </text:list-item>
                      </text:list>
                    </text:list-item>
                  </text:list>
                </text:list-item>
                <text:list-item>
                  <text:p text:style-name="P66">古典個體 觀測 存在越適當 的古典個體，古典個體 越像 <text:span text:style-name="T249">連綿不斷</text:span>的 個體。</text:p>
                  <text:list>
                    <text:list-item>
                      <text:p text:style-name="P67">明顯例子，<text:span text:style-name="T249">汽車流水線 連續生產、連綿不斷生產的 的 生產數量</text:span>。</text:p>
                      <text:list>
                        <text:list-item>
                          <text:p text:style-name="P67"><text:span text:style-name="T249">連續生產 的 明顯例子，（古典力學 認定的）連續的 河水、力、彩虹</text:span>。</text:p>
                        </text:list-item>
                        <text:list-item>
                          <text:p text:style-name="P378">（相關描述在 <text:span text:style-name="T186">世界學</text:span> 文件群的 <text:span text:style-name="T186">平方</text:span> 的 <text:span text:style-name="T186">假定，</text:span><text:span text:style-name="T99">b</text:span><text:span text:style-name="T234">2</text:span><text:span text:style-name="T97"> 無限趨近於 </text:span><text:span text:style-name="T100">0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62">古典個體 觀測 存在越太小 的 微觀個體，微觀個體 越像 一份一份的 個體。</text:p>
                  <text:list>
                    <text:list-item>
                      <text:p text:style-name="P62">明顯例子，<text:span text:style-name="T249">麵包工坊、麵包烤箱 剛出爐、一次出爐、一批一批 的 麵包數量</text:span>。</text:p>
                      <text:list>
                        <text:list-item>
                          <text:p text:style-name="P68"><text:span text:style-name="T249">一批一批 的 明顯例子，（量子力學 認定的）一份一份的 量子、光、光譜線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明顯例子，<text:span text:style-name="T249">麵包工坊、麵包烤箱</text:span>。</text:p>
              <text:list>
                <text:list-item>
                  <text:p text:style-name="P69">古典個體 觀測 存在越太大 的 <text:span text:style-name="T201">宏觀</text:span>個體，<text:span text:style-name="T201">宏觀</text:span>個體 越像 多個（個體 組成的）個體。</text:p>
                  <text:list>
                    <text:list-item>
                      <text:p text:style-name="P70">明顯例子，古典個體 觀測，小麥發芽、麥穗豐滿、麥穗物流到麵粉工廠 <text:span text:style-name="T249">的 細節、過程</text:span>。</text:p>
                    </text:list-item>
                    <text:list-item>
                      <text:p text:style-name="P69">明顯例子，古典個體 觀測，麵粉工廠加工成麵粉、麵粉物流到麵包工坊 <text:span text:style-name="T249">的 細節、過程</text:span>。</text:p>
                    </text:list-item>
                    <text:list-item>
                      <text:p text:style-name="P71">明顯例子，古典個體 觀測，麵包工坊<text:span text:style-name="T249">的 每一個 麵粉 變成 麵團的 細節、過程</text:span>。</text:p>
                    </text:list-item>
                    <text:list-item>
                      <text:p text:style-name="P69">明顯例子，古典個體 觀測，麵包工坊<text:span text:style-name="T249">的 麵粉 烘烤成 麵包的 細節、過程</text:span>。</text:p>
                    </text:list-item>
                    <text:list-item>
                      <text:p text:style-name="P69">明顯例子，古典個體 觀測，麵包 散發出、飄散出 香味、粒子群 <text:span text:style-name="T249">的 細節、過程</text:span>。</text:p>
                      <text:list>
                        <text:list-item>
                          <text:p text:style-name="P72">古典個體 有機率認定，香<text:span text:style-name="T21">味(的濃度)</text:span>、粒子群 連綿不斷、變化緩慢、直流電型變化。</text:p>
                          <text:list>
                            <text:list-item>
                              <text:p text:style-name="P73">明顯例子，引力、太陽光 連綿不斷。</text:p>
                            </text:list-item>
                            <text:list-item>
                              <text:p text:style-name="P74">古典個體 有機率認定，香味<text:span text:style-name="T21">(的濃度)</text:span>有存在、變化很小、沒有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8">古典個體 觀測 存在越適當 的古典個體，古典個體 越像 <text:span text:style-name="T249">連綿不斷</text:span>的 個體。</text:p>
                  <text:list>
                    <text:list-item>
                      <text:p text:style-name="P75">明顯例子，古典個體 觀測，種子發芽、麥穗豐滿、麥穗物流到麵粉工廠 <text:span text:style-name="T249">的 過程</text:span>。</text:p>
                    </text:list-item>
                    <text:list-item>
                      <text:p text:style-name="P75">明顯例子，古典個體 觀測，麵包 散發出、飄散出 香味、粒子群 <text:span text:style-name="T249">的 過程</text:span>。</text:p>
                      <text:list>
                        <text:list-item>
                          <text:p text:style-name="P75">古典個體 有機率認定，香味<text:span text:style-name="T21">(的濃度)</text:span>、粒子群 波狀變化、變化快速、交流電型變化。</text:p>
                        </text:list-item>
                        <text:list-item>
                          <text:p text:style-name="P74">古典個體 有機率認定，香味<text:span text:style-name="T21">(的濃度)</text:span>有 濃淡變化。</text:p>
                        </text:list-item>
                      </text:list>
                    </text:list-item>
                  </text:list>
                </text:list-item>
                <text:list-item>
                  <text:p text:style-name="P68">古典個體 觀測 存在越太小 的 微觀個體，微觀個體 越像 一份一份的 個體。</text:p>
                  <text:list>
                    <text:list-item>
                      <text:p text:style-name="P76">明顯例子，古典個體 越無法觀測，麵包工坊<text:span text:style-name="T249">的 麵粉 烘烤成 麵包的 過程</text:span>。</text:p>
                    </text:list-item>
                    <text:list-item>
                      <text:p text:style-name="P77">明顯例子，古典個體 越（只能夠）觀測，麵包 散發出、飄散出 香味、粒子群 <text:span text:style-name="T249">的 出現</text:span>。</text:p>
                      <text:list>
                        <text:list-item>
                          <text:p text:style-name="P78">古典個體 有機率認定，香味<text:span text:style-name="T21">(的濃度)</text:span>、粒子群 瞬間出現、瞬間消失、突波型變化。</text:p>
                        </text:list-item>
                        <text:list-item>
                          <text:p text:style-name="P74">古典個體 有機率認定，香味（的濃度）是 一陣一陣、時有時無。</text:p>
                          <text:list>
                            <text:list-item>
                              <text:p text:style-name="P79">在 嗅覺 感測範圍 才能夠聞到 香味。</text:p>
                              <text:list>
                                <text:list-item>
                                  <text:p text:style-name="P79">明顯例子，視覺。</text:p>
                                  <text:list>
                                    <text:list-item>
                                      <text:p text:style-name="P79">某一特定個體 在 可見光（頻率、強度）範圍 才能夠看到 光。</text:p>
                                    </text:list-item>
                                  </text:list>
                                </text:list-item>
                                <text:list-item>
                                  <text:p text:style-name="P80">麵包 散發出 濃度一陣一陣的 香味 <text:span text:style-name="T166">↔</text:span><text:span text:style-name="T271"> 電子 發射出 強度一份一份的 光</text:span>。</text:p>
                                  <text:list>
                                    <text:list-item>
                                      <text:p text:style-name="P74">假定，微觀尺度，香味（的 濃度）連綿不斷、波狀變化。</text:p>
                                      <text:list>
                                        <text:list-item>
                                          <text:p text:style-name="P81">微觀個體 有機率認定，香味（的 濃度）是 連綿不斷、波狀變化。</text:p>
                                        </text:list-item>
                                        <text:list-item>
                                          <text:p text:style-name="P82">古典個體 有機率聞不到 連綿不斷、波狀變化 的 香味（的 濃度）。</text:p>
                                        </text:list-item>
                                        <text:list-item>
                                          <text:p text:style-name="P83">古典個體 有機率認定，香味（的 濃度）是 一陣一陣、時有時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4">假定，微觀尺度，香味 連綿不斷、波狀變化。</text:p>
                                  <text:list>
                                    <text:list-item>
                                      <text:p text:style-name="P84">麵包 散發出 濃度連綿不斷的 香味 <text:span text:style-name="T166">↔</text:span><text:span text:style-name="T271"> 電子 發射出 強度</text:span>連綿不斷<text:span text:style-name="T271">的 光</text:span>。</text:p>
                                      <text:list>
                                        <text:list-item>
                                          <text:p text:style-name="P85">微觀個體 有機率認定，香味 是 連綿不斷、變化緩慢、容易預測。</text:p>
                                        </text:list-item>
                                        <text:list-item>
                                          <text:p text:style-name="P86">古典個體 有機率認定，香味 是 一陣一陣、時有時無、很久出現一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7">麵包 散發出 濃度波狀變化的 香味 <text:span text:style-name="T166">↔</text:span><text:span text:style-name="T271"> 電子 發射出 強度</text:span>波狀變化<text:span text:style-name="T271">的 光</text:span>。</text:p>
                                      <text:list>
                                        <text:list-item>
                                          <text:p text:style-name="P88">微觀個體 有機率認定，香味 是 波狀變化、變化快速、有跡可循。</text:p>
                                        </text:list-item>
                                        <text:list-item>
                                          <text:p text:style-name="P87">古典個體 有機率認定，香味 是 突然出現、突然消失、捉摸不定。</text:p>
                                        </text:list-item>
                                        <text:list-item>
                                          <text:p text:style-name="P198">電子 發射、吸收<text:span text:style-name="T271"> 波狀變化的 光、力、能量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83"><text:span text:style-name="T190">麵包</text:span><text:span text:style-name="T182">散發出 某一特定化學物質的</text:span><text:span text:style-name="T190">香味 </text:span><text:span text:style-name="T166">↔</text:span><text:span text:style-name="T271"> 電子</text:span><text:span text:style-name="T181">發射出 某一特定頻率的</text:span><text:span text:style-name="T271">光</text:span>。</text:p>
                                      <text:list>
                                        <text:list-item>
                                          <text:p text:style-name="P384"><text:span text:style-name="T176">(產生 香味(現象)的)</text:span>化學物質<text:span text:style-name="T190"> </text:span><text:span text:style-name="T166">↔</text:span><text:span text:style-name="T271"> </text:span><text:span text:style-name="T176">(產生 光(現象)的)</text:span><text:span text:style-name="T181">某一特定</text:span><text:span text:style-name="T271">個體。</text:span></text:p>
                                          <text:list>
                                            <text:list-item>
                                              <text:p text:style-name="P199">該個體 有機率是 某一特定帶電粒子。</text:p>
                                            </text:list-item>
                                            <text:list-item>
                                              <text:p text:style-name="P199">該帶電粒子 有機率<text:span text:style-name="T21">等效於 某一特定無線電電路</text:span>。</text:p>
                                            </text:list-item>
                                            <text:list-item>
                                              <text:p text:style-name="P199">該電路 有機率能夠 切換頻率。</text:p>
                                            </text:list-item>
                                            <text:list-item>
                                              <text:p text:style-name="P199">切換頻率 的 明顯例子，收音機、對講機 切換 頻道。</text:p>
                                            </text:list-item>
                                            <text:list-item>
                                              <text:p text:style-name="P199">收音機 的 明顯例子，<text:span text:style-name="T21">FM、AM 調頻、調變</text:span>。</text:p>
                                            </text:list-item>
                                            <text:list-item>
                                              <text:p text:style-name="P200">該電路元件能夠切換的頻道<text:span text:style-name="T166">↔</text:span>化學元素能夠排列組合出的化學物質。</text:p>
                                            </text:list-item>
                                            <text:list-item>
                                              <text:p text:style-name="P201">能夠切換的 頻道<text:span text:style-name="T190"> </text:span><text:span text:style-name="T166">↔</text:span><text:span text:style-name="T271"> </text:span>光譜線。</text:p>
                                            </text:list-item>
                                            <text:list-item>
                                              <text:p text:style-name="P202">能夠 接收、發送 的 光<text:span text:style-name="T190"> </text:span><text:span text:style-name="T166">↔</text:span><text:span text:style-name="T271"> </text:span>能夠 接收、發送 的 化學物質。</text:p>
                                            </text:list-item>
                                            <text:list-item>
                                              <text:p text:style-name="P202">明顯例子，夜明珠、會吸收和發射夜光的個體，白天 吸收 紅光。</text:p>
                                            </text:list-item>
                                            <text:list-item>
                                              <text:p text:style-name="P203">明顯例子，夜明珠、會吸收和發射夜光的個體，晚上 發射 紅光。</text:p>
                                            </text:list-item>
                                            <text:list-item>
                                              <text:p text:style-name="P203">明顯例子，梯田、地表，白天 吸收 紅外光，晚上 發射 紅外光。</text:p>
                                            </text:list-item>
                                            <text:list-item>
                                              <text:p text:style-name="P204">有光譜線的粒子和個體<text:span text:style-name="T190"> </text:span><text:span text:style-name="T166">↔</text:span><text:span text:style-name="T271"> </text:span>夜明珠、會吸收和發射夜光的個體。</text:p>
                                            </text:list-item>
                                            <text:list-item>
                                              <text:p text:style-name="P205">（微觀尺度）光譜線<text:span text:style-name="T190"> </text:span><text:span text:style-name="T166">↔</text:span><text:span text:style-name="T271">（古典尺度）夜光</text:span>。</text:p>
                                            </text:list-item>
                                            <text:list-item>
                                              <text:p text:style-name="P381">（光譜線 的 相關描述在 <text:span text:style-name="T186">物質世界學</text:span> 文件群的 <text:span text:style-name="T186">光譜線</text:span>）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85"><text:span text:style-name="T170">（香味的）</text:span>濃度<text:span text:style-name="T170">、（化學物質的）數量</text:span><text:span text:style-name="T190"> </text:span><text:span text:style-name="T166">↔</text:span><text:span text:style-name="T181">（光 的）</text:span><text:span text:style-name="T271">強度</text:span>。</text:p>
                                        </text:list-item>
                                        <text:list-item>
                                          <text:p text:style-name="P386"><text:span text:style-name="T170">（香味的）</text:span>種類<text:span text:style-name="T170">、（化學物質的）種類</text:span><text:span text:style-name="T190"> </text:span><text:span text:style-name="T166">↔</text:span><text:span text:style-name="T181">（光 的）</text:span><text:span text:style-name="T271">頻率</text:span>。</text:p>
                                          <text:list>
                                            <text:list-item>
                                              <text:p text:style-name="P206">蘋果香<text:span text:style-name="T190"> </text:span><text:span text:style-name="T166">↔</text:span><text:span text:style-name="T271"> 紅光</text:span>。</text:p>
                                            </text:list-item>
                                            <text:list-item>
                                              <text:p text:style-name="P207">明顯例子，蘋果的（純正、天然）蘋果香。</text:p>
                                            </text:list-item>
                                            <text:list-item>
                                              <text:p text:style-name="P208">明顯例子，咖啡的（仿製、天然）蘋果香。</text:p>
                                            </text:list-item>
                                            <text:list-item>
                                              <text:p text:style-name="P208">明顯例子，合成香料的（人造、化工）蘋果香。</text:p>
                                            </text:list-item>
                                            <text:list-item>
                                              <text:p text:style-name="P209">明顯例子，咖啡、合成香料 混合的（人造、化工）蘋果香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9">明顯例子，<text:span text:style-name="T249">汽車流水線</text:span>。</text:p>
              <text:list>
                <text:list-item>
                  <text:p text:style-name="P89">古典個體 觀測 存在越太大 的 <text:span text:style-name="T201">宏觀</text:span>個體，<text:span text:style-name="T201">宏觀</text:span>個體 越像 多個（個體 組成的）個體。</text:p>
                  <text:list>
                    <text:list-item>
                      <text:p text:style-name="P90">明顯例子，古典個體 觀測，礦場採礦、金屬物流到金屬工廠、工廠合成金屬 <text:span text:style-name="T249">的 過程</text:span>。</text:p>
                    </text:list-item>
                    <text:list-item>
                      <text:p text:style-name="P90">明顯例子，古典個體 觀測，合金物流到<text:span text:style-name="T249">汽車流水線的 過程</text:span>。</text:p>
                    </text:list-item>
                    <text:list-item>
                      <text:p text:style-name="P91">明顯例子，古典個體 觀測，<text:span text:style-name="T249">汽車流水線的 每一個 合金、材料 變成 半成品的 過程</text:span>。</text:p>
                    </text:list-item>
                    <text:list-item>
                      <text:p text:style-name="P92">明顯例子，古典個體 觀測，<text:span text:style-name="T249">汽車流水線的 每一個半成品 組裝成 成品的 過程</text:span>。</text:p>
                      <text:list>
                        <text:list-item>
                          <text:p text:style-name="P92"><text:span text:style-name="T249">用品 的 明顯例子，組裝完畢的汽車</text:span>。</text:p>
                        </text:list-item>
                      </text:list>
                    </text:list-item>
                    <text:list-item>
                      <text:p text:style-name="P93">明顯例子，古典個體 觀測，<text:span text:style-name="T249">汽車流水線的 每一個成品 變成 用品的 過程</text:span>。</text:p>
                      <text:list>
                        <text:list-item>
                          <text:p text:style-name="P93"><text:span text:style-name="T249">用品 的 明顯例子，在路上跑的汽車、使用者在使用的物品</text:span>。</text:p>
                        </text:list-item>
                      </text:list>
                    </text:list-item>
                    <text:list-item>
                      <text:p text:style-name="P94">明顯例子，古典個體 觀測，<text:span text:style-name="T249">用品的 運作、運作過程</text:span>。</text:p>
                      <text:list>
                        <text:list-item>
                          <text:p text:style-name="P95">古典個體 有機率認定，該運作過程 有跡可循、有公式解、容易預測。</text:p>
                          <text:list>
                            <text:list-item>
                              <text:p text:style-name="P95">明顯例子，月球的 公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9">古典個體 觀測 存在越適當 的古典個體，古典個體 越像 <text:span text:style-name="T249">連綿不斷</text:span>的 個體。</text:p>
                  <text:list>
                    <text:list-item>
                      <text:p text:style-name="P96">明顯例子，古典個體 無法觀測到，合金物流到<text:span text:style-name="T249">汽車流水線的 過程</text:span>。</text:p>
                    </text:list-item>
                    <text:list-item>
                      <text:p text:style-name="P210"><text:span text:style-name="T190">明顯例子，古典個體 觀測，汽車流水線的 每一個 合金、材料 變成 半成品的 過程</text:span>。</text:p>
                    </text:list-item>
                    <text:list-item>
                      <text:p text:style-name="P97">明顯例子，古典個體 觀測，<text:span text:style-name="T249">汽車流水線的 每一個半成品 組裝成 成品的 過程</text:span>。</text:p>
                    </text:list-item>
                    <text:list-item>
                      <text:p text:style-name="P98">明顯例子，古典個體 觀測，<text:span text:style-name="T249">汽車流水線的 每一個成品 變成 用品的 過程</text:span>。</text:p>
                    </text:list-item>
                    <text:list-item>
                      <text:p text:style-name="P99">明顯例子，古典個體 觀測，<text:span text:style-name="T249">用品的 運作、運作過程</text:span>。</text:p>
                      <text:list>
                        <text:list-item>
                          <text:p text:style-name="P95">古典個體 有機率認定，該運作過程 有跡可循、有公式解、能夠預測。</text:p>
                          <text:list>
                            <text:list-item>
                              <text:p text:style-name="P95">明顯例子，籃球的 拋物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9">古典個體 觀測 存在越太小 的 微觀個體，微觀個體 越像 一份一份的 個體。</text:p>
                  <text:list>
                    <text:list-item>
                      <text:p text:style-name="P96">明顯例子，古典個體 無法觀測到，<text:span text:style-name="T249">汽車流水線的 每一個成品 變成 用品的 過程</text:span>。</text:p>
                    </text:list-item>
                    <text:list-item>
                      <text:p text:style-name="P100">明顯例子，古典個體（只）觀測（到）<text:span text:style-name="T249">用品的（突然）出現、運作、運作過程</text:span>。</text:p>
                      <text:list>
                        <text:list-item>
                          <text:p text:style-name="P100">古典個體 有機率認定，該運作過程 捉摸不定、只有機率、無法預測。</text:p>
                          <text:list>
                            <text:list-item>
                              <text:p text:style-name="P100">明顯例子，電子的 運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1">已知，存在越太小。</text:p>
                      <text:list>
                        <text:list-item>
                          <text:p text:style-name="P100">古典個體 越觀測不到 過程、變化。</text:p>
                          <text:list>
                            <text:list-item>
                              <text:p text:style-name="P100">過程 的 明顯例子，變化過程、相態變化過程、狀態轉移過程。</text:p>
                            </text:list-item>
                            <text:list-item>
                              <text:p text:style-name="P102">古典個體 越只觀測得到 結果、存在。</text:p>
                            </text:list-item>
                            <text:list-item>
                              <text:p text:style-name="P102">明顯例子，假定，某一特定個體（緩慢）擠壓 氣球。</text:p>
                              <text:list>
                                <text:list-item>
                                  <text:p text:style-name="P102">假定，氣球 爆炸。</text:p>
                                </text:list-item>
                                <text:list-item>
                                  <text:p text:style-name="P103">氣球的 存在越太小，該個體 越只觀測得到，氣球的 存在。</text:p>
                                  <text:list>
                                    <text:list-item>
                                      <text:p text:style-name="P104">氣球的 存在越太小，該個體 越只觀測得到，氣球的 位置、顏色、觸感。</text:p>
                                    </text:list-item>
                                  </text:list>
                                </text:list-item>
                                <text:list-item>
                                  <text:p text:style-name="P105">氣球的 存在越太小，該個體 越觀測不到，氣球的 變化。</text:p>
                                  <text:list>
                                    <text:list-item>
                                      <text:p text:style-name="P102">氣球的 存在越太小，該個體 越觀測不到，氣球 變形的 過程、變化。</text:p>
                                    </text:list-item>
                                    <text:list-item>
                                      <text:p text:style-name="P106">氣球的 存在越太小，該個體 越只觀測得到，氣球的 爆炸。</text:p>
                                      <text:list>
                                        <text:list-item>
                                          <text:p text:style-name="P106">該個體 有機率認定，氣球 是 突然爆炸、沒有變形就爆炸。</text:p>
                                          <text:list>
                                            <text:list-item>
                                              <text:p text:style-name="P106">氣球 有 變形才爆炸。</text:p>
                                            </text:list-item>
                                            <text:list-item>
                                              <text:p text:style-name="P106">氣球，彈性變形 →<text:span text:style-name="T267"> </text:span>塑性變形 →<text:span text:style-name="T266"> 斷裂變形 → 爆炸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7">古典個體 越觀測不到 過程、變化、結果、存在。</text:p>
                          <text:list>
                            <text:list-item>
                              <text:p text:style-name="P107">明顯例子，假定，某一特定個體（緩慢）擠壓 氣球。</text:p>
                              <text:list>
                                <text:list-item>
                                  <text:p text:style-name="P107">假定，氣球 爆炸。</text:p>
                                </text:list-item>
                                <text:list-item>
                                  <text:p text:style-name="P108">氣球的 存在越太小，該個體 越觀測不到，氣球 存在。</text:p>
                                  <text:list>
                                    <text:list-item>
                                      <text:p text:style-name="P108">氣球的 存在越太小，該個體 越觀測不到，氣球的 位置、顏色、觸感。</text:p>
                                    </text:list-item>
                                  </text:list>
                                </text:list-item>
                                <text:list-item>
                                  <text:p text:style-name="P109">氣球的 存在越太小，該個體 越觀測不到，氣球 變化。</text:p>
                                  <text:list>
                                    <text:list-item>
                                      <text:p text:style-name="P108">氣球的 存在越太小，該個體 越觀測不到，氣球 變形的 過程、變化。</text:p>
                                    </text:list-item>
                                    <text:list-item>
                                      <text:p text:style-name="P110">氣球的 存在越太小，該個體 越觀測不到，氣球的 爆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明顯例子，假定，古典個體 擠壓（宏觀尺度、古典尺度、微觀尺度 的）氣球群。</text:p>
              <text:list>
                <text:list-item>
                  <text:p text:style-name="P110">古典個體 觀測 存在越太大 的 <text:span text:style-name="T201">宏觀</text:span>個體，<text:span text:style-name="T201">宏觀</text:span>個體 越像 擁有大量細節、連續變化的 個體。</text:p>
                  <text:list>
                    <text:list-item>
                      <text:p text:style-name="P110">明顯例子，古典個體 越有機率觀測到，從（接觸前的 引力、電磁力）產生變形 到 爆炸。</text:p>
                    </text:list-item>
                  </text:list>
                </text:list-item>
                <text:list-item>
                  <text:p text:style-name="P110">古典個體 觀測 存在越適當 的古典個體，古典個體 越像 連續變化的 個體。</text:p>
                  <text:list>
                    <text:list-item>
                      <text:p text:style-name="P111">明顯例子，古典個體 越有機率觀測到，從（接觸後的 電磁力）產生變形 到 爆炸。</text:p>
                      <text:list>
                        <text:list-item>
                          <text:p text:style-name="P112">古典個體 有機率認定，氣球爆炸 是 有序事件、自然事件、連續化、古典化。</text:p>
                        </text:list-item>
                        <text:list-item>
                          <text:p text:style-name="P113">古典個體 有機率認定，氣球爆炸（之前）有 變形、變化。</text:p>
                        </text:list-item>
                      </text:list>
                    </text:list-item>
                  </text:list>
                </text:list-item>
                <text:list-item>
                  <text:p text:style-name="P110">古典個體 觀測 存在越太小 的 微觀個體，微觀個體 越像 一份一份的 個體。</text:p>
                  <text:list>
                    <text:list-item>
                      <text:p text:style-name="P114">明顯例子，古典個體 越有機率觀測到，氣球群（突然）爆炸。</text:p>
                    </text:list-item>
                    <text:list-item>
                      <text:p text:style-name="P115">明顯例子，古典個體 越無法觀測到，（從 產生變形 到 爆炸）之前的<text:span text:style-name="T21">(連續)</text:span>過程、變化。</text:p>
                      <text:list>
                        <text:list-item>
                          <text:p text:style-name="P115">古典個體 有機率認定，氣球爆炸 是 隨機事件、突發事件、離散化、量子化。</text:p>
                        </text:list-item>
                        <text:list-item>
                          <text:p text:style-name="P116">古典個體 有機率認定，氣球爆炸（之前）沒有 變形、變化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6">明顯例子，某一特定個體 以 某一特定頻率，擠壓 氣球。</text:p>
              <text:list>
                <text:list-item>
                  <text:p text:style-name="P117">該個體 以 該頻率，擠壓 氣球。</text:p>
                  <text:list>
                    <text:list-item>
                      <text:p text:style-name="P118">氣球 存在越太大，古典個體 越觀測到，氣球 隨著 該頻率，週期性變化、非週期性變化。</text:p>
                    </text:list-item>
                    <text:list-item>
                      <text:p text:style-name="P119">氣球 存在越適當，古典個體 越觀測到，氣球 隨著 該頻率，週期性變化。</text:p>
                    </text:list-item>
                    <text:list-item>
                      <text:p text:style-name="P120">氣球 存在越太小，古典個體 越無法觀測到，氣球的 週期性變化。</text:p>
                    </text:list-item>
                  </text:list>
                </text:list-item>
                <text:list-item>
                  <text:p text:style-name="P121">假定，該頻率 高於 氣球能夠承受的（變形）頻率 →<text:span text:style-name="T268"> 氣球 爆炸</text:span>。</text:p>
                  <text:list>
                    <text:list-item>
                      <text:p text:style-name="P121">氣球 存在越太大，古典個體 越觀測到，氣球 爆炸前、爆炸、爆炸後 的 細節、現象。</text:p>
                    </text:list-item>
                    <text:list-item>
                      <text:p text:style-name="P122">氣球 存在越適當，古典個體 越觀測到，氣球 爆炸前、爆炸、爆炸後 的 現象。</text:p>
                    </text:list-item>
                    <text:list-item>
                      <text:p text:style-name="P123">氣球 存在越太小，古典個體 越 只能觀測到、無法觀測到，氣球 爆炸、爆炸後 的 現象。</text:p>
                    </text:list-item>
                  </text:list>
                </text:list-item>
                <text:list-item>
                  <text:p text:style-name="P124">該頻率 <text:span text:style-name="T165">↔</text:span><text:span text:style-name="T269">（光電效應、電子跑出金屬板所需的）終止頻率</text:span>。</text:p>
                  <text:list>
                    <text:list-item>
                      <text:p text:style-name="P125">氣球 <text:span text:style-name="T165">↔</text:span><text:span text:style-name="T269"> 金屬板</text:span>。</text:p>
                    </text:list-item>
                    <text:list-item>
                      <text:p text:style-name="P125">空氣 <text:span text:style-name="T165">↔</text:span><text:span text:style-name="T269"> 電子</text:span>。</text:p>
                    </text:list-item>
                    <text:list-item>
                      <text:p text:style-name="P125">局部、全部，（擠壓 →<text:span text:style-name="T270">（氣球的 毛細孔）釋出空氣）</text:span><text:span text:style-name="T165">↔</text:span>（照射光線→<text:span text:style-name="T270">金屬板射出電子）</text:span>。</text:p>
                    </text:list-item>
                    <text:list-item>
                      <text:p text:style-name="P126">局部、全部，（擠壓 → <text:span text:style-name="T270">氣球 融化、爆炸 → 釋出所有的空氣）</text:span><text:span text:style-name="T165">↔</text:span>（照射光線 →<text:span text:style-name="T270"> 金屬板 融化、爆炸 → 射出所有的電子）</text:span>。</text:p>
                    </text:list-item>
                  </text:list>
                </text:list-item>
              </text:list>
            </text:list-item>
            <text:list-item>
              <text:p text:style-name="P127">明顯例子，某一特定個體 以 某一特定頻率，加熱、冷卻 玻璃球。</text:p>
              <text:list>
                <text:list-item>
                  <text:p text:style-name="P127">該個體 以 該頻率，擠壓 氣球。</text:p>
                  <text:list>
                    <text:list-item>
                      <text:p text:style-name="P127">玻璃球 存在越太大，古典個體 越觀測到，玻璃球 隨著 該頻率 週期性、非週期性 變化。</text:p>
                    </text:list-item>
                    <text:list-item>
                      <text:p text:style-name="P127">玻璃球 存在越適當，古典個體 越觀測到，玻璃球 隨著 該頻率，週期性變化。</text:p>
                    </text:list-item>
                    <text:list-item>
                      <text:p text:style-name="P127">玻璃球 存在越太小，古典個體 越無法觀測到，玻璃球的 週期性變化。</text:p>
                    </text:list-item>
                  </text:list>
                </text:list-item>
                <text:list-item>
                  <text:p text:style-name="P128">假定，該頻率 高於 玻璃球能夠承受的（變形）頻率 →<text:span text:style-name="T268"> </text:span>玻璃球<text:span text:style-name="T268"> 破裂</text:span>。</text:p>
                  <text:list>
                    <text:list-item>
                      <text:p text:style-name="P129">玻璃球 存在越太大，古典個體 越觀測到，玻璃球 <text:span text:style-name="T268">破裂</text:span>前、<text:span text:style-name="T268">破裂</text:span>、<text:span text:style-name="T268">破裂</text:span>後 的細節、現象。</text:p>
                    </text:list-item>
                    <text:list-item>
                      <text:p text:style-name="P129">玻璃球 存在越適當，古典個體 越觀測到，玻璃球 <text:span text:style-name="T268">破裂</text:span>前、<text:span text:style-name="T268">破裂</text:span>、<text:span text:style-name="T268">破裂</text:span>後 的 現象。</text:p>
                    </text:list-item>
                    <text:list-item>
                      <text:p text:style-name="P127">玻璃球 存在越太小，古典個體 越 只能、無法 觀測到，玻璃球 <text:span text:style-name="T268">破裂</text:span>、<text:span text:style-name="T268">破裂</text:span>後 的 現象。</text:p>
                    </text:list-item>
                  </text:list>
                </text:list-item>
                <text:list-item>
                  <text:p text:style-name="P127">該頻率 <text:span text:style-name="T165">↔</text:span><text:span text:style-name="T269">（光電效應、電子跑出金屬板所需的）終止頻率</text:span>。</text:p>
                  <text:list>
                    <text:list-item>
                      <text:p text:style-name="P130">玻璃球 <text:span text:style-name="T165">↔</text:span><text:span text:style-name="T269"> 金屬板</text:span>。</text:p>
                    </text:list-item>
                    <text:list-item>
                      <text:p text:style-name="P127">空氣 <text:span text:style-name="T165">↔</text:span><text:span text:style-name="T269"> 電子</text:span>。</text:p>
                    </text:list-item>
                    <text:list-item>
                      <text:p text:style-name="P131">局部、全部，<text:span text:style-name="T21">(加熱、冷卻→</text:span><text:span text:style-name="T84">玻璃球 破裂、釋出空氣) </text:span><text:span text:style-name="T155">↔</text:span><text:span text:style-name="T21"> (照射光線→</text:span><text:span text:style-name="T84">金屬板射出 電子)</text:span>。</text:p>
                    </text:list-item>
                    <text:list-item>
                      <text:p text:style-name="P131">局部、全部，（擠壓 → <text:span text:style-name="T270">玻璃球 融化、爆炸 → 釋出所有的空氣）</text:span><text:span text:style-name="T165">↔</text:span>（照射光線 →<text:span text:style-name="T270"> 金屬板 融化、爆炸 → 射出所有的電子）</text:span>。</text:p>
                    </text:list-item>
                  </text:list>
                </text:list-item>
              </text:list>
            </text:list-item>
            <text:list-item>
              <text:p text:style-name="P132">明顯例子。</text:p>
              <text:list>
                <text:list-item>
                  <text:p text:style-name="P133">古典個體 觀測 存在越太大 的 <text:span text:style-name="T201">宏觀</text:span>個體。</text:p>
                  <text:list>
                    <text:list-item>
                      <text:p text:style-name="P133">古典個體 越能夠觀測到 宏觀個體的 內在物質、內部機制 的 細節、現象、本質、存在。</text:p>
                      <text:list>
                        <text:list-item>
                          <text:p text:style-name="P133">明顯例子，太陽系的 太陽、引力。</text:p>
                        </text:list-item>
                      </text:list>
                    </text:list-item>
                    <text:list-item>
                      <text:p text:style-name="P134">古典個體 越能夠觀測到 宏觀個體的 現象、（和其他個體的）交互作用。</text:p>
                      <text:list>
                        <text:list-item>
                          <text:p text:style-name="P135">明顯例子，太陽系的 存在、變化（天文學、明確的公式解、明確的數學模型解）。</text:p>
                        </text:list-item>
                        <text:list-item>
                          <text:p text:style-name="P136">古典個體 越能夠觀測到 第一個宏觀個體、第二個宏觀個體 的 感測、交互作用。</text:p>
                          <text:list>
                            <text:list-item>
                              <text:p text:style-name="P136">明顯例子，太陽系、仙女星系（能量、物質、空間）的 感測、交互作用。</text:p>
                            </text:list-item>
                          </text:list>
                        </text:list-item>
                        <text:list-item>
                          <text:p text:style-name="P133">古典個體 越能夠觀測到 古典個體、宏觀個體 的 感測、交互作用。</text:p>
                          <text:list>
                            <text:list-item>
                              <text:p text:style-name="P133">明顯例子，奧默默、太陽系 的 感測、交互作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7">古典個體 觀測 存在越適當 的古典個體。</text:p>
                  <text:list>
                    <text:list-item>
                      <text:p text:style-name="P138">古典個體 越能夠觀測到 古典個體的 本質、內在物質、內部機制 的 現象、本質、存在。</text:p>
                      <text:list>
                        <text:list-item>
                          <text:p text:style-name="P139">明顯例子，觸控螢幕的 電容、電容的充電機制和放電機制。</text:p>
                        </text:list-item>
                      </text:list>
                    </text:list-item>
                    <text:list-item>
                      <text:p text:style-name="P140">古典個體 越能夠觀測到 古典個體的 現象、（和其他個體的）交互作用。</text:p>
                      <text:list>
                        <text:list-item>
                          <text:p text:style-name="P135">明顯例子，觸控螢幕的 存在、變化（電磁學、大致的公式解、大致的數學模型解）。</text:p>
                        </text:list-item>
                        <text:list-item>
                          <text:p text:style-name="P137">古典個體 越能夠觀測到 第一個古典個體、第二個古典個體 的 感測、交互作用。</text:p>
                          <text:list>
                            <text:list-item>
                              <text:p text:style-name="P141">明顯例子，觸控螢幕、手（觸覺、生物電流）的 感測、交互作用。</text:p>
                            </text:list-item>
                          </text:list>
                        </text:list-item>
                        <text:list-item>
                          <text:p text:style-name="P137">古典個體 越能夠觀測到 微觀個體、古典個體、宏觀個體 的 感測、交互作用。</text:p>
                          <text:list>
                            <text:list-item>
                              <text:p text:style-name="P142">明顯例子，電子、觸控螢幕 的 感測、交互作用。</text:p>
                            </text:list-item>
                            <text:list-item>
                              <text:p text:style-name="P143">明顯例子，奧默默、太陽系 的 感測、交互作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2">古典個體 觀測 存在越太小 的 微觀個體。</text:p>
                  <text:list>
                    <text:list-item>
                      <text:p text:style-name="P144">古典個體 越無法觀測到 微觀個體的 本質、內在物質、內部機制 的 現象、本質、存在。</text:p>
                      <text:list>
                        <text:list-item>
                          <text:p text:style-name="P145">明顯例子，電子的 內在物質、內部機制。</text:p>
                        </text:list-item>
                      </text:list>
                    </text:list-item>
                    <text:list-item>
                      <text:p text:style-name="P146">古典個體 越只能觀測到（<text:span text:style-name="T21">明顯的</text:span>）微觀個體的 現象、（和其他個體的）交互作用。</text:p>
                      <text:list>
                        <text:list-item>
                          <text:p text:style-name="P147">明顯例子，電子的 存在、變化（量子力學、機率的公式解、機率雲）。</text:p>
                        </text:list-item>
                        <text:list-item>
                          <text:p text:style-name="P148">古典個體 越只能觀測到<text:span text:style-name="T21"> </text:span>第一個微觀個體、第二個微觀個體 的 感測、交互作用。</text:p>
                          <text:list>
                            <text:list-item>
                              <text:p text:style-name="P148">明顯例子，電子、質子（電磁力）的 感測、交互作用。</text:p>
                            </text:list-item>
                            <text:list-item>
                              <text:p text:style-name="P148">明顯例子，電子、質子（<text:span text:style-name="T21">(假想)</text:span>正電荷）的 感測、交互作用。</text:p>
                            </text:list-item>
                          </text:list>
                        </text:list-item>
                        <text:list-item>
                          <text:p text:style-name="P148">古典個體 越只能觀測到<text:span text:style-name="T21"> </text:span>微觀個體、古典個體 的 感測、交互作用。</text:p>
                          <text:list>
                            <text:list-item>
                              <text:p text:style-name="P148">明顯例子，電子、觸控螢幕 的 感測、交互作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6">古典個體 越無法觀測到（<text:span text:style-name="T21">不明顯的</text:span>）微觀個體的 現象、（和其他個體的）交互作用。</text:p>
                      <text:list>
                        <text:list-item>
                          <text:p text:style-name="P149">古典個體 越無法觀測到<text:span text:style-name="T21"> </text:span>第一個微觀個體、第二個微觀個體 的感測、交互作用。</text:p>
                          <text:list>
                            <text:list-item>
                              <text:p text:style-name="P149">明顯例子，電子、質子（引力）的 感測、交互作用。</text:p>
                            </text:list-item>
                            <text:list-item>
                              <text:p text:style-name="P150">明顯例子，電子、質子（能量、物質、空間）的 感測、交互作用。</text:p>
                            </text:list-item>
                          </text:list>
                        </text:list-item>
                        <text:list-item>
                          <text:p text:style-name="P151">古典個體 越無法觀測到<text:span text:style-name="T21"> </text:span>微觀個體、古典個體 的 感測、交互作用。</text:p>
                          <text:list>
                            <text:list-item>
                              <text:p text:style-name="P152">明顯例子，<text:span text:style-name="T149">陶子</text:span>、觸控螢幕 的 感測、交互作用。</text:p>
                              <text:list>
                                <text:list-item>
                                  <text:p text:style-name="P373">（陶子 的 相關描述在 <text:span text:style-name="T186">新生之書</text:span>的<text:span text:style-name="T186">能量、儲量</text:span>文件群的 <text:span text:style-name="T186">費米子 與 玻色子</text:span>）</text:p>
                                </text:list-item>
                                <text:list-item>
                                  <text:p text:style-name="P153"><text:span text:style-name="T149">陶子 是（帶電</text:span><text:span text:style-name="T150">輕子，</text:span><text:span text:style-name="T149">電子、緲子、陶子 的）陶子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3">假定，某一特定個體 受限於、被限制在 宏觀尺度、古典尺度、微觀尺度 的 觀念、概念 當中。</text:p>
              <text:list>
                <text:list-item>
                  <text:p text:style-name="P154">該個體 有機率不會發現 全新的 物理定律、化學反應、萬物法則。</text:p>
                </text:list-item>
                <text:list-item>
                  <text:p text:style-name="P154">明顯例子，微觀尺度 有機率有，古典尺度 沒有的 定律、機制、現象、本質、存在、變化。</text:p>
                </text:list-item>
                <text:list-item>
                  <text:p text:style-name="P155">明顯例子，宏觀尺度 有機率有，古典尺度 沒有的 定律、機制、現象、本質、存在、變化。</text:p>
                  <text:list>
                    <text:list-item>
                      <text:p text:style-name="P387"><text:span text:style-name="T170">明顯例子，電子 </text:span>湧現<text:span text:style-name="T170">出 氧、碳、元素</text:span>。<text:span text:style-name="T274">{元素 是（元素週期表的）元素}{元素 是 生命、文明}</text:span></text:p>
                      <text:list>
                        <text:list-item>
                          <text:p text:style-name="P155">碳 湧現出 二氧化碳、細胞、生命。</text:p>
                        </text:list-item>
                        <text:list-item>
                          <text:p text:style-name="P155">細胞 湧現出 植物、人類、文明。</text:p>
                          <text:list>
                            <text:list-item>
                              <text:p text:style-name="P156">人類 有機率 感測、交互作用 其他個體。</text:p>
                            </text:list-item>
                            <text:list-item>
                              <text:p text:style-name="P157">人類 有機率 存在、變化。</text:p>
                            </text:list-item>
                            <text:list-item>
                              <text:p text:style-name="P157">人類 有機率 <text:span text:style-name="T196">思想、決策、行動</text:span>。</text:p>
                            </text:list-item>
                          </text:list>
                        </text:list-item>
                        <text:list-item>
                          <text:p text:style-name="P155">電子 <text:span text:style-name="T169">↔</text:span><text:span text:style-name="T280">（微觀尺度的）物理定律</text:span>。</text:p>
                          <text:list>
                            <text:list-item>
                              <text:p text:style-name="P158">碳 <text:span text:style-name="T169">↔</text:span><text:span text:style-name="T280">（古典尺度的）物理定律</text:span>。</text:p>
                            </text:list-item>
                            <text:list-item>
                              <text:p text:style-name="P158">細胞 <text:span text:style-name="T169">↔</text:span><text:span text:style-name="T280">（宏觀尺度的）物理定律</text:span>。</text:p>
                            </text:list-item>
                            <text:list-item>
                              <text:p text:style-name="P159">人類 <text:span text:style-name="T169">↔</text:span><text:span text:style-name="T280">（</text:span><text:span text:style-name="T86">(宏觀尺度)</text:span><text:span text:style-name="T8">2</text:span><text:span text:style-name="T280">的）物理定律</text:span>。</text:p>
                              <text:list>
                                <text:list-item>
                                  <text:p text:style-name="P211">明顯例子，<text:span text:style-name="T280">物理定律 </text:span><text:span text:style-name="T169">↔</text:span><text:span text:style-name="T280"> 規則</text:span>。</text:p>
                                  <text:list>
                                    <text:list-item>
                                      <text:p text:style-name="P392"><text:span text:style-name="T183">（</text:span><text:span text:style-name="T280">微觀</text:span><text:span text:style-name="T177">尺度</text:span><text:span text:style-name="T183">的）</text:span><text:span text:style-name="T280">物理定律 </text:span><text:span text:style-name="T169">↔</text:span><text:span text:style-name="T183"> 規則</text:span><text:span text:style-name="T177">、(</text:span><text:span text:style-name="T86">規則</text:span><text:span text:style-name="T184">1</text:span><text:span text:style-name="T177">)</text:span>。</text:p>
                                    </text:list-item>
                                    <text:list-item>
                                      <text:p text:style-name="P392"><text:span text:style-name="T183">（</text:span><text:span text:style-name="T86">古典</text:span><text:span text:style-name="T177">尺度</text:span><text:span text:style-name="T183">的）</text:span><text:span text:style-name="T280">物理定律 </text:span><text:span text:style-name="T169">↔</text:span><text:span text:style-name="T280"> 繼承</text:span><text:span text:style-name="T183">某一特定</text:span><text:span text:style-name="T280">規則的規則、</text:span><text:span text:style-name="T177">(</text:span><text:span text:style-name="T86">規則</text:span><text:span text:style-name="T231">2,</text:span><text:span text:style-name="T229">規則</text:span><text:span text:style-name="T185">1</text:span><text:span text:style-name="T177">)</text:span>。</text:p>
                                      <text:list>
                                        <text:list-item>
                                          <text:p text:style-name="P212"><text:span text:style-name="T280">繼承某一特定規則的規則 不是 規則的規則</text:span>。</text:p>
                                          <text:list>
                                            <text:list-item>
                                              <text:p text:style-name="P382">（規則的規則 的 相關描述在 下面）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2"><text:span text:style-name="T280">繼承某一特定規則的規則 是，規則</text:span><text:span text:style-name="T86"> extend </text:span><text:span text:style-name="T280">某一特定規則</text:span>。</text:p>
                                          <text:list>
                                            <text:list-item>
                                              <text:p text:style-name="P213"><text:span text:style-name="T88">extend</text:span><text:span text:style-name="T20"> </text:span>是<text:span text:style-name="T21">（</text:span><text:span text:style-name="T88">C++、</text:span>程式語言 的<text:span text:style-name="T21">）</text:span><text:span text:style-name="T88">extend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4">明顯例子。</text:p>
                                      <text:list>
                                        <text:list-item>
                                          <text:p text:style-name="P215"><text:span text:style-name="T86">(規則</text:span><text:span text:style-name="T235">1</text:span><text:span text:style-name="T86">)</text:span><text:span text:style-name="T152"> </text:span><text:span text:style-name="T156">↔</text:span><text:span text:style-name="T152"> 使用黑棋和白棋、棋子</text:span>要下在網格線的交叉點上面。</text:p>
                                        </text:list-item>
                                        <text:list-item>
                                          <text:p text:style-name="P216"><text:span text:style-name="T86">(規則</text:span><text:span text:style-name="T229">2</text:span><text:span text:style-name="T231">,</text:span><text:span text:style-name="T229">規則</text:span><text:span text:style-name="T230">1</text:span><text:span text:style-name="T86">) </text:span><text:span text:style-name="T156">↔</text:span><text:span text:style-name="T86"> 圍棋、五子棋、黑白棋 的 規則。</text:span></text:p>
                                          <text:list>
                                            <text:list-item>
                                              <text:p text:style-name="P216"><text:span text:style-name="T86">明顯例子，(規則</text:span><text:span text:style-name="T229">2</text:span><text:span text:style-name="T231">,</text:span><text:span text:style-name="T229">規則</text:span><text:span text:style-name="T230">1</text:span><text:span text:style-name="T86">) </text:span><text:span text:style-name="T156">↔</text:span><text:span text:style-name="T86">（圍棋）圍吃、</text:span><text:span text:style-name="T87">佔地最多的玩家勝利</text:span><text:span text:style-name="T86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7">明顯例子，假定，第一個個體、第二個個體 進行 圍棋遊戲。</text:p>
                                          <text:list>
                                            <text:list-item>
                                              <text:p text:style-name="P217">圍棋規則<text:span text:style-name="T152"> </text:span><text:span text:style-name="T156">↔</text:span><text:span text:style-name="T152"> 潛能</text:span>。</text:p>
                                            </text:list-item>
                                            <text:list-item>
                                              <text:p text:style-name="P218"><text:span text:style-name="T152">進行（圍棋遊戲）、遵循（圍棋規則）</text:span><text:span text:style-name="T156">↔</text:span><text:span text:style-name="T152"> 實現（潛能）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9">明顯例子，假定，第一個個體、第二個個體 沒有進行 圍棋遊戲。</text:p>
                                          <text:list>
                                            <text:list-item>
                                              <text:p text:style-name="P219">圍棋規則<text:span text:style-name="T152"> </text:span><text:span text:style-name="T156">↔</text:span><text:span text:style-name="T152"> 潛能</text:span>。</text:p>
                                            </text:list-item>
                                            <text:list-item>
                                              <text:p text:style-name="P219"><text:span text:style-name="T152">沒有進行（圍棋遊戲）</text:span><text:span text:style-name="T156">↔</text:span><text:span text:style-name="T152"> 沒有實現（潛能）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0">明顯例子，假定，第一個個體、第二個個體 進行 彈性碰撞。</text:p>
                                          <text:list>
                                            <text:list-item>
                                              <text:p text:style-name="P221"><text:span text:style-name="T152">動能守恆 </text:span><text:span text:style-name="T156">↔</text:span><text:span text:style-name="T152"> 潛能</text:span>。</text:p>
                                            </text:list-item>
                                            <text:list-item>
                                              <text:p text:style-name="P222"><text:span text:style-name="T152">進行（彈性</text:span>碰撞<text:span text:style-name="T152">）、遵循（動能守恆）</text:span><text:span text:style-name="T156">↔</text:span><text:span text:style-name="T152"> 實現（潛能）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2">明顯例子，假定，第一個個體、第二個個體 進行 電鍍反應。</text:p>
                                          <text:list>
                                            <text:list-item>
                                              <text:p text:style-name="P222"><text:span text:style-name="T152">異性相吸 </text:span><text:span text:style-name="T156">↔</text:span><text:span text:style-name="T152"> 潛能</text:span>。</text:p>
                                            </text:list-item>
                                            <text:list-item>
                                              <text:p text:style-name="P223"><text:span text:style-name="T152">進行（</text:span>電鍍反應<text:span text:style-name="T152">）、遵循（異性相吸）</text:span><text:span text:style-name="T156">↔</text:span><text:span text:style-name="T152"> 實現（潛能）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4">明顯例子，<text:span text:style-name="T280">物理定律 </text:span><text:span text:style-name="T169">↔</text:span><text:span text:style-name="T280">（程式語言的）類別</text:span>。</text:p>
                                  <text:list>
                                    <text:list-item>
                                      <text:p text:style-name="P225"><text:span text:style-name="T280">（微觀</text:span><text:span text:style-name="T86">尺度</text:span><text:span text:style-name="T280">的）物理定律 </text:span><text:span text:style-name="T169">↔</text:span><text:span text:style-name="T280"> 類別、</text:span><text:span text:style-name="T86">(類別</text:span><text:span text:style-name="T235">1</text:span><text:span text:style-name="T86">)</text:span>。</text:p>
                                    </text:list-item>
                                    <text:list-item>
                                      <text:p text:style-name="P216"><text:span text:style-name="T280">（</text:span><text:span text:style-name="T86">古典尺度</text:span><text:span text:style-name="T280">的）物理定律 </text:span><text:span text:style-name="T169">↔</text:span><text:span text:style-name="T280"> 繼承某一特定類別的類別、</text:span><text:span text:style-name="T86">(類別</text:span><text:span text:style-name="T236">2</text:span><text:span text:style-name="T231">,</text:span><text:span text:style-name="T229">類別</text:span><text:span text:style-name="T230">1</text:span><text:span text:style-name="T86">)</text:span>。</text:p>
                                      <text:list>
                                        <text:list-item>
                                          <text:p text:style-name="P226">繼承 是<text:span text:style-name="T21">（</text:span><text:span text:style-name="T88">C++、</text:span>程式語言 的<text:span text:style-name="T21">）</text:span><text:span text:style-name="T88">extend</text:span>。<text:span text:style-name="T275">{繼承 有機率是 單一繼承、多重繼承}</text:span></text:p>
                                        </text:list-item>
                                        <text:list-item>
                                          <text:p text:style-name="P227">類別 是（<text:span text:style-name="T88">C++、</text:span>程式語言 的）<text:span text:style-name="T153">class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6">明顯例子。</text:p>
                                      <text:list>
                                        <text:list-item>
                                          <text:p text:style-name="P228"><text:span text:style-name="T86">(類別</text:span><text:span text:style-name="T235">1</text:span><text:span text:style-name="T86">) </text:span><text:span text:style-name="T156">↔</text:span><text:span text:style-name="T86"> 動物</text:span>。</text:p>
                                        </text:list-item>
                                        <text:list-item>
                                          <text:p text:style-name="P216"><text:span text:style-name="T86">(類別</text:span><text:span text:style-name="T236">2</text:span><text:span text:style-name="T231">,</text:span><text:span text:style-name="T229">類別</text:span><text:span text:style-name="T230">1</text:span><text:span text:style-name="T86">) </text:span><text:span text:style-name="T156">↔</text:span><text:span text:style-name="T86"> 鳥類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8">規則的規則。</text:p>
                                  <text:list>
                                    <text:list-item>
                                      <text:p text:style-name="P393"><text:span text:style-name="T281">規則的規則 是 </text:span><text:span text:style-name="T89">(規則)</text:span><text:span text:style-name="T9">2</text:span>。</text:p>
                                      <text:list>
                                        <text:list-item>
                                          <text:p text:style-name="P229"><text:span text:style-name="T281">規則的規則 是 讓 規則 能夠成立的 規則</text:span>。</text:p>
                                        </text:list-item>
                                        <text:list-item>
                                          <text:p text:style-name="P229"><text:span text:style-name="T281">某一特定規則的規則 是 讓 該規則 能夠成立的 規則</text:span>。</text:p>
                                        </text:list-item>
                                        <text:list-item>
                                          <text:p text:style-name="P230"><text:span text:style-name="T281">（某一特定規則 的）規則 是（讓 該規則 能夠成立的）規則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1">明顯例子。</text:p>
                                      <text:list>
                                        <text:list-item>
                                          <text:p text:style-name="P231"><text:span text:style-name="T89">規則</text:span><text:span text:style-name="T152"> </text:span><text:span text:style-name="T156">↔</text:span><text:span text:style-name="T152"> 圍棋規則</text:span>。</text:p>
                                        </text:list-item>
                                        <text:list-item>
                                          <text:p text:style-name="P232"><text:span text:style-name="T89">(規則)</text:span><text:span text:style-name="T9">2</text:span><text:span text:style-name="T152"> </text:span><text:span text:style-name="T156">↔</text:span><text:span text:style-name="T152"> (分類在 光學、生物學、經驗法則 的)物理定律</text:span>。</text:p>
                                          <text:list>
                                            <text:list-item>
                                              <text:p text:style-name="P233">光學 的 明顯例子，（假想）白光、黑光。<text:span text:style-name="T275">{能夠分辨 白棋、黑棋}</text:span></text:p>
                                            </text:list-item>
                                            <text:list-item>
                                              <text:p text:style-name="P234"><text:span text:style-name="T152">生物學</text:span> 的 明顯例子，棋手。<text:span text:style-name="T276">{能夠進行 圍棋遊戲}</text:span></text:p>
                                            </text:list-item>
                                            <text:list-item>
                                              <text:p text:style-name="P233">經驗法則 的 明顯<text:span text:style-name="T21">例子，</text:span><text:span text:style-name="T90">2維空間（以上</text:span><text:span text:style-name="T282">）。</text:span><text:span text:style-name="T276">{能夠擺放 棋子}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3">明顯例子。</text:p>
                                      <text:list>
                                        <text:list-item>
                                          <text:p text:style-name="P233"><text:span text:style-name="T89">規則</text:span><text:span text:style-name="T152"> </text:span><text:span text:style-name="T156">↔</text:span><text:span text:style-name="T152"> 籃球規則</text:span>。</text:p>
                                        </text:list-item>
                                        <text:list-item>
                                          <text:p text:style-name="P235"><text:span text:style-name="T89">(規則)</text:span><text:span text:style-name="T9">2</text:span><text:span text:style-name="T152"> </text:span><text:span text:style-name="T156">↔</text:span><text:span text:style-name="T152">（萬有引力、彈性碰撞、作用力與反作用力 的）物理定律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5">明顯例子。</text:p>
                                      <text:list>
                                        <text:list-item>
                                          <text:p text:style-name="P235">假定，第一個規則 是 第二個規則的 規則。</text:p>
                                          <text:list>
                                            <text:list-item>
                                              <text:p text:style-name="P235">第二個規則 是 <text:span text:style-name="T86">(規則)</text:span><text:span text:style-name="T11">2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5">假定，第一個規則 成立。</text:p>
                                          <text:list>
                                            <text:list-item>
                                              <text:p text:style-name="P235">第二個規則 有機率 成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5">假定，第一個規則 不成立。</text:p>
                                          <text:list>
                                            <text:list-item>
                                              <text:p text:style-name="P235">第二個規則 不成立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5">明顯例子。</text:p>
                                      <text:list>
                                        <text:list-item>
                                          <text:p text:style-name="P235">假定，第一個規則 是 第二個規則的 規則。</text:p>
                                          <text:list>
                                            <text:list-item>
                                              <text:p text:style-name="P235">第二個規則 是 <text:span text:style-name="T86">(規則</text:span><text:span text:style-name="T11">2,</text:span><text:span text:style-name="T8">規則</text:span><text:span text:style-name="T10">1</text:span><text:span text:style-name="T86">)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5">假定，第三個規則 繼承 第二個規則。</text:p>
                                          <text:list>
                                            <text:list-item>
                                              <text:p text:style-name="P235">第三個規則 是 <text:span text:style-name="T86">(規則</text:span><text:span text:style-name="T229">3</text:span><text:span text:style-name="T86">(→</text:span><text:span text:style-name="T91">規則</text:span><text:span text:style-name="T19">2</text:span><text:span text:style-name="T12">,</text:span><text:span text:style-name="T8">規則</text:span><text:span text:style-name="T10">1</text:span><text:span text:style-name="T86">))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5">假定，第一個規則 成立。</text:p>
                                          <text:list>
                                            <text:list-item>
                                              <text:p text:style-name="P235">第二個規則 有機率 成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5">假定，第一個規則、第二個規則 成立。</text:p>
                                          <text:list>
                                            <text:list-item>
                                              <text:p text:style-name="P235">第三個規則 有機率 成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5">假定，第一個規則 不成立。</text:p>
                                          <text:list>
                                            <text:list-item>
                                              <text:p text:style-name="P235">第二個規則、第三個規則 不成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35">假定，第二個規則不成立。</text:p>
                                          <text:list>
                                            <text:list-item>
                                              <text:p text:style-name="P235">第三個規則 不成立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0">明顯例子，某一特定個體 有機率 <text:span text:style-name="T151">記錄、好奇、探索 </text:span>人類。</text:p>
                      <text:list>
                        <text:list-item>
                          <text:p text:style-name="P160">該個體 有機率，從 人類 <text:span text:style-name="T151">記錄、好奇、探索</text:span> 細胞。</text:p>
                        </text:list-item>
                        <text:list-item>
                          <text:p text:style-name="P160">該個體 有機率，從 細胞 <text:span text:style-name="T151">記錄、好奇、探索</text:span> 碳。</text:p>
                        </text:list-item>
                        <text:list-item>
                          <text:p text:style-name="P160">該個體 有機率，從 碳 <text:span text:style-name="T151">記錄、好奇、探索</text:span> 電子。</text:p>
                          <text:list>
                            <text:list-item>
                              <text:p text:style-name="P161">該個體 有機率，從 碳<text:span text:style-name="T280">（</text:span>的 電子<text:span text:style-name="T151">、</text:span>內在物質<text:span text:style-name="T280">）</text:span><text:span text:style-name="T151">記錄、好奇、探索</text:span> 電子。</text:p>
                            </text:list-item>
                            <text:list-item>
                              <text:p text:style-name="P162">該個體 有機率，從 碳的 內在物質<text:span text:style-name="T151">、</text:span>內部機制 <text:span text:style-name="T151">記錄、好奇、探索</text:span> 電子。</text:p>
                              <text:list>
                                <text:list-item>
                                  <text:p text:style-name="P236"><text:span text:style-name="T190">碳 </text:span><text:span text:style-name="T169">↔</text:span><text:span text:style-name="T280">（古典尺度的）物理定律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3">明顯例子，其他宇宙胞 有機率有，本宇宙胞 沒有的 定律、機制、現象、本質、存在、變化。</text:p>
                </text:list-item>
                <text:list-item>
                  <text:p text:style-name="P164">明顯例子，宗疊世界 有機率有，本世界 沒有的 定律、機制、現象、本質、存在、變化。</text:p>
                </text:list-item>
                <text:list-item>
                  <text:p text:style-name="P165">假定，該個體 跳出舊的、進入新的、保持擁有 觀念、概念、框框、侷限、投影世界觀。</text:p>
                  <text:list>
                    <text:list-item>
                      <text:p text:style-name="P388"><text:span text:style-name="T170">假定，該個體 實驗、</text:span>驗證<text:span text:style-name="T170"> 該觀念、該概念、該框框、該侷限、該投影</text:span>世界<text:span text:style-name="T170">觀</text:span>。</text:p>
                      <text:list>
                        <text:list-item>
                          <text:p text:style-name="P166">該個體 有機率會發現 全新的 物理定律、化學反應、萬物法則。</text:p>
                        </text:list-item>
                        <text:list-item>
                          <text:p text:style-name="P166">明顯例子，大膽假設、小心求證。</text:p>
                        </text:list-item>
                      </text:list>
                    </text:list-item>
                    <text:list-item>
                      <text:p text:style-name="P166">提升 投影世界觀 <text:span text:style-name="T168">↔</text:span><text:span text:style-name="T279"> 內捲</text:span>。</text:p>
                    </text:list-item>
                    <text:list-item>
                      <text:p text:style-name="P167">昇華 投影世界觀 <text:span text:style-name="T168">↔</text:span><text:span text:style-name="T279"> 反內捲</text:span>。</text:p>
                      <text:list>
                        <text:list-item>
                          <text:p text:style-name="P237">提升、昇華 都 很重要。</text:p>
                          <text:list>
                            <text:list-item>
                              <text:p text:style-name="P237">明顯例子，液態水。</text:p>
                              <text:list>
                                <text:list-item>
                                  <text:p text:style-name="P237">加熱 液態水，動能 提升，<text:span text:style-name="T21">(逐漸)</text:span>變成 溫度更高的、平均動能更高的 液態水。</text:p>
                                </text:list-item>
                                <text:list-item>
                                  <text:p text:style-name="P238">加熱 液態水，相態 昇華，<text:span text:style-name="T21">(逐漸)</text:span>變成 氣態水。</text:p>
                                </text:list-item>
                                <text:list-item>
                                  <text:p text:style-name="P239">液態水的 動能 提升到 某一特定 閥值、臨界值。</text:p>
                                  <text:list>
                                    <text:list-item>
                                      <text:p text:style-name="P239">液態水的 相態 昇華成 氣態水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5">明顯例子，古希臘 受限於、被限制在 土水火風、地球不動 的 觀念、概念、框框 當中。</text:p>
                      <text:list>
                        <text:list-item>
                          <text:p text:style-name="P165">歐洲、牛頓、哥白尼 跳出 該觀念、該概念、該框框、該侷限、該投影世界觀。</text:p>
                        </text:list-item>
                        <text:list-item>
                          <text:p text:style-name="P168">愛因斯坦 跳出 牛頓、古典力學 的 觀念、概念、框框、侷限、投影世界觀。</text:p>
                        </text:list-item>
                      </text:list>
                    </text:list-item>
                    <text:list-item>
                      <text:p text:style-name="P165">不是、不能 任意、隨意 跳出舊的 投影世界觀。</text:p>
                      <text:list>
                        <text:list-item>
                          <text:p text:style-name="P165">原因很明顯，有機率 斷鏈、跳出更正確的投影世界觀、擁有更錯誤的投影世界觀。</text:p>
                          <text:list>
                            <text:list-item>
                              <text:p text:style-name="P165">更正確的投影世界觀 是 更近似、更契合（當下的）真實世界的 投影世界觀。</text:p>
                            </text:list-item>
                          </text:list>
                        </text:list-item>
                        <text:list-item>
                          <text:p text:style-name="P169">跳出舊的 投影世界觀 的 明顯例子，進化論、破四舊、焚書坑儒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89"><text:bookmark-start text:name="時間、空間"/>時間、空間<text:bookmark-end text:name="時間、空間"/></text:p>
          <text:list>
            <text:list-item>
              <text:p text:style-name="P170">時間、空間。</text:p>
              <text:list>
                <text:list-item>
                  <text:p text:style-name="P390">時間<text:span text:style-name="T191"> </text:span><text:span text:style-name="T159">↔</text:span><text:span text:style-name="T192"> 變化</text:span><text:span text:style-name="T170">、個體</text:span><text:span text:style-name="T171">的變化</text:span>。</text:p>
                </text:list-item>
                <text:list-item>
                  <text:p text:style-name="P391">空間<text:span text:style-name="T191"> </text:span><text:span text:style-name="T159">↔</text:span><text:span text:style-name="T192"> 存在</text:span><text:span text:style-name="T170">、個體</text:span><text:span text:style-name="T171">的存在</text:span><text:span text:style-name="T170">、個體</text:span>。</text:p>
                </text:list-item>
              </text:list>
            </text:list-item>
            <text:list-item>
              <text:p text:style-name="P171">時間、空間。</text:p>
              <text:list>
                <text:list-item>
                  <text:p text:style-name="P171">時間<text:span text:style-name="T191"> </text:span><text:span text:style-name="T159">↔</text:span><text:span text:style-name="T192"> </text:span>波、連綿不斷的個體。</text:p>
                </text:list-item>
                <text:list-item>
                  <text:p text:style-name="P171">空間<text:span text:style-name="T191"> </text:span><text:span text:style-name="T159">↔</text:span><text:span text:style-name="T192"> </text:span>粒子、多個粒子（組成的 個體）。</text:p>
                  <text:list>
                    <text:list-item>
                      <text:p text:style-name="P374">（波、粒子 的 相關描述在 <text:span text:style-name="T186">世界學</text:span> 文件群的 <text:span text:style-name="T186">波、粒子</text:span>）</text:p>
                    </text:list-item>
                  </text:list>
                </text:list-item>
              </text:list>
            </text:list-item>
            <text:list-item>
              <text:p text:style-name="P172">時間、空間。</text:p>
              <text:list>
                <text:list-item>
                  <text:p text:style-name="P172">明顯例子，某一特定個體 有機率 看不到、感測不<text:span text:style-name="T21">到（時間）</text:span><text:span text:style-name="T29">1世紀之後的 </text:span><text:span text:style-name="T197">景象</text:span>。</text:p>
                  <text:list>
                    <text:list-item>
                      <text:p text:style-name="P172">某一特定遙視個體 有機率 看得到、感測得到（下游的）其他<text:span text:style-name="T20">&lt;?3&gt;</text:span>個體。</text:p>
                    </text:list-item>
                    <text:list-item>
                      <text:p text:style-name="P173">某一特定遙視個體 有機率 看得到、感測得到（等效於）<text:span text:style-name="T20">&lt;_?3_&gt;</text:span>個體 <text:span text:style-name="T29">1世紀之後的 </text:span><text:span text:style-name="T197">景象</text:span>。</text:p>
                    </text:list-item>
                  </text:list>
                </text:list-item>
                <text:list-item>
                  <text:p text:style-name="P172">明顯例子，某一特定個體 有機率 看得到、感測得<text:span text:style-name="T21">到（空間）</text:span><text:span text:style-name="T29">1公尺之後的 </text:span><text:span text:style-name="T197">景象</text:span>。</text:p>
                </text:list-item>
              </text:list>
            </text:list-item>
            <text:list-item>
              <text:p text:style-name="P172">時間 相依於 密度。</text:p>
              <text:list>
                <text:list-item>
                  <text:p text:style-name="P172">密度 越高，時間 越慢。</text:p>
                </text:list-item>
                <text:list-item>
                  <text:p text:style-name="P172">明顯例子，時間 相依於 空間節點密度。</text:p>
                </text:list-item>
                <text:list-item>
                  <text:p text:style-name="P172">明顯例子，假定，空間 蘊含 某一特定個體。</text:p>
                  <text:list>
                    <text:list-item>
                      <text:p text:style-name="P172">假定，空間 密度 增加。</text:p>
                      <text:list>
                        <text:list-item>
                          <text:p text:style-name="P172">空間的 變化、時間、密度的增加速度 變慢。</text:p>
                        </text:list-item>
                        <text:list-item>
                          <text:p text:style-name="P172">該個體的 變化、時間 變慢。</text:p>
                        </text:list-item>
                        <text:list-item>
                          <text:p text:style-name="P172">該個體 折射。</text:p>
                        </text:list-item>
                        <text:list-item>
                          <text:p text:style-name="P172">空間、該個體 紫移。</text:p>
                        </text:list-item>
                      </text:list>
                    </text:list-item>
                    <text:list-item>
                      <text:p text:style-name="P172">假定，該個體 從 低密度的空間 進入 高密度的空間。</text:p>
                      <text:list>
                        <text:list-item>
                          <text:p text:style-name="P174">該個體（在 前進方向）的 變化、時間、進入速度 變慢。</text:p>
                          <text:list>
                            <text:list-item>
                              <text:p text:style-name="P172">已知，宗速 是 最高速度、最低速度、唯一速度。</text:p>
                              <text:list>
                                <text:list-item>
                                  <text:p text:style-name="P375">（宗速 的 相關描述在 <text:span text:style-name="T186">世界學</text:span> 文件群的 <text:span text:style-name="T186">宗速</text:span>）</text:p>
                                </text:list-item>
                                <text:list-item>
                                  <text:p text:style-name="P172">該個體的 其他方向的速度 變快。</text:p>
                                  <text:list>
                                    <text:list-item>
                                      <text:p text:style-name="P172">抽象例子，氣球。</text:p>
                                      <text:list>
                                        <text:list-item>
                                          <text:p text:style-name="P172">前後方向 擠壓 氣球。</text:p>
                                        </text:list-item>
                                        <text:list-item>
                                          <text:p text:style-name="P172">氣球 從 其他方向 膨脹。</text:p>
                                          <text:list>
                                            <text:list-item>
                                              <text:p text:style-name="P172">其他方向 的 明顯例子，上下方向、左右方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2">該個體 折射。</text:p>
                        </text:list-item>
                        <text:list-item>
                          <text:p text:style-name="P172">該個體 紫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2">假定，空間 是<text:span text:style-name="T21"> </text:span><text:span text:style-name="T30">n</text:span><text:span text:style-name="T199">維個體。</text:span></text:p>
              <text:list>
                <text:list-item>
                  <text:p text:style-name="P175">時間 是 <text:span text:style-name="T30">n</text:span><text:span text:style-name="T199">維個體（以下）。</text:span></text:p>
                </text:list-item>
                <text:list-item>
                  <text:p text:style-name="P176">假定，空間 蘊含<text:span text:style-name="T21"> 某一特定</text:span><text:span text:style-name="T200">個體。</text:span></text:p>
                  <text:list>
                    <text:list-item>
                      <text:p text:style-name="P240"><text:span text:style-name="T21">假定，該個體 是 </text:span><text:span text:style-name="T30">m</text:span>維個體、<text:span text:style-name="T30">m</text:span>維存在<text:span text:style-name="T21">。</text:span></text:p>
                      <text:list>
                        <text:list-item>
                          <text:p text:style-name="P243"><text:span text:style-name="T21">n </text:span><text:span text:style-name="T92">≥</text:span><text:span text:style-name="T21"> m。</text:span></text:p>
                        </text:list-item>
                        <text:list-item>
                          <text:p text:style-name="P241"><text:span text:style-name="T21">該</text:span>個體的 時間、變化 是 <text:span text:style-name="T30">m</text:span>維個體（以下）。</text:p>
                          <text:list>
                            <text:list-item>
                              <text:p text:style-name="P242"><text:span text:style-name="T21">（基於、根基是 該</text:span>個體 的）時間、變化 是 <text:span text:style-name="T30">m</text:span>維個體（以下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6"><text:bookmark-start text:name="宗速"/>宗速<text:bookmark-end text:name="宗速"/></text:p>
          <text:list>
            <text:list-item>
              <text:p text:style-name="P376">（宗速 的 相關描述在 <text:span text:style-name="T186">新生之書</text:span>的 <text:span text:style-name="T186">能量、儲量</text:span> 文件群的 <text:span text:style-name="T186">宗速</text:span>）</text:p>
            </text:list-item>
            <text:list-item>
              <text:p text:style-name="P177">明顯例子，假定，第一個個體 蘊含 第二個個體。</text:p>
              <text:list>
                <text:list-item>
                  <text:p text:style-name="P177">假定，當下、某一特定時間座標，第二個個體 在 某一特定空間座標。</text:p>
                </text:list-item>
                <text:list-item>
                  <text:p text:style-name="P178">第二個個體的 速度 是 宗速。</text:p>
                  <text:list>
                    <text:list-item>
                      <text:p text:style-name="P179">宗速 相依於 第一個個體、第二個個體 的 材料特性。</text:p>
                      <text:list>
                        <text:list-item>
                          <text:p text:style-name="P178">宗速 是 第一個個體的 傳遞（第二個個體的）速度。</text:p>
                        </text:list-item>
                        <text:list-item>
                          <text:p text:style-name="P178">宗速 是 第二個個體的 變化速度。</text:p>
                        </text:list-item>
                        <text:list-item>
                          <text:p text:style-name="P178">宗速 是（該空間座標、該時間座標 的）最高速度、最低速度、唯一速度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0">明顯例子。</text:p>
              <text:list>
                <text:list-item>
                  <text:p text:style-name="P180">假定，古典尺度，<text:span text:style-name="T21">第</text:span><text:span text:style-name="T50">1個個</text:span><text:span text:style-name="T209">體 是 靜止不動。</text:span></text:p>
                  <text:list>
                    <text:list-item>
                      <text:p text:style-name="P178">微觀尺度<text:span text:style-name="T21">，第</text:span><text:span text:style-name="T50">1個個體 繞著 第2個</text:span><text:span text:style-name="T209">個體 運動。</text:span></text:p>
                      <text:list>
                        <text:list-item>
                          <text:p text:style-name="P178"><text:span text:style-name="T21">第</text:span><text:span text:style-name="T51">1個</text:span><text:span text:style-name="T210">個體的 存在越大、變化越小，繞行的軌跡 越穩定、越週期性</text:span>。</text:p>
                          <text:list>
                            <text:list-item>
                              <text:p text:style-name="P178">明顯例子，行星的 公轉（橢圓）。</text:p>
                            </text:list-item>
                          </text:list>
                        </text:list-item>
                        <text:list-item>
                          <text:p text:style-name="P181"><text:span text:style-name="T21">第</text:span><text:span text:style-name="T51">1個</text:span><text:span text:style-name="T210">個體的 存在越小、變化越大，繞行的軌跡 越不穩定、越非週期性</text:span>。</text:p>
                          <text:list>
                            <text:list-item>
                              <text:p text:style-name="P181">明顯例子，電子的 公轉（機率雲）。</text:p>
                            </text:list-item>
                          </text:list>
                        </text:list-item>
                        <text:list-item>
                          <text:p text:style-name="P182"><text:span text:style-name="T50">第2個</text:span><text:span text:style-name="T209">個體 有機率是 靜止不動</text:span>。</text:p>
                          <text:list>
                            <text:list-item>
                              <text:p text:style-name="P181">第<text:span text:style-name="T52">2個個體 有機率是 n體系</text:span><text:span text:style-name="T211">統。</text:span></text:p>
                              <text:list>
                                <text:list-item>
                                  <text:p text:style-name="P181"><text:span text:style-name="T118">n </text:span><text:span text:style-name="T94">≥</text:span><text:span text:style-name="T118"> 0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3">假定，微觀尺度，<text:span text:style-name="T21">第</text:span><text:span text:style-name="T54">2</text:span><text:span text:style-name="T50">個個</text:span><text:span text:style-name="T209">體 是 靜止不動</text:span>。</text:p>
                  <text:list>
                    <text:list-item>
                      <text:p text:style-name="P184">（微觀尺度）<text:span text:style-name="T15">2</text:span><text:span text:style-name="T212">，</text:span><text:span text:style-name="T50">第2個</text:span><text:span text:style-name="T209">個體</text:span><text:span text:style-name="T50"> 繞著 第</text:span><text:span text:style-name="T53">3</text:span><text:span text:style-name="T50">個</text:span><text:span text:style-name="T209">個體 運動</text:span>。</text:p>
                    </text:list-item>
                  </text:list>
                </text:list-item>
                <text:list-item>
                  <text:p text:style-name="P183">假定，（微觀尺度）<text:span text:style-name="T15">i-</text:span><text:span text:style-name="T16">1</text:span>，<text:span text:style-name="T21">第</text:span><text:span text:style-name="T54">i</text:span><text:span text:style-name="T50">個個</text:span><text:span text:style-name="T209">體 是 靜止不動</text:span>。</text:p>
                  <text:list>
                    <text:list-item>
                      <text:p text:style-name="P184">（微觀尺度）<text:span text:style-name="T15">i</text:span><text:span text:style-name="T212">，</text:span><text:span text:style-name="T50">第</text:span><text:span text:style-name="T53">i</text:span><text:span text:style-name="T50">個</text:span><text:span text:style-name="T209">個體</text:span><text:span text:style-name="T50"> 繞著 第</text:span><text:span text:style-name="T53">（i+1）</text:span><text:span text:style-name="T50">個</text:span><text:span text:style-name="T209">個體 運動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">宗疊</text:p>
          <text:list>
            <text:list-item>
              <text:p text:style-name="P377">（<text:span text:style-name="T196">宗疊</text:span> 的 相關描述在 <text:span text:style-name="T186">新生之書</text:span>的 <text:span text:style-name="T98">_</text:span> 文件群的 <text:span text:style-name="T189">擁有、包覆、蘊含、宗疊</text:span>）</text:p>
            </text:list-item>
            <text:list-item>
              <text:p text:style-name="P245">明顯例子，假定，某一特定畫面的 某一特定像素點 擁有 顏色（存在、變化）。</text:p>
              <text:list>
                <text:list-item>
                  <text:p text:style-name="P246"><text:span text:style-name="T20">RGB</text:span>，紅色值個體、綠色值個體、藍色值個體 宗疊。</text:p>
                  <text:list>
                    <text:list-item>
                      <text:p text:style-name="P246">紅色值個體 有機率無法直接 感測、交互作用 綠色值個體、藍色值個體。</text:p>
                      <text:list>
                        <text:list-item>
                          <text:p text:style-name="P272">紅色值個體 有機率認定，綠色值個體 <text:span text:style-name="T21">是 完全</text:span><text:span text:style-name="T202">宗疊個體</text:span><text:span text:style-name="T21">、100%的宗</text:span>疊個體。</text:p>
                        </text:list-item>
                      </text:list>
                    </text:list-item>
                  </text:list>
                </text:list-item>
                <text:list-item>
                  <text:p text:style-name="P246"><text:span text:style-name="T20">ESL</text:span>，色調值個體、濃度值個體、亮度值個體 宗疊。</text:p>
                  <text:list>
                    <text:list-item>
                      <text:p text:style-name="P246">紅色值個體 有機率直接 感測、交互作用 色調值個體、濃度值個體、亮度值個體。</text:p>
                      <text:list>
                        <text:list-item>
                          <text:p text:style-name="P247">紅色值個體 有機率認定，色調值個體 是<text:span text:style-name="T21"> 部分</text:span><text:span text:style-name="T202">宗疊個體</text:span><text:span text:style-name="T21">、</text:span><text:span text:style-name="T31">x%的</text:span><text:span text:style-name="T202">宗疊個體</text:span>。</text:p>
                          <text:list>
                            <text:list-item>
                              <text:p text:style-name="P246"><text:span text:style-name="T101">100% </text:span><text:span text:style-name="T93">&gt;</text:span><text:span text:style-name="T101"> x% </text:span><text:span text:style-name="T93">&gt;</text:span><text:span text:style-name="T101"> 0%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6">紅色值個體 有機率間接 感測、交互作用 綠色值個體、藍色值個體。</text:p>
                    </text:list-item>
                    <text:list-item>
                      <text:p text:style-name="P248">色調值個體、濃度值個體、亮度值個體 有機率是 假想個體。</text:p>
                    </text:list-item>
                  </text:list>
                </text:list-item>
              </text:list>
            </text:list-item>
            <text:list-item>
              <text:p text:style-name="P248">明顯例子，程式語言。</text:p>
              <text:list>
                <text:list-item>
                  <text:p text:style-name="P248">假定，某一特定電腦 擁有 <text:span text:style-name="T102">n個</text:span><text:span text:style-name="T203">處理器</text:span>。</text:p>
                  <text:list>
                    <text:list-item>
                      <text:p text:style-name="P248">假定，該電腦 跑 某一特定程式碼。</text:p>
                    </text:list-item>
                    <text:list-item>
                      <text:p text:style-name="P248">假定，<text:span text:style-name="T32">n個</text:span><text:span text:style-name="T204">處理器 同時跑 該程式碼</text:span>。</text:p>
                      <text:list>
                        <text:list-item>
                          <text:p text:style-name="P249">該電腦 同時跑<text:span text:style-name="T21"> </text:span><text:span text:style-name="T32">n</text:span><text:span text:style-name="T204">個 該程式碼。</text:span></text:p>
                        </text:list-item>
                        <text:list-item>
                          <text:p text:style-name="P250">該電腦 有 <text:span text:style-name="T32">n</text:span><text:span text:style-name="T204">個 宗疊世界</text:span><text:span text:style-name="T21">。</text:span></text:p>
                          <text:list>
                            <text:list-item>
                              <text:p text:style-name="P251"><text:span text:style-name="T21">明顯例子，第</text:span><text:span text:style-name="T37">1</text:span><text:span text:style-name="T205">個處理器</text:span>、<text:span text:style-name="T20">第</text:span><text:span text:style-name="T114">2</text:span><text:span text:style-name="T205">個處理器 執行的 程式碼</text:span><text:span text:style-name="T20">程序</text:span><text:span text:style-name="T205"> 宗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2">假定，該程式碼 <text:span text:style-name="T21">在 第</text:span><text:span text:style-name="T33">10000行，宣告 變數i</text:span><text:span text:style-name="T35">=0、</text:span><text:span text:style-name="T40">變數j=0</text:span>。</text:p>
                    </text:list-item>
                    <text:list-item>
                      <text:p text:style-name="P253">假定，<text:span text:style-name="T21">第</text:span><text:span text:style-name="T37">1</text:span><text:span text:style-name="T205">個處理器 執行到 </text:span><text:span text:style-name="T21">第</text:span><text:span text:style-name="T33">1000</text:span><text:span text:style-name="T44">0</text:span><text:span text:style-name="T33">行</text:span><text:span text:style-name="T205">。</text:span></text:p>
                    </text:list-item>
                    <text:list-item>
                      <text:p text:style-name="P253">假定，<text:span text:style-name="T21">第</text:span><text:span text:style-name="T37">2</text:span><text:span text:style-name="T205">個處理器 執行到 </text:span><text:span text:style-name="T21">第</text:span><text:span text:style-name="T33">1000</text:span><text:span text:style-name="T44">0</text:span><text:span text:style-name="T33">行</text:span>。</text:p>
                    </text:list-item>
                    <text:list-item>
                      <text:p text:style-name="P254">在 同一個時間、同一個空間（<text:span text:style-name="T21">第</text:span><text:span text:style-name="T33">1000</text:span><text:span text:style-name="T44">0</text:span><text:span text:style-name="T33">行</text:span>）。</text:p>
                      <text:list>
                        <text:list-item>
                          <text:p text:style-name="P254"><text:span text:style-name="T21">第</text:span><text:span text:style-name="T37">1個處理器的i</text:span><text:span text:style-name="T21">、第</text:span><text:span text:style-name="T38">2</text:span><text:span text:style-name="T37">個處理器的i 同時存在</text:span>。</text:p>
                          <text:list>
                            <text:list-item>
                              <text:p text:style-name="P255"><text:span text:style-name="T21">第</text:span><text:span text:style-name="T37">1個處理器的i、</text:span><text:span text:style-name="T21">第</text:span><text:span text:style-name="T39">2</text:span><text:span text:style-name="T37">個處理器的i 是 不同個體</text:span><text:span text:style-name="T21">。</text:span></text:p>
                            </text:list-item>
                            <text:list-item>
                              <text:p text:style-name="P256"><text:span text:style-name="T21">第</text:span><text:span text:style-name="T37">1個處理器的i、</text:span><text:span text:style-name="T21">第</text:span><text:span text:style-name="T39">2</text:span><text:span text:style-name="T37">個處理器的i 的 數值 相同</text:span><text:span text:style-name="T21">。</text:span></text:p>
                            </text:list-item>
                          </text:list>
                        </text:list-item>
                        <text:list-item>
                          <text:p text:style-name="P257"><text:span text:style-name="T21">第</text:span><text:span text:style-name="T37">1個處理器的</text:span><text:span text:style-name="T43">j</text:span><text:span text:style-name="T21">、第</text:span><text:span text:style-name="T38">2</text:span><text:span text:style-name="T37">個處理器的</text:span><text:span text:style-name="T43">j</text:span><text:span text:style-name="T37"> 同時存在</text:span><text:span text:style-name="T21">。</text:span></text:p>
                          <text:list>
                            <text:list-item>
                              <text:p text:style-name="P258"><text:span text:style-name="T21">第</text:span><text:span text:style-name="T37">1個處理器的</text:span><text:span text:style-name="T42">j</text:span><text:span text:style-name="T37">、</text:span><text:span text:style-name="T21">第</text:span><text:span text:style-name="T39">2</text:span><text:span text:style-name="T37">個處理器的</text:span><text:span text:style-name="T42">j</text:span><text:span text:style-name="T37"> 是 不同個體</text:span>。</text:p>
                            </text:list-item>
                            <text:list-item>
                              <text:p text:style-name="P256"><text:span text:style-name="T21">第</text:span><text:span text:style-name="T37">1個處理器的</text:span><text:span text:style-name="T42">j</text:span><text:span text:style-name="T37">、</text:span><text:span text:style-name="T21">第</text:span><text:span text:style-name="T39">2</text:span><text:span text:style-name="T37">個處理器的</text:span><text:span text:style-name="T42">j</text:span><text:span text:style-name="T37"> 的 數值 相同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8">假定，該程式碼 <text:span text:style-name="T21">在 第</text:span><text:span text:style-name="T33">1000</text:span><text:span text:style-name="T36">1</text:span><text:span text:style-name="T33">行，讓 變數i</text:span><text:span text:style-name="T34">=</text:span><text:span text:style-name="T41">1</text:span>。</text:p>
                    </text:list-item>
                    <text:list-item>
                      <text:p text:style-name="P258">假定，該程式碼 <text:span text:style-name="T21">在 第</text:span><text:span text:style-name="T33">1000</text:span><text:span text:style-name="T41">2</text:span><text:span text:style-name="T33">行，讓 變數</text:span><text:span text:style-name="T41">j</text:span><text:span text:style-name="T34">=處理器的編號</text:span>。</text:p>
                    </text:list-item>
                    <text:list-item>
                      <text:p text:style-name="P258">假定，<text:span text:style-name="T21">第</text:span><text:span text:style-name="T37">1</text:span><text:span text:style-name="T205">個處理器 執行到 </text:span><text:span text:style-name="T21">第</text:span><text:span text:style-name="T33">1000</text:span><text:span text:style-name="T46">2</text:span><text:span text:style-name="T33">行</text:span><text:span text:style-name="T205">。</text:span></text:p>
                    </text:list-item>
                    <text:list-item>
                      <text:p text:style-name="P258">假定，<text:span text:style-name="T21">第</text:span><text:span text:style-name="T37">2</text:span><text:span text:style-name="T205">個處理器 執行到 </text:span><text:span text:style-name="T21">第</text:span><text:span text:style-name="T33">1000</text:span><text:span text:style-name="T45">2</text:span><text:span text:style-name="T33">行</text:span>。</text:p>
                    </text:list-item>
                    <text:list-item>
                      <text:p text:style-name="P258"><text:span text:style-name="T21">第</text:span><text:span text:style-name="T37">1個處理器的</text:span><text:span text:style-name="T45">j</text:span><text:span text:style-name="T37">、</text:span><text:span text:style-name="T21">第</text:span><text:span text:style-name="T39">2</text:span><text:span text:style-name="T37">個處理器的</text:span><text:span text:style-name="T45">j</text:span><text:span text:style-name="T37"> 的 數值 不同</text:span>。</text:p>
                    </text:list-item>
                    <text:list-item>
                      <text:p text:style-name="P259">假定<text:span text:style-name="T21">，物件a 是 第一個類別的 物件。</text:span></text:p>
                      <text:list>
                        <text:list-item>
                          <text:p text:style-name="P368">物件 是（程式語言、C++ 的）物件。</text:p>
                          <text:list>
                            <text:list-item>
                              <text:p text:style-name="P368">物件 是 使用 類別 宣告的 物件。</text:p>
                            </text:list-item>
                          </text:list>
                        </text:list-item>
                        <text:list-item>
                          <text:p text:style-name="P259"><text:span text:style-name="T20">類別 是（程式語言、C++ 的）</text:span><text:span text:style-name="T103">class</text:span><text:span text:style-name="T20">。</text:span></text:p>
                        </text:list-item>
                      </text:list>
                    </text:list-item>
                    <text:list-item>
                      <text:p text:style-name="P260">假定，第二個類別 繼承 第一個類別。</text:p>
                      <text:list>
                        <text:list-item>
                          <text:p text:style-name="P260">繼承 是（程<text:span text:style-name="T21">式語言、C++ 的）</text:span><text:span text:style-name="T48">extend</text:span>。</text:p>
                        </text:list-item>
                      </text:list>
                    </text:list-item>
                    <text:list-item>
                      <text:p text:style-name="P261">假定<text:span text:style-name="T20">，物件</text:span><text:span text:style-name="T105">b</text:span><text:span text:style-name="T20"> 是 第二個類別的 物件。</text:span></text:p>
                    </text:list-item>
                    <text:list-item>
                      <text:p text:style-name="P261">假<text:span text:style-name="T20">定，</text:span><text:span text:style-name="T104">n個</text:span><text:span text:style-name="T205">處理器的 效率、速率 不同。</text:span></text:p>
                    </text:list-item>
                    <text:list-item>
                      <text:p text:style-name="P261">假定，<text:span text:style-name="T20">第</text:span><text:span text:style-name="T104">1</text:span><text:span text:style-name="T205">個處理器 執行到 </text:span><text:span text:style-name="T20">第</text:span><text:span text:style-name="T107">100</text:span><text:span text:style-name="T110">1</text:span><text:span text:style-name="T109">0</text:span><text:span text:style-name="T107">行</text:span>。</text:p>
                    </text:list-item>
                    <text:list-item>
                      <text:p text:style-name="P261"><text:span text:style-name="T20">假定，第</text:span><text:span text:style-name="T104">2個處理器 執行到 </text:span><text:span text:style-name="T20">第</text:span><text:span text:style-name="T107">100</text:span><text:span text:style-name="T108">2</text:span><text:span text:style-name="T109">0</text:span><text:span text:style-name="T107">行</text:span><text:span text:style-name="T20">。</text:span></text:p>
                    </text:list-item>
                    <text:list-item>
                      <text:p text:style-name="P369">假定，第1個處理器、第2個處理器 能夠 感測、交互作用。</text:p>
                      <text:list>
                        <text:list-item>
                          <text:p text:style-name="P369">第1個處理器、第2個處理器 能夠 通訊。</text:p>
                        </text:list-item>
                      </text:list>
                    </text:list-item>
                    <text:list-item>
                      <text:p text:style-name="P262">第<text:span text:style-name="T21">1個處理器的 物件</text:span><text:span text:style-name="T106">b</text:span><text:span text:style-name="T21"> 有機率 感測、知道 第2個處理器的 物件</text:span><text:span text:style-name="T106">b</text:span><text:span text:style-name="T21">的 成員、狀態</text:span>。</text:p>
                      <text:list>
                        <text:list-item>
                          <text:p text:style-name="P262">第<text:span text:style-name="T21">1個處理器的物件</text:span><text:span text:style-name="T106">b</text:span><text:span text:style-name="T21"> 有機率通訊 第2個處理器的 物件</text:span><text:span text:style-name="T106">b</text:span>。</text:p>
                        </text:list-item>
                        <text:list-item>
                          <text:p text:style-name="P263"><text:span text:style-name="T20">第</text:span><text:span text:style-name="T104">1</text:span><text:span text:style-name="T205">個處理器的</text:span><text:span text:style-name="T20">物件</text:span><text:span text:style-name="T106">b</text:span><text:span text:style-name="T104"> 有機率觀測、知道 自己的 未來、可能性、有可能發生的未來</text:span>。</text:p>
                        </text:list-item>
                        <text:list-item>
                          <text:p text:style-name="P264">第<text:span text:style-name="T20">1個處理器的 物件</text:span><text:span text:style-name="T106">b</text:span><text:span text:style-name="T20"> 有機率，使用 方法 通訊 第2個處理器。</text:span></text:p>
                          <text:list>
                            <text:list-item>
                              <text:p text:style-name="P370">方法 是（程式語言的）函數。</text:p>
                            </text:list-item>
                            <text:list-item>
                              <text:p text:style-name="P265"><text:span text:style-name="T20">通訊</text:span><text:span text:style-name="T115"> </text:span><text:span text:style-name="T154">↔</text:span><text:span text:style-name="T115"> </text:span><text:span text:style-name="T20">遙視、感測、交互作用。</text:span></text:p>
                            </text:list-item>
                            <text:list-item>
                              <text:p text:style-name="P264"><text:span text:style-name="T20">反推出 </text:span><text:span text:style-name="T104">自己、其他個體 的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2">第<text:span text:style-name="T21">1個處理器的 物件</text:span><text:span text:style-name="T106">b</text:span><text:span text:style-name="T21"> 有機率 感測、知道 第2個處理器的 其他變數、程式執行狀態</text:span>。</text:p>
                    </text:list-item>
                    <text:list-item>
                      <text:p text:style-name="P262">第<text:span text:style-name="T21">1個處理器的 物件</text:span><text:span text:style-name="T106">b</text:span><text:span text:style-name="T21"> 有機率 感測、知道 該程式碼、第2個處理器、該電腦</text:span>。</text:p>
                      <text:list>
                        <text:list-item>
                          <text:p text:style-name="P262">第<text:span text:style-name="T21">1個處理器的 物件</text:span><text:span text:style-name="T106">b</text:span><text:span text:style-name="T21"> 有機率，使用 該程式碼，反推出 </text:span><text:span text:style-name="T37">自己、其他個體 的 未來</text:span>。</text:p>
                        </text:list-item>
                        <text:list-item>
                          <text:p text:style-name="P262">第<text:span text:style-name="T21">1個處理器的 物件</text:span><text:span text:style-name="T106">b</text:span><text:span text:style-name="T21"> 有機率，使用 該程式碼，反推出 </text:span><text:span text:style-name="T37">自己、其他個體 的 當下</text:span>。</text:p>
                        </text:list-item>
                        <text:list-item>
                          <text:p text:style-name="P260">第<text:span text:style-name="T20">1個處理器的 物件</text:span><text:span text:style-name="T106">b</text:span><text:span text:style-name="T20"> 有機率，使用 該程式碼，反推出 </text:span><text:span text:style-name="T104">自己、其他個體 的 過去</text:span>。</text:p>
                        </text:list-item>
                      </text:list>
                    </text:list-item>
                    <text:list-item>
                      <text:p text:style-name="P266">假定，<text:span text:style-name="T20">物件</text:span><text:span text:style-name="T106">b</text:span><text:span text:style-name="T21"> 擁有（</text:span><text:span text:style-name="T20">物件</text:span><text:span text:style-name="T112">a</text:span><text:span text:style-name="T47"> 沒有的）某一特定權限</text:span>。</text:p>
                      <text:list>
                        <text:list-item>
                          <text:p text:style-name="P266"><text:span text:style-name="T20">物件</text:span><text:span text:style-name="T111">a</text:span><text:span text:style-name="T21"> </text:span>有機率認定，該權限 是 超能力。</text:p>
                        </text:list-item>
                      </text:list>
                    </text:list-item>
                    <text:list-item>
                      <text:p text:style-name="P267"><text:span text:style-name="T112">第一個類別</text:span><text:span text:style-name="T206"> </text:span><text:span text:style-name="T154">↔</text:span><text:span text:style-name="T206"> 人類物種、沒有超能力的人類物種。</text:span></text:p>
                      <text:list>
                        <text:list-item>
                          <text:p text:style-name="P267"><text:span text:style-name="T112">第二個類別</text:span><text:span text:style-name="T206"> </text:span><text:span text:style-name="T154">↔</text:span><text:span text:style-name="T206"> 人類物種、擁有超能力的人類物種</text:span>。</text:p>
                        </text:list-item>
                        <text:list-item>
                          <text:p text:style-name="P268"><text:span text:style-name="T206">物件</text:span><text:span text:style-name="T115">a </text:span><text:span text:style-name="T154">↔</text:span><text:span text:style-name="T115"> </text:span><text:span text:style-name="T206">沒有超能力的人類個體</text:span>。</text:p>
                        </text:list-item>
                        <text:list-item>
                          <text:p text:style-name="P269"><text:span text:style-name="T116">物件b</text:span><text:span text:style-name="T115"> </text:span><text:span text:style-name="T154">↔</text:span><text:span text:style-name="T115"> </text:span><text:span text:style-name="T206">擁有超能力的人類個體</text:span>。</text:p>
                          <text:list>
                            <text:list-item>
                              <text:p text:style-name="P270"><text:span text:style-name="T21">第一個類別、物件</text:span><text:span text:style-name="T49">a 沒有的 </text:span><text:span text:style-name="T207">成員、方法</text:span><text:span text:style-name="T115"> </text:span><text:span text:style-name="T154">↔</text:span><text:span text:style-name="T115"> </text:span>超能力<text:span text:style-name="T207">。</text:span></text:p>
                              <text:list>
                                <text:list-item>
                                  <text:p text:style-name="P269">成員 是（程式語言的）變數。</text:p>
                                </text:list-item>
                                <text:list-item>
                                  <text:p text:style-name="P271">方法 是（程式語言的）函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3"><text:span text:style-name="T208">該電腦 擁有 第</text:span><text:span text:style-name="T113">1個處理器、</text:span><text:span text:style-name="T208">第</text:span><text:span text:style-name="T20">2</text:span><text:span text:style-name="T113">個處理器</text:span>。</text:p>
                        </text:list-item>
                        <text:list-item>
                          <text:p text:style-name="P274"><text:span text:style-name="T208">第</text:span><text:span text:style-name="T113">1個處理器執行的程式碼程序、</text:span><text:span text:style-name="T208">第</text:span><text:span text:style-name="T20">2</text:span><text:span text:style-name="T113">個處理器執行的程式碼程序 宗疊</text:span>。</text:p>
                          <text:list>
                            <text:list-item>
                              <text:p text:style-name="P274">宗疊層級。</text:p>
                              <text:list>
                                <text:list-item>
                                  <text:p text:style-name="P275">明顯例子，<text:span text:style-name="T113">處理器執行的程式碼程序</text:span><text:span text:style-name="T115"> </text:span><text:span text:style-name="T154">↔</text:span><text:span text:style-name="T115"> 第</text:span><text:span text:style-name="T117">1層級宗疊</text:span>。</text:p>
                                </text:list-item>
                                <text:list-item>
                                  <text:p text:style-name="P275">明顯例子，電腦<text:span text:style-name="T113">執行的程式碼程序</text:span><text:span text:style-name="T115"> </text:span><text:span text:style-name="T154">↔</text:span><text:span text:style-name="T115"> 第</text:span><text:span text:style-name="T117">2層級宗疊</text:span>。</text:p>
                                  <text:list>
                                    <text:list-item>
                                      <text:p text:style-name="P275">不同電腦 之間 有機率 沒有網路連線、區域網路連線、網際網路連線。</text:p>
                                    </text:list-item>
                                    <text:list-item>
                                      <text:p text:style-name="P275">不同電腦 之間 有機率 無線網路連線、有線網路連線。</text:p>
                                    </text:list-item>
                                    <text:list-item>
                                      <text:p text:style-name="P275">不同電腦 之間 有機率 藍芽連線、紅外線連線<text:span text:style-name="T21">、WIFI</text:span>連線、光纖連線。</text:p>
                                    </text:list-item>
                                  </text:list>
                                </text:list-item>
                                <text:list-item>
                                  <text:p text:style-name="P276">明顯例子，分散式系統<text:span text:style-name="T113">執行的程式碼程序</text:span><text:span text:style-name="T115"> </text:span><text:span text:style-name="T154">↔</text:span><text:span text:style-name="T115"> 第</text:span><text:span text:style-name="T119">3</text:span><text:span text:style-name="T117">層級宗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6"><text:bookmark-start text:name="平方"/>平方<text:bookmark-end text:name="平方"/></text:p>
          <text:list>
            <text:list-item>
              <text:p text:style-name="P277">平方 <text:span text:style-name="T161">↔</text:span><text:span text:style-name="T248">（</text:span><text:span text:style-name="T58">3</text:span><text:span text:style-name="T246">維運動 投影到）</text:span><text:span text:style-name="T58">2</text:span><text:span text:style-name="T246">維存在</text:span>。</text:p>
              <text:list>
                <text:list-item>
                  <text:p text:style-name="P278">平方 <text:span text:style-name="T161">↔</text:span><text:span text:style-name="T248">（</text:span><text:span text:style-name="T59">(粒子群的)</text:span><text:span text:style-name="T58">3</text:span><text:span text:style-name="T246">維運動 投影到）（粒子群的）</text:span><text:span text:style-name="T58">2</text:span><text:span text:style-name="T246">維存在</text:span><text:span text:style-name="T58">、（粒子的）1維</text:span><text:span text:style-name="T246">運動。</text:span></text:p>
                  <text:list>
                    <text:list-item>
                      <text:p text:style-name="P358"><text:span text:style-name="T21">2維</text:span>存在 的 明顯例子，<text:span text:style-name="T21">2維平面、2維曲面</text:span>。</text:p>
                    </text:list-item>
                    <text:list-item>
                      <text:p text:style-name="P359"><text:span text:style-name="T21">1維運動</text:span> <text:span text:style-name="T247">的 明顯例子，</text:span>直線運動、切線運動。</text:p>
                    </text:list-item>
                  </text:list>
                </text:list-item>
                <text:list-item>
                  <text:p text:style-name="P276">明顯例子，某一特定個體 在 空間，以 同心圓 發射 粒子群。</text:p>
                  <text:list>
                    <text:list-item>
                      <text:p text:style-name="P276">明顯例子，蠟燭 在 空間座標系，以 同心圓 發射 光。</text:p>
                    </text:list-item>
                    <text:list-item>
                      <text:p text:style-name="P279">假定，第<text:span text:style-name="T122">t</text:span><text:span text:style-name="T214">1</text:span><text:span text:style-name="T237">秒</text:span>，該個體、某一特定粒子群 之間的 距離 是<text:span text:style-name="T21"> S公</text:span>尺。</text:p>
                    </text:list-item>
                    <text:list-item>
                      <text:p text:style-name="P276">假定，第<text:span text:style-name="T122">t</text:span><text:span text:style-name="T214">1</text:span><text:span text:style-name="T237">秒</text:span>，該粒子群 佔據的 面積 是（<text:span text:style-name="T20">L</text:span><text:span text:style-name="T120"> * L</text:span><text:span text:style-name="T213">）</text:span><text:span text:style-name="T56">(公尺</text:span><text:span text:style-name="T4">2</text:span><text:span text:style-name="T57">)</text:span>。</text:p>
                    </text:list-item>
                    <text:list-item>
                      <text:p text:style-name="P279">假定，第<text:span text:style-name="T122">t</text:span><text:span text:style-name="T214">2</text:span><text:span text:style-name="T237">秒</text:span>，該個體、某一特定粒子群 之間的 距離 是<text:span text:style-name="T20"> </text:span><text:span text:style-name="T21">(</text:span><text:span text:style-name="T55">r * </text:span><text:span text:style-name="T20">S)</text:span><text:span text:style-name="T21">公</text:span>尺。</text:p>
                    </text:list-item>
                    <text:list-item>
                      <text:p text:style-name="P280">第<text:span text:style-name="T122">t</text:span><text:span text:style-name="T214">2</text:span><text:span text:style-name="T237">秒</text:span>，該粒子群 佔據的 面積 是（<text:span text:style-name="T121">r*L * r*L</text:span>）<text:span text:style-name="T56">(公尺</text:span><text:span text:style-name="T4">2</text:span><text:span text:style-name="T57">)</text:span>。</text:p>
                    </text:list-item>
                    <text:list-item>
                      <text:p text:style-name="P281">第<text:span text:style-name="T122">t</text:span><text:span text:style-name="T215">2</text:span><text:span text:style-name="T237">秒的面積、</text:span>第<text:span text:style-name="T122">t</text:span><text:span text:style-name="T214">1</text:span><text:span text:style-name="T237">秒的面積 的 比值</text:span><text:span text:style-name="T122"> =</text:span><text:span text:style-name="T238">（</text:span><text:span text:style-name="T240">r*L * r*L</text:span><text:span text:style-name="T238">）/（</text:span><text:span text:style-name="T239">L</text:span><text:span text:style-name="T241"> * L</text:span><text:span text:style-name="T244">）</text:span><text:span text:style-name="T242">= </text:span><text:span text:style-name="T243">r</text:span><text:span text:style-name="T245">2</text:span><text:span text:style-name="T240"> </text:span><text:span text:style-name="T242">=</text:span><text:span text:style-name="T122"> </text:span><text:span text:style-name="T124">距離比值</text:span><text:span text:style-name="T17">2</text:span>。</text:p>
                    </text:list-item>
                    <text:list-item>
                      <text:p text:style-name="P281">第<text:span text:style-name="T20">(</text:span><text:span text:style-name="T142">r*</text:span><text:span text:style-name="T20">S)公尺</text:span><text:span text:style-name="T237">的面積、</text:span>第<text:span text:style-name="T20">S公尺</text:span><text:span text:style-name="T237">的面積 的比值</text:span><text:span text:style-name="T122">=</text:span><text:span text:style-name="T238">（</text:span><text:span text:style-name="T240">r*L * r*L</text:span><text:span text:style-name="T238">）/（</text:span><text:span text:style-name="T239">L</text:span><text:span text:style-name="T241">*L</text:span><text:span text:style-name="T244">）</text:span><text:span text:style-name="T242">=</text:span><text:span text:style-name="T243">r</text:span><text:span text:style-name="T245">2</text:span><text:span text:style-name="T242">=</text:span><text:span text:style-name="T122"> </text:span><text:span text:style-name="T124">距離比值</text:span><text:span text:style-name="T17">2</text:span>。</text:p>
                    </text:list-item>
                    <text:list-item>
                      <text:p text:style-name="P282">前進距離 越增加，粒子群佔據的面積 越大，粒子群 越被稀釋，粒子群的 密度 越低。</text:p>
                    </text:list-item>
                    <text:list-item>
                      <text:p text:style-name="P360">相同面積，<text:span text:style-name="T249">第</text:span><text:span text:style-name="T126">(</text:span><text:span text:style-name="T139">r*S</text:span><text:span text:style-name="T126">)公尺</text:span><text:span text:style-name="T237">的粒子群數量、第</text:span><text:span text:style-name="T122">S公尺</text:span><text:span text:style-name="T237">的粒子群數量 的 比值</text:span><text:span text:style-name="T122"> =</text:span><text:span text:style-name="T127">1/</text:span><text:span text:style-name="T124">距離比值</text:span><text:span text:style-name="T17">2</text:span>。</text:p>
                    </text:list-item>
                  </text:list>
                </text:list-item>
                <text:list-item>
                  <text:p text:style-name="P283">明顯例子，某一特定個體 在 時間座標系，以 同心圓 發射 粒子群。</text:p>
                  <text:list>
                    <text:list-item>
                      <text:p text:style-name="P284">第<text:span text:style-name="T122">S</text:span><text:span text:style-name="T215">2</text:span><text:span text:style-name="T237">公尺的面積、</text:span>第<text:span text:style-name="T122">S</text:span><text:span text:style-name="T214">1</text:span><text:span text:style-name="T237">公尺的面積 的 比值</text:span><text:span text:style-name="T122"> = 時間比值</text:span><text:span text:style-name="T17">2</text:span>。</text:p>
                    </text:list-item>
                    <text:list-item>
                      <text:p text:style-name="P285">第<text:span text:style-name="T20">(</text:span><text:span text:style-name="T140">a </text:span><text:span text:style-name="T132">* </text:span><text:span text:style-name="T125">t</text:span><text:span text:style-name="T216">1</text:span><text:span text:style-name="T125">)秒</text:span><text:span text:style-name="T237">的面積、</text:span>第<text:span text:style-name="T125">t</text:span><text:span text:style-name="T214">1</text:span><text:span text:style-name="T122">秒</text:span><text:span text:style-name="T237">的面積 的 比值</text:span><text:span text:style-name="T122"> = 時間比值</text:span><text:span text:style-name="T17">2</text:span>。</text:p>
                      <text:list>
                        <text:list-item>
                          <text:p text:style-name="P286"><text:span text:style-name="T140">a </text:span><text:span text:style-name="T132">是 時間倍率</text:span>。</text:p>
                        </text:list-item>
                      </text:list>
                    </text:list-item>
                    <text:list-item>
                      <text:p text:style-name="P287"><text:span text:style-name="T252">相同面積範圍，</text:span>第<text:span text:style-name="T20">(</text:span><text:span text:style-name="T141">a*</text:span><text:span text:style-name="T125">t</text:span><text:span text:style-name="T216">1</text:span><text:span text:style-name="T20">)</text:span><text:span text:style-name="T125">秒</text:span><text:span text:style-name="T237">的粒子群數量、第</text:span><text:span text:style-name="T125">t</text:span><text:span text:style-name="T214">1</text:span><text:span text:style-name="T125">秒</text:span><text:span text:style-name="T237">的粒子群數量 的 比值</text:span><text:span text:style-name="T122">=</text:span><text:span text:style-name="T127">1/</text:span><text:span text:style-name="T122">時間比值</text:span><text:span text:style-name="T17">2</text:span>。</text:p>
                    </text:list-item>
                  </text:list>
                </text:list-item>
                <text:list-item>
                  <text:p text:style-name="P282">明顯例子，某一特定個體 在 速度座標系，以 同心圓 發射 粒子群。</text:p>
                  <text:list>
                    <text:list-item>
                      <text:p text:style-name="P288">第<text:span text:style-name="T122">S</text:span><text:span text:style-name="T215">2</text:span><text:span text:style-name="T237">公尺的面積、</text:span>第<text:span text:style-name="T122">S</text:span><text:span text:style-name="T214">1</text:span><text:span text:style-name="T237">公尺的面積 的 比值</text:span><text:span text:style-name="T122"> = </text:span><text:span text:style-name="T123">速度比值</text:span><text:span text:style-name="T17">2</text:span>。</text:p>
                    </text:list-item>
                    <text:list-item>
                      <text:p text:style-name="P289">第<text:span text:style-name="T135">v</text:span><text:span text:style-name="T232">2</text:span><text:span text:style-name="T125">(公尺/秒)</text:span><text:span text:style-name="T237">的面積、</text:span>第<text:span text:style-name="T135">v</text:span><text:span text:style-name="T232">1</text:span><text:span text:style-name="T125">(公尺/秒)</text:span><text:span text:style-name="T237">的面積 的 比值</text:span><text:span text:style-name="T122"> = </text:span><text:span text:style-name="T123">速度比值</text:span><text:span text:style-name="T17">2</text:span>。</text:p>
                    </text:list-item>
                    <text:list-item>
                      <text:p text:style-name="P290"><text:span text:style-name="T252">相同面積，</text:span>第<text:span text:style-name="T135">v</text:span><text:span text:style-name="T232">2</text:span><text:span text:style-name="T125">(公尺/秒)</text:span><text:span text:style-name="T237">的粒子群數量、第</text:span><text:span text:style-name="T135">v</text:span><text:span text:style-name="T232">1</text:span><text:span text:style-name="T125">(公尺/秒)</text:span><text:span text:style-name="T237">的粒子群數量 比值</text:span><text:span text:style-name="T122">=1/</text:span><text:span text:style-name="T128">(</text:span><text:span text:style-name="T122">v</text:span><text:span text:style-name="T217">2、</text:span><text:span text:style-name="T218">1</text:span><text:span text:style-name="T128">)</text:span><text:span text:style-name="T17">2</text:span>。</text:p>
                      <text:list>
                        <text:list-item>
                          <text:p text:style-name="P291"><text:span text:style-name="T122">v</text:span><text:span text:style-name="T217">2、</text:span><text:span text:style-name="T218">1</text:span><text:span text:style-name="T20"> </text:span>是 速度比值。</text:p>
                        </text:list-item>
                      </text:list>
                    </text:list-item>
                  </text:list>
                </text:list-item>
                <text:list-item>
                  <text:p text:style-name="P288">明顯例子，第一個個體 在 第二個個體的 座標系，以 同心圓 發射（第三個個體的）粒子群。</text:p>
                  <text:list>
                    <text:list-item>
                      <text:p text:style-name="P292">第<text:span text:style-name="T122">S</text:span><text:span text:style-name="T215">2</text:span><text:span text:style-name="T237">公尺的面積、</text:span>第<text:span text:style-name="T122">S</text:span><text:span text:style-name="T214">1</text:span><text:span text:style-name="T237">公尺的面積 的 比值</text:span><text:span text:style-name="T122"> = (</text:span>第二個個體的 比值<text:span text:style-name="T123">)</text:span><text:span text:style-name="T17">2</text:span>。</text:p>
                    </text:list-item>
                    <text:list-item>
                      <text:p text:style-name="P293">第<text:span text:style-name="T134">b</text:span><text:span text:style-name="T221">2</text:span>（<text:span text:style-name="T133">u</text:span>）<text:span text:style-name="T237">的面積、</text:span>第<text:span text:style-name="T134">b</text:span><text:span text:style-name="T222">1</text:span>（<text:span text:style-name="T133">u</text:span>）<text:span text:style-name="T237">的面積 的 比值</text:span><text:span text:style-name="T122"> = (</text:span><text:span text:style-name="T63">b</text:span><text:span text:style-name="T221">2、</text:span><text:span text:style-name="T226">1</text:span><text:span text:style-name="T123">)</text:span><text:span text:style-name="T17">2</text:span>。</text:p>
                      <text:list>
                        <text:list-item>
                          <text:p text:style-name="P294">假定，第二個個體 是<text:span text:style-name="T21"> </text:span><text:span text:style-name="T64">b</text:span>。</text:p>
                          <text:list>
                            <text:list-item>
                              <text:p text:style-name="P295">假定，粒子群 蘊含的 <text:span text:style-name="T60">初始</text:span><text:span text:style-name="T63">b</text:span><text:span text:style-name="T60"> 是 </text:span><text:span text:style-name="T63">b</text:span><text:span text:style-name="T219">1</text:span><text:span text:style-name="T250">。</text:span></text:p>
                            </text:list-item>
                            <text:list-item>
                              <text:p text:style-name="P296">假定，粒子群 蘊含的<text:span text:style-name="T21"> 結果</text:span><text:span text:style-name="T63">b</text:span><text:span text:style-name="T60"> 是 </text:span><text:span text:style-name="T63">b</text:span><text:span text:style-name="T220">2</text:span>。</text:p>
                            </text:list-item>
                            <text:list-item>
                              <text:p text:style-name="P297">假定，粒子群 蘊含的<text:span text:style-name="T21"> 比值</text:span><text:span text:style-name="T63">b</text:span><text:span text:style-name="T60"> 是 </text:span><text:span text:style-name="T63">b</text:span><text:span text:style-name="T221">2、</text:span><text:span text:style-name="T224">1</text:span>。</text:p>
                            </text:list-item>
                          </text:list>
                        </text:list-item>
                        <text:list-item>
                          <text:p text:style-name="P297">假定，<text:span text:style-name="T134">b</text:span><text:span text:style-name="T61">的 單位 是 </text:span><text:span text:style-name="T62">u</text:span><text:span text:style-name="T251">。</text:span></text:p>
                          <text:list>
                            <text:list-item>
                              <text:p text:style-name="P297">明顯例子，空間的 單位 是 公尺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8"><text:span text:style-name="T252">相同面積，</text:span>第<text:span text:style-name="T134">b</text:span><text:span text:style-name="T221">2</text:span>（<text:span text:style-name="T133">u</text:span>）<text:span text:style-name="T237">的粒子群數量、第</text:span><text:span text:style-name="T134">b</text:span><text:span text:style-name="T222">1</text:span>（<text:span text:style-name="T133">u</text:span>）<text:span text:style-name="T237">的粒子群數量 的 比值 </text:span><text:span text:style-name="T122">= 1 / </text:span><text:span text:style-name="T128">(</text:span><text:span text:style-name="T63">b</text:span><text:span text:style-name="T221">2、</text:span><text:span text:style-name="T225">1</text:span><text:span text:style-name="T128">)</text:span><text:span text:style-name="T17">2</text:span>。</text:p>
                    </text:list-item>
                    <text:list-item>
                      <text:p text:style-name="P299">假定，第三個個體 均勻分布。</text:p>
                    </text:list-item>
                    <text:list-item>
                      <text:p text:style-name="P299">在 第二個個體的 座標系。</text:p>
                      <text:list>
                        <text:list-item>
                          <text:p text:style-name="P299">第三個個體 距離 第一個個體 越遠，第三個個體的 密度 越低。</text:p>
                        </text:list-item>
                        <text:list-item>
                          <text:p text:style-name="P300"><text:span text:style-name="T252">相同粒子群數量，</text:span>第三個個體 距離 第一個個體 越遠，面積 越大。</text:p>
                          <text:list>
                            <text:list-item>
                              <text:p text:style-name="P301">假定，第<text:span text:style-name="T63">b</text:span><text:span text:style-name="T220">1</text:span> （<text:span text:style-name="T133">u</text:span>）的 面積 是 <text:span text:style-name="T136">A</text:span><text:span text:style-name="T233">1</text:span>。</text:p>
                              <text:list>
                                <text:list-item>
                                  <text:p text:style-name="P302"><text:span text:style-name="T63">b</text:span><text:span text:style-name="T220">1</text:span> 是（第二個個體的 座標系，第一個個體、第三個個體 之間的）距離。</text:p>
                                </text:list-item>
                              </text:list>
                            </text:list-item>
                            <text:list-item>
                              <text:p text:style-name="P303">第<text:span text:style-name="T63">b</text:span><text:span text:style-name="T223">2</text:span> （<text:span text:style-name="T133">u</text:span>）的 <text:span text:style-name="T128">面積 = </text:span><text:span text:style-name="T136">A</text:span><text:span text:style-name="T233">1</text:span><text:span text:style-name="T128"> *</text:span><text:span text:style-name="T129"> </text:span><text:span text:style-name="T128">(</text:span><text:span text:style-name="T63">b</text:span><text:span text:style-name="T221">2、</text:span><text:span text:style-name="T227">1</text:span><text:span text:style-name="T128">)</text:span><text:span text:style-name="T17">2</text:span>。</text:p>
                              <text:list>
                                <text:list-item>
                                  <text:p text:style-name="P304"><text:span text:style-name="T63">b</text:span><text:span text:style-name="T221">2、</text:span><text:span text:style-name="T228">1</text:span> 是（第二個個體的 座標系，第三個個體 位移的）距離<text:span text:style-name="T128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5"><text:span text:style-name="T252">相同面積，</text:span>第三個個體 距離 第一個個體 越遠，粒子群數量 越少。</text:p>
                          <text:list>
                            <text:list-item>
                              <text:p text:style-name="P306">假定， 距離 是 <text:span text:style-name="T63">b</text:span><text:span text:style-name="T221">2、</text:span><text:span text:style-name="T228">1</text:span><text:span text:style-name="T128">。</text:span></text:p>
                              <text:list>
                                <text:list-item>
                                  <text:p text:style-name="P307"><text:span text:style-name="T128">當下粒子群數量 = 過去粒子群數量 *</text:span><text:span text:style-name="T129"> </text:span><text:span text:style-name="T122">1 / </text:span><text:span text:style-name="T128">(</text:span><text:span text:style-name="T63">b</text:span><text:span text:style-name="T221">2、</text:span><text:span text:style-name="T228">1</text:span><text:span text:style-name="T128">)</text:span><text:span text:style-name="T17">2</text:span>。</text:p>
                                </text:list-item>
                              </text:list>
                            </text:list-item>
                            <text:list-item>
                              <text:p text:style-name="P307">假定，第<text:span text:style-name="T63">b</text:span><text:span text:style-name="T220">1</text:span> （<text:span text:style-name="T133">u</text:span>）的 粒子群數量 是 <text:span text:style-name="T137">c</text:span><text:span text:style-name="T233">1</text:span>。</text:p>
                            </text:list-item>
                            <text:list-item>
                              <text:p text:style-name="P308">第<text:span text:style-name="T63">b</text:span><text:span text:style-name="T223">2</text:span> （<text:span text:style-name="T133">u</text:span>）的 <text:span text:style-name="T128">粒子群數量 = </text:span><text:span text:style-name="T138">c</text:span><text:span text:style-name="T233">1</text:span><text:span text:style-name="T128"> </text:span><text:span text:style-name="T130">/ </text:span><text:span text:style-name="T128">(</text:span><text:span text:style-name="T63">b</text:span><text:span text:style-name="T221">2、</text:span><text:span text:style-name="T228">1</text:span><text:span text:style-name="T128">)</text:span><text:span text:style-name="T17">2</text:span>。</text:p>
                            </text:list-item>
                          </text:list>
                        </text:list-item>
                        <text:list-item>
                          <text:p text:style-name="P309">假定， <text:span text:style-name="T63">b</text:span><text:span text:style-name="T221">2</text:span><text:span text:style-name="T20"> = </text:span><text:span text:style-name="T147">0</text:span>。</text:p>
                          <text:list>
                            <text:list-item>
                              <text:p text:style-name="P309">第<text:span text:style-name="T63">b</text:span><text:span text:style-name="T223">2</text:span> （<text:span text:style-name="T133">u</text:span>）的 <text:span text:style-name="T128">粒子群數量</text:span><text:span text:style-name="T20"> = </text:span><text:span text:style-name="T147">0</text:span>。</text:p>
                            </text:list-item>
                            <text:list-item>
                              <text:p text:style-name="P379">（相關描述在 <text:span text:style-name="T186">世界學</text:span> 文件群的 <text:span text:style-name="T186">無窮大、無窮小</text:span> 的 <text:span text:style-name="T186">假定，汽車流水線 運作</text:span>）</text:p>
                            </text:list-item>
                          </text:list>
                        </text:list-item>
                        <text:list-item>
                          <text:p text:style-name="P310">假定，<text:span text:style-name="T63">b</text:span><text:span text:style-name="T221">2</text:span><text:span text:style-name="T20"> 無限趨近於 </text:span><text:span text:style-name="T148">0</text:span>。</text:p>
                          <text:list>
                            <text:list-item>
                              <text:p text:style-name="P310">第<text:span text:style-name="T63">b</text:span><text:span text:style-name="T223">2</text:span> （<text:span text:style-name="T133">u</text:span>）的 <text:span text:style-name="T128">粒子群數量</text:span><text:span text:style-name="T20"> = 粒子群 </text:span><text:span text:style-name="T148">剛生產出來的 數量</text:span>。</text:p>
                              <text:list>
                                <text:list-item>
                                  <text:p text:style-name="P310">抽象例子，汽車流水線 連續生產、連綿不斷生產的 的 生產數量。</text:p>
                                  <text:list>
                                    <text:list-item>
                                      <text:p text:style-name="P310">連續生產 的 明顯例子，（古典力學 認定的）連續。</text:p>
                                    </text:list-item>
                                  </text:list>
                                </text:list-item>
                                <text:list-item>
                                  <text:p text:style-name="P310">抽象例子，麵包工坊、麵包烤箱 剛出爐、一次出爐、一批一批 的 麵包數量。</text:p>
                                  <text:list>
                                    <text:list-item>
                                      <text:p text:style-name="P310">一批一批 的 明顯例子，（量子力學 認定的）一份一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4"><text:bookmark-start text:name="無窮大、無窮小"/>無窮大<text:bookmark-end text:name="無窮大、無窮小"/>、無窮小</text:p>
          <text:list>
            <text:list-item>
              <text:p text:style-name="P361">無窮<text:span text:style-name="T190">大、</text:span>無窮<text:span text:style-name="T190">小</text:span>。</text:p>
              <text:list>
                <text:list-item>
                  <text:p text:style-name="P362">無窮<text:span text:style-name="T190">大</text:span> 是 <text:span text:style-name="T190">無限大。</text:span></text:p>
                </text:list-item>
                <text:list-item>
                  <text:p text:style-name="P362">無窮<text:span text:style-name="T190">小</text:span> 是 <text:span text:style-name="T190">無限小</text:span>。</text:p>
                </text:list-item>
              </text:list>
            </text:list-item>
            <text:list-item>
              <text:p text:style-name="P363">數值、無窮。</text:p>
              <text:list>
                <text:list-item>
                  <text:p text:style-name="P364">數值、無窮。</text:p>
                  <text:list>
                    <text:list-item>
                      <text:p text:style-name="P403"><text:span text:style-name="T249">數值 </text:span><text:span text:style-name="T162">↔</text:span><text:span text:style-name="T249"> 存在</text:span>。</text:p>
                    </text:list-item>
                    <text:list-item>
                      <text:p text:style-name="P365"><text:span text:style-name="T249">無窮 </text:span><text:span text:style-name="T162">↔</text:span><text:span text:style-name="T249"> 變化</text:span>。</text:p>
                    </text:list-item>
                  </text:list>
                </text:list-item>
                <text:list-item>
                  <text:p text:style-name="P365">數值、無窮。</text:p>
                  <text:list>
                    <text:list-item>
                      <text:p text:style-name="P365"><text:span text:style-name="T249">數值 </text:span><text:span text:style-name="T162">↔</text:span><text:span text:style-name="T249"> 成熟期</text:span>。</text:p>
                    </text:list-item>
                    <text:list-item>
                      <text:p text:style-name="P363"><text:span text:style-name="T249">無窮 </text:span><text:span text:style-name="T162">↔</text:span><text:span text:style-name="T249"> 成長期、衰亡期</text:span>。</text:p>
                    </text:list-item>
                  </text:list>
                </text:list-item>
                <text:list-item>
                  <text:p text:style-name="P363">數值、無窮。</text:p>
                  <text:list>
                    <text:list-item>
                      <text:p text:style-name="P366"><text:span text:style-name="T249">數值 </text:span><text:span text:style-name="T162">↔</text:span><text:span text:style-name="T249">（某一特定個體 在 某一特定相態的）溫度、重量</text:span>。</text:p>
                    </text:list-item>
                    <text:list-item>
                      <text:p text:style-name="P363"><text:span text:style-name="T249">無窮 </text:span><text:span text:style-name="T162">↔</text:span><text:span text:style-name="T249">（某一特定個體 在 不同相態的）相態轉換、相態轉變</text:span>。</text:p>
                      <text:list>
                        <text:list-item>
                          <text:p text:style-name="P363">相態 的 明顯例子，固態、液態、氣態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1">無窮大 <text:span text:style-name="T162">↔</text:span> 變化（的 過程）、不存在。</text:p>
              <text:list>
                <text:list-item>
                  <text:p text:style-name="P312">無窮小 <text:span text:style-name="T162">↔</text:span> 無窮大的 倒數。</text:p>
                  <text:list>
                    <text:list-item>
                      <text:p text:style-name="P395">無窮<text:span text:style-name="T170">小 </text:span><text:span text:style-name="T162">↔</text:span> <text:span text:style-name="T170">狀態、結構、關係 </text:span>變化<text:span text:style-name="T170">（的 過程）</text:span>。</text:p>
                      <text:list>
                        <text:list-item>
                          <text:p text:style-name="P308">變化 的 明顯例子，產生、消失、湮滅、轉變、轉換。</text:p>
                          <text:list>
                            <text:list-item>
                              <text:p text:style-name="P313">逼近、變成 數值 <text:span text:style-name="T162">↔</text:span>（逐漸）<text:span text:style-name="T255">存在</text:span>。</text:p>
                            </text:list-item>
                            <text:list-item>
                              <text:p text:style-name="P396">從 數值<text:span text:style-name="T170"> 逼近、</text:span>變成 無窮大 <text:span text:style-name="T162">↔</text:span> 第一個<text:span text:style-name="T259">存在</text:span><text:span text:style-name="T170"> </text:span><text:span text:style-name="T175">形成</text:span><text:span text:style-name="T170">、</text:span><text:span text:style-name="T260">變成</text:span><text:span text:style-name="T170"> </text:span><text:span text:style-name="T258">第二個存在</text:span><text:span text:style-name="T174">(</text:span><text:span text:style-name="T173">的 過程)</text:span>。</text:p>
                              <text:list>
                                <text:list-item>
                                  <text:p text:style-name="P314"><text:span text:style-name="T258">形成</text:span> 是 <text:span text:style-name="T258">形成、產生、收斂</text:span>。</text:p>
                                </text:list-item>
                              </text:list>
                            </text:list-item>
                            <text:list-item>
                              <text:p text:style-name="P396">從 數值<text:span text:style-name="T170"> 逼近、</text:span>變成 無窮小 <text:span text:style-name="T162">↔</text:span> 第一個<text:span text:style-name="T259">存在</text:span><text:span text:style-name="T170"> </text:span><text:span text:style-name="T175">消成</text:span><text:span text:style-name="T170">、</text:span><text:span text:style-name="T260">變成</text:span><text:span text:style-name="T170"> </text:span><text:span text:style-name="T258">第二個存在</text:span><text:span text:style-name="T174">(</text:span><text:span text:style-name="T173">的 過程)</text:span>。</text:p>
                              <text:list>
                                <text:list-item>
                                  <text:p text:style-name="P315">消成 是 消散、消失、發散。</text:p>
                                </text:list-item>
                              </text:list>
                            </text:list-item>
                            <text:list-item>
                              <text:p text:style-name="P316">從 無窮大 逼近、變成 數值 <text:span text:style-name="T162">↔</text:span> 第一個存在<text:span text:style-name="T21"> </text:span><text:span text:style-name="T74">消成</text:span>、變成 第二個<text:span text:style-name="T255">存在</text:span><text:span text:style-name="T73">(</text:span><text:span text:style-name="T21">的 過程)</text:span>。</text:p>
                            </text:list-item>
                            <text:list-item>
                              <text:p text:style-name="P396">從 無窮小<text:span text:style-name="T170"> 逼近、</text:span>變成 數值 <text:span text:style-name="T162">↔</text:span> 第一個存在<text:span text:style-name="T170"> </text:span><text:span text:style-name="T175">形成</text:span><text:span text:style-name="T170">、</text:span><text:span text:style-name="T260">變成</text:span> 第二個<text:span text:style-name="T255">存在</text:span><text:span text:style-name="T174">(</text:span><text:span text:style-name="T173">的 過程)</text:span>。</text:p>
                              <text:list>
                                <text:list-item>
                                  <text:p text:style-name="P317">明顯例子<text:span text:style-name="T21">，攝氏</text:span><text:span text:style-name="T71">0度的液態水（逐漸）</text:span><text:span text:style-name="T74">形成、</text:span><text:span text:style-name="T71">變成 攝氏0</text:span><text:span text:style-name="T256">度的固態水</text:span>。</text:p>
                                  <text:list>
                                    <text:list-item>
                                      <text:p text:style-name="P318">液態水的 重量、存在<text:span text:style-name="T71">（逐漸）</text:span><text:span text:style-name="T74">形成、</text:span><text:span text:style-name="T71">變成</text:span><text:span text:style-name="T258"> 固態</text:span>水的 重量、存在<text:span text:style-name="T71">。</text:span></text:p>
                                      <text:list>
                                        <text:list-item>
                                          <text:p text:style-name="P319"><text:span text:style-name="T71">該過程，</text:span>液態水的 重量、存在，數值 →<text:span text:style-name="T257"> </text:span>無窮小<text:span text:style-name="T21"> →</text:span><text:span text:style-name="T72"> 0</text:span><text:span text:style-name="T257">。</text:span></text:p>
                                        </text:list-item>
                                        <text:list-item>
                                          <text:p text:style-name="P320"><text:span text:style-name="T71">該過程，</text:span>固態水的 重量、存在，<text:span text:style-name="T72">0</text:span><text:span text:style-name="T20"> →</text:span><text:span text:style-name="T145"> </text:span>無窮小<text:span text:style-name="T21"> →</text:span><text:span text:style-name="T72"> </text:span><text:span text:style-name="T257">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1">液態水的<text:span text:style-name="T75">(1/</text:span><text:span text:style-name="T21">重量</text:span><text:span text:style-name="T75">)</text:span>、<text:span text:style-name="T21">(存在</text:span><text:span text:style-name="T1">-</text:span><text:span text:style-name="T6">1</text:span><text:span text:style-name="T76">) </text:span><text:span text:style-name="T21">(</text:span><text:span text:style-name="T71">逐漸</text:span><text:span text:style-name="T76">)</text:span><text:span text:style-name="T77">消成</text:span><text:span text:style-name="T258"> 固態</text:span>水的<text:span text:style-name="T75">(1/</text:span><text:span text:style-name="T21">重量</text:span><text:span text:style-name="T75">)</text:span>、<text:span text:style-name="T21">(存在</text:span><text:span text:style-name="T1">-</text:span><text:span text:style-name="T6">1</text:span><text:span text:style-name="T76">)</text:span>。</text:p>
                                      <text:list>
                                        <text:list-item>
                                          <text:p text:style-name="P322"><text:span text:style-name="T71">該過程，</text:span>液態水的 <text:span text:style-name="T75">(1/</text:span><text:span text:style-name="T21">重量</text:span><text:span text:style-name="T75">)</text:span>、<text:span text:style-name="T21">(存在</text:span><text:span text:style-name="T1">-</text:span><text:span text:style-name="T6">1</text:span><text:span text:style-name="T76">)</text:span>，數值 →<text:span text:style-name="T257"> </text:span>無窮大<text:span text:style-name="T257">。</text:span></text:p>
                                        </text:list-item>
                                        <text:list-item>
                                          <text:p text:style-name="P320"><text:span text:style-name="T71">該過程，</text:span>固態水的 <text:span text:style-name="T75">(1/</text:span><text:span text:style-name="T21">重量</text:span><text:span text:style-name="T75">)</text:span>、<text:span text:style-name="T21">(存在</text:span><text:span text:style-name="T1">-</text:span><text:span text:style-name="T6">1</text:span><text:span text:style-name="T76">)</text:span>，無窮大<text:span text:style-name="T21"> →</text:span><text:span text:style-name="T72"> </text:span><text:span text:style-name="T257">數值</text:span>。</text:p>
                                          <text:list>
                                            <text:list-item>
                                              <text:p text:style-name="P323">固態水 開始存在的 瞬間，無窮大 瞬間 坍縮到 某一特定數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0">水分子的（平均）動量 沒有 變化。</text:p>
                                      <text:list>
                                        <text:list-item>
                                          <text:p text:style-name="P397"><text:span text:style-name="T170">動量、</text:span>大小<text:span text:style-name="T170">、溫度 的 存在 </text:span><text:span text:style-name="T163">↔</text:span><text:span text:style-name="T261"> 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20">水分子 之間的 結構、關係 有 變化。</text:p>
                                      <text:list>
                                        <text:list-item>
                                          <text:p text:style-name="P398"><text:span text:style-name="T170">結構、關係、相態 的 </text:span>變化 <text:span text:style-name="T163">↔</text:span><text:span text:style-name="T261"> 無窮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2">數值 <text:span text:style-name="T162">↔</text:span> 存在。</text:p>
                      <text:list>
                        <text:list-item>
                          <text:p text:style-name="P308">數值 的 明顯例子，<text:span text:style-name="T69">1、</text:span><text:span text:style-name="T70">√</text:span><text:span text:style-name="T69">2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24">明顯例子，蠟燭 在 空間座標系，以 同心圓 發射 光。</text:p>
                  <text:list>
                    <text:list-item>
                      <text:p text:style-name="P308">假定，蠟燭、光 的 距離 是<text:span text:style-name="T21"> </text:span><text:span text:style-name="T65">0</text:span>。</text:p>
                      <text:list>
                        <text:list-item>
                          <text:p text:style-name="P325">已知，第<text:span text:style-name="T20">(</text:span><text:span text:style-name="T142">r*</text:span><text:span text:style-name="T20">S)公尺</text:span><text:span text:style-name="T237">的面積、</text:span>第<text:span text:style-name="T20">S公尺</text:span><text:span text:style-name="T237">的面積 的比值 </text:span><text:span text:style-name="T122">= </text:span><text:span text:style-name="T124">距離比值</text:span><text:span text:style-name="T17">2</text:span>。</text:p>
                          <text:list>
                            <text:list-item>
                              <text:p text:style-name="P380">（相關描述在 <text:span text:style-name="T186">世界學</text:span> 文件群的 <text:span text:style-name="T186">平方</text:span>）</text:p>
                            </text:list-item>
                            <text:list-item>
                              <text:p text:style-name="P325">假定<text:span text:style-name="T21">，</text:span><text:span text:style-name="T66">r = 0</text:span><text:span text:style-name="T253">。</text:span></text:p>
                              <text:list>
                                <text:list-item>
                                  <text:p text:style-name="P326">第<text:span text:style-name="T143">0</text:span><text:span text:style-name="T20">公尺</text:span><text:span text:style-name="T237">的 </text:span>面積 是<text:span text:style-name="T21"> </text:span><text:span text:style-name="T66">0</text:span>。</text:p>
                                </text:list-item>
                              </text:list>
                            </text:list-item>
                            <text:list-item>
                              <text:p text:style-name="P326">光 佔據（空間）的 面積 是<text:span text:style-name="T21"> </text:span><text:span text:style-name="T67">0</text:span>。</text:p>
                            </text:list-item>
                          </text:list>
                        </text:list-item>
                        <text:list-item>
                          <text:p text:style-name="P327">已知，<text:span text:style-name="T252">相同面積。</text:span></text:p>
                          <text:list>
                            <text:list-item>
                              <text:p text:style-name="P327">第<text:span text:style-name="T20">(</text:span><text:span text:style-name="T139">r*S</text:span><text:span text:style-name="T20">)公尺</text:span><text:span text:style-name="T237">的粒子群數量、第</text:span><text:span text:style-name="T122">S公尺</text:span><text:span text:style-name="T237">的粒子群數量 的 比值</text:span><text:span text:style-name="T122"> =</text:span><text:span text:style-name="T127">1/</text:span><text:span text:style-name="T124">距離比值</text:span><text:span text:style-name="T17">2</text:span>。</text:p>
                            </text:list-item>
                            <text:list-item>
                              <text:p text:style-name="P328">假定<text:span text:style-name="T21">，</text:span><text:span text:style-name="T66">r = 0</text:span>。</text:p>
                              <text:list>
                                <text:list-item>
                                  <text:p text:style-name="P328">第<text:span text:style-name="T143">0</text:span><text:span text:style-name="T20">公尺</text:span><text:span text:style-name="T237">的 粒子群數量</text:span> 是<text:span text:style-name="T21"> </text:span>無窮大<text:span text:style-name="T17">2</text:span>。</text:p>
                                </text:list-item>
                              </text:list>
                            </text:list-item>
                            <text:list-item>
                              <text:p text:style-name="P329">光的 數量 是 無窮大<text:span text:style-name="T17">2</text:span>。</text:p>
                            </text:list-item>
                          </text:list>
                        </text:list-item>
                        <text:list-item>
                          <text:p text:style-name="P330">光 佔據的面積是零、粒子群數量是<text:span text:style-name="T68">(</text:span><text:span text:style-name="T21">無窮大</text:span><text:span text:style-name="T5">2</text:span><text:span text:style-name="T68">)</text:span><text:span text:style-name="T254"> </text:span><text:span text:style-name="T157">↔</text:span><text:span text:style-name="T144"> </text:span>蠟燭 正在產生 光。</text:p>
                          <text:list>
                            <text:list-item>
                              <text:p text:style-name="P308">光 正在形成。</text:p>
                            </text:list-item>
                            <text:list-item>
                              <text:p text:style-name="P308">假定，光 有 形成。</text:p>
                              <text:list>
                                <text:list-item>
                                  <text:p text:style-name="P331">粒子群數量 是 某一特定數值。</text:p>
                                </text:list-item>
                              </text:list>
                            </text:list-item>
                            <text:list-item>
                              <text:p text:style-name="P331">明顯例子，汽車流水線。</text:p>
                              <text:list>
                                <text:list-item>
                                  <text:p text:style-name="P331">假定，汽車流水線 生產出 汽車，汽車 駕駛出去、擴散出去。</text:p>
                                  <text:list>
                                    <text:list-item>
                                      <text:p text:style-name="P331">駕駛出去 的 明顯例子，汽車司機、電腦 駕駛 汽車 出去。</text:p>
                                    </text:list-item>
                                  </text:list>
                                </text:list-item>
                                <text:list-item>
                                  <text:p text:style-name="P332">汽車流水線 裡面的（假想、潛能、能夠生產的）汽車數量 是 無窮大。</text:p>
                                  <text:list>
                                    <text:list-item>
                                      <text:p text:style-name="P333">潛能 是（亞里斯多德 認定的）潛能。</text:p>
                                    </text:list-item>
                                    <text:list-item>
                                      <text:p text:style-name="P333">汽車流水線（只）擁有 未完成的汽車。</text:p>
                                      <text:list>
                                        <text:list-item>
                                          <text:p text:style-name="P333">離開 汽車流水線的 汽車，才算是 完成的汽車。</text:p>
                                          <text:list>
                                            <text:list-item>
                                              <text:p text:style-name="P399">完整的汽車<text:span text:style-name="T170">、成品</text:span> 是 組裝完畢的 汽車。</text:p>
                                            </text:list-item>
                                            <text:list-item>
                                              <text:p text:style-name="P399">完成的汽車<text:span text:style-name="T170">、用品</text:span> 是 正式運行的 汽車。</text:p>
                                            </text:list-item>
                                            <text:list-item>
                                              <text:p text:style-name="P334">明顯例子，手機流水線的 手機 是 未完成的手機、半成品、材料。</text:p>
                                            </text:list-item>
                                            <text:list-item>
                                              <text:p text:style-name="P333">明顯例子，手機行的手機 是 完整的手機、未使用的手機。</text:p>
                                            </text:list-item>
                                            <text:list-item>
                                              <text:p text:style-name="P335">明顯例子，使用者的手機 是 完成的手機、使用中的手機。</text:p>
                                            </text:list-item>
                                            <text:list-item>
                                              <text:p text:style-name="P335">離開 的 明顯例子，被汽車司機駕駛離開、汽車自己自動駕駛離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35">完成的汽車 不一定是 完整的汽車。</text:p>
                                          <text:list>
                                            <text:list-item>
                                              <text:p text:style-name="P335">明顯例子，（已經在道路上跑的）少裝方向燈的汽車。</text:p>
                                            </text:list-item>
                                            <text:list-item>
                                              <text:p text:style-name="P336">明顯例子，（已經在道路上跑的）方向燈損毀的汽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7">汽車流水線 裡面的（假想、潛能、能夠生產的）汽車密度 是 無窮大。</text:p>
                                    </text:list-item>
                                  </text:list>
                                </text:list-item>
                                <text:list-item>
                                  <text:p text:style-name="P331">汽車流水線 裡面的（真實、實現、當下擁有的）汽車數量 是<text:span text:style-name="T21"> </text:span><text:span text:style-name="T78">0</text:span>。</text:p>
                                  <text:list>
                                    <text:list-item>
                                      <text:p text:style-name="P333">實現 是（亞里斯多德 認定的）實現。</text:p>
                                    </text:list-item>
                                    <text:list-item>
                                      <text:p text:style-name="P338">汽車流水線 裡面的（真實、實現、當下擁有的）汽車密度 是<text:span text:style-name="T21"> </text:span><text:span text:style-name="T79">0</text:span>。</text:p>
                                    </text:list-item>
                                    <text:list-item>
                                      <text:p text:style-name="P339">在 汽車流水線 裡面。</text:p>
                                      <text:list>
                                        <text:list-item>
                                          <text:p text:style-name="P339">汽車 正在（被 汽車流水線、工人、機械手臂）生產、產生、形成。</text:p>
                                        </text:list-item>
                                        <text:list-item>
                                          <text:p text:style-name="P340">塑膠、金屬、材料（逐漸）<text:span text:style-name="T258">形成、產生、收斂、塑形、改造 成 汽車</text:span>。</text:p>
                                          <text:list>
                                            <text:list-item>
                                              <text:p text:style-name="P340">明顯例子，攝氏<text:span text:style-name="T146">0</text:span><text:span text:style-name="T263">度的</text:span>液態水（逐漸）形成 攝氏<text:span text:style-name="T20">0</text:span>度的固態水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39">在 汽車流水線 外面。</text:p>
                                  <text:list>
                                    <text:list-item>
                                      <text:p text:style-name="P339">汽車（持續、源源不斷）出來。</text:p>
                                    </text:list-item>
                                  </text:list>
                                </text:list-item>
                                <text:list-item>
                                  <text:p text:style-name="P339">汽車 <text:span text:style-name="T164">↔</text:span><text:span text:style-name="T262"> 光</text:span>。</text:p>
                                  <text:list>
                                    <text:list-item>
                                      <text:p text:style-name="P341">（汽車流水線的）生產（汽車）過程 <text:span text:style-name="T164">↔</text:span><text:span text:style-name="T262">（蠟燭 燃燒中心的）燃燒</text:span>。</text:p>
                                    </text:list-item>
                                    <text:list-item>
                                      <text:p text:style-name="P400"><text:span text:style-name="T173">(汽車流水線的)</text:span><text:span text:style-name="T21">假想</text:span><text:span text:style-name="T173">（、潛能、</text:span><text:span text:style-name="T170">能夠生產的</text:span><text:span text:style-name="T173">）</text:span><text:span text:style-name="T170">汽車</text:span>密度 是 無窮大<text:span text:style-name="T170"> </text:span><text:span text:style-name="T178">↔</text:span><text:span text:style-name="T262">。</text:span></text:p>
                                      <text:list>
                                        <text:list-item>
                                          <text:p text:style-name="P342"><text:span text:style-name="T262">（蠟燭 燃燒中心的）</text:span><text:span text:style-name="T21">假想（、潛能、</text:span>能夠生產的<text:span text:style-name="T21">）</text:span><text:span text:style-name="T262">光密度 是 無窮大</text:span>。</text:p>
                                          <text:list>
                                            <text:list-item>
                                              <text:p text:style-name="P343"><text:span text:style-name="T21">假想</text:span>汽車密度 是 汽車流水線 裡面<text:span text:style-name="T21">的</text:span><text:span text:style-name="T262">（</text:span><text:span text:style-name="T21">假想、潛能</text:span><text:span text:style-name="T262">）</text:span>汽車密度。</text:p>
                                            </text:list-item>
                                            <text:list-item>
                                              <text:p text:style-name="P344"><text:span text:style-name="T21">假想</text:span>光密度 是<text:span text:style-name="T262">（蠟燭）燃燒中心 </text:span>裡面的<text:span text:style-name="T262">（</text:span><text:span text:style-name="T21">假想、潛能</text:span><text:span text:style-name="T262">）</text:span>光密度。</text:p>
                                            </text:list-item>
                                            <text:list-item>
                                              <text:p text:style-name="P345">假定 材料 沒有 輸入 →<text:span text:style-name="T265"> 隨著</text:span><text:span text:style-name="T82">(持續)</text:span><text:span text:style-name="T265">生產 材料密度</text:span><text:span text:style-name="T82">(持續)</text:span><text:span text:style-name="T265">下降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01"><text:span text:style-name="T179">（</text:span><text:span text:style-name="T173">汽車流水線的</text:span><text:span text:style-name="T179">）</text:span><text:span text:style-name="T21">真實</text:span><text:span text:style-name="T179">（</text:span><text:span text:style-name="T170">、實現、當下擁有的）汽車</text:span>密度 是<text:span text:style-name="T21"> </text:span><text:span text:style-name="T80">0</text:span><text:span text:style-name="T172"> </text:span><text:span text:style-name="T180">↔</text:span><text:span text:style-name="T262">。</text:span></text:p>
                                      <text:list>
                                        <text:list-item>
                                          <text:p text:style-name="P346"><text:span text:style-name="T262">（蠟燭）燃燒中心的 </text:span><text:span text:style-name="T21">真實</text:span><text:span text:style-name="T262">（</text:span>、實現、當下擁有的）<text:span text:style-name="T262">光密度</text:span> 是<text:span text:style-name="T21"> </text:span><text:span text:style-name="T80">0</text:span>。</text:p>
                                          <text:list>
                                            <text:list-item>
                                              <text:p text:style-name="P344"><text:span text:style-name="T21">真實</text:span>汽車密度 是 汽車流水線 裡面的<text:span text:style-name="T262">（</text:span><text:span text:style-name="T21">真實、實現</text:span><text:span text:style-name="T262">）</text:span>汽車密度。</text:p>
                                            </text:list-item>
                                            <text:list-item>
                                              <text:p text:style-name="P344"><text:span text:style-name="T21">真實</text:span>光密度 <text:span text:style-name="T21">是</text:span><text:span text:style-name="T262">（</text:span><text:span text:style-name="T81">蠟燭</text:span><text:span text:style-name="T262">）燃燒中心 </text:span>裡面的<text:span text:style-name="T262">（</text:span><text:span text:style-name="T21">真實、實現</text:span><text:span text:style-name="T262">）</text:span>光密度。</text:p>
                                            </text:list-item>
                                            <text:list-item>
                                              <text:p text:style-name="P344">在 汽車流水線 裡面，材料、半成品（逐漸）變成 成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7">假定，材料 沒有 輸入到、物流到 汽車流水線。</text:p>
                                      <text:list>
                                        <text:list-item>
                                          <text:p text:style-name="P348">假定，汽車流水線 運作。</text:p>
                                          <text:list>
                                            <text:list-item>
                                              <text:p text:style-name="P348">汽車 生產過程，材料的 數量（持續）下降。</text:p>
                                            </text:list-item>
                                            <text:list-item>
                                              <text:p text:style-name="P349">汽車 生產過程，半成品 的（真實、實現）數量（<text:span text:style-name="T21">持續</text:span>）上升。</text:p>
                                            </text:list-item>
                                            <text:list-item>
                                              <text:p text:style-name="P349">汽車 生產過程，成品 的（真實、實現）數量（<text:span text:style-name="T21">持續</text:span>）上升。</text:p>
                                            </text:list-item>
                                            <text:list-item>
                                              <text:p text:style-name="P402"><text:span text:style-name="T170">汽車流水線的（</text:span>假想<text:span text:style-name="T170">、潛能）完成的汽車</text:span>數量<text:span text:style-name="T170">（仍然）</text:span>是 無限大。</text:p>
                                            </text:list-item>
                                            <text:list-item>
                                              <text:p text:style-name="P402"><text:span text:style-name="T170">汽車流水線的（</text:span>真實<text:span text:style-name="T170">、實現）完成的汽車</text:span>數量<text:span text:style-name="T170">（仍然）</text:span>是<text:span text:style-name="T21"> </text:span><text:span text:style-name="T8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50">假定，汽車流水線 沒有運作。</text:p>
                                          <text:list>
                                            <text:list-item>
                                              <text:p text:style-name="P350">汽車 生產過程，材料的 數量 沒有變化。</text:p>
                                            </text:list-item>
                                            <text:list-item>
                                              <text:p text:style-name="P350">汽車 生產過程，半成品 的（真實、實現）數量 沒有變化。</text:p>
                                            </text:list-item>
                                            <text:list-item>
                                              <text:p text:style-name="P351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352">汽車流水線的（假想、潛能）完成的汽車數量（仍然）是 <text:span text:style-name="T83">0</text:span>。</text:p>
                                            </text:list-item>
                                            <text:list-item>
                                              <text:p text:style-name="P350">汽車流水線的（真實、實現）完成的汽車數量（仍然）是<text:span text:style-name="T21"> </text:span><text:span text:style-name="T8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53">汽車流水線 <text:span text:style-name="T158">↔</text:span><text:span text:style-name="T264">（</text:span><text:span text:style-name="T81">蠟燭</text:span><text:span text:style-name="T262">）</text:span>燃燒中心。</text:p>
                                          <text:list>
                                            <text:list-item>
                                              <text:p text:style-name="P354">汽車 <text:span text:style-name="T158">↔</text:span><text:span text:style-name="T264"> </text:span>光。</text:p>
                                            </text:list-item>
                                            <text:list-item>
                                              <text:p text:style-name="P355">數量 <text:span text:style-name="T158">↔</text:span><text:span text:style-name="T264"> 光、粒子群 的 數量、密度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4">假定，材料 有 輸入到、物流到 汽車流水線。</text:p>
                                      <text:list>
                                        <text:list-item>
                                          <text:p text:style-name="P354">假定，汽車流水線 運作。</text:p>
                                          <text:list>
                                            <text:list-item>
                                              <text:p text:style-name="P354">汽車 生產過程，材料的 數量 有機率（持續）上升。</text:p>
                                            </text:list-item>
                                            <text:list-item>
                                              <text:p text:style-name="P354">汽車 生產過程，半成品 的（實現）數量（持續）上升。</text:p>
                                            </text:list-item>
                                            <text:list-item>
                                              <text:p text:style-name="P356">汽車 生產過程，成品 的（真實、實現）數量（<text:span text:style-name="T21">持續</text:span>）上升。</text:p>
                                            </text:list-item>
                                            <text:list-item>
                                              <text:p text:style-name="P356">汽車流水線的（假想、潛能）完成的汽車數量（仍然）是 無限大。</text:p>
                                            </text:list-item>
                                            <text:list-item>
                                              <text:p text:style-name="P354">汽車流水線的（真實、實現）完成的汽車數量（仍然）是<text:span text:style-name="T21"> </text:span><text:span text:style-name="T8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54">假定，汽車流水線 沒有運作。</text:p>
                                          <text:list>
                                            <text:list-item>
                                              <text:p text:style-name="P357">汽車 生產過程，材料的 數量（持續）上升。</text:p>
                                            </text:list-item>
                                            <text:list-item>
                                              <text:p text:style-name="P356">汽車 生產過程，半成品 的（實現）數量 沒有變化。</text:p>
                                            </text:list-item>
                                            <text:list-item>
                                              <text:p text:style-name="P356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356">汽車流水線的（假想、潛能）完成的汽車數量（仍然）是 <text:span text:style-name="T83">0</text:span>。</text:p>
                                            </text:list-item>
                                            <text:list-item>
                                              <text:p text:style-name="P356">汽車流水線的（真實、實現）完成的汽車數量（仍然）是<text:span text:style-name="T21"> </text:span><text:span text:style-name="T83">0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5T11:15:46.841000000</dc:date>
    <meta:editing-duration>P25DT8H22M27S</meta:editing-duration>
    <meta:editing-cycles>19498</meta:editing-cycles>
    <meta:document-statistic meta:table-count="0" meta:image-count="0" meta:object-count="0" meta:page-count="1" meta:paragraph-count="775" meta:word-count="18178" meta:character-count="21480" meta:non-whitespace-character-count="19323"/>
  </office:meta>
</office:document-meta>
</file>